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pple-system" svg:font-family="-apple-system"/>
    <style:font-face style:name="Roboto" svg:font-family="Roboto"/>
    <style:font-face style:name="&quot;Open Sans&quot;" svg:font-family="&quot;&quot;Open Sans&quot;&quot;"/>
    <style:font-face style:name="Inconsolata" svg:font-family="Inconsolata"/>
    <style:font-face style:name="Helvetica" svg:font-family="Helvetica"/>
    <style:font-face style:name="-webkit-standard" svg:font-family="-webkit-standard"/>
  </office:font-face-decls>
  <office:automatic-styles>
    <style:style style:name="ce1" style:family="table-cell" style:parent-style-name="Default" style:data-style-name="N0"/>
    <style:style style:name="ce2" style:family="table-cell" style:parent-style-name="Default" style:data-style-name="N0">
      <style:text-properties fo:color="#000000" fo:font-size="12pt" style:font-size-asian="12pt" style:font-size-complex="12pt" style:font-family-generic="swiss"/>
    </style:style>
    <style:style style:name="ce3" style:family="table-cell" style:parent-style-name="Default" style:data-style-name="N0">
      <style:table-cell-properties style:vertical-align="automatic"/>
      <style:text-properties fo:color="#24292E" style:font-name="-apple-system" style:font-name-asian="-apple-system" style:font-name-complex="-apple-system" fo:font-size="12pt" style:font-size-asian="12pt" style:font-size-complex="12pt"/>
    </style:style>
    <style:style style:name="ce4" style:family="table-cell" style:parent-style-name="Default" style:data-style-name="N0">
      <style:table-cell-properties style:vertical-align="top" fo:wrap-option="wrap"/>
      <style:text-properties fo:font-size="12pt" style:font-size-asian="12pt" style:font-size-complex="12pt" fo:font-weight="bold" style:font-weight-asian="bold" style:font-weight-complex="bold" style:font-family-generic="swiss"/>
    </style:style>
    <style:style style:name="ce5" style:family="table-cell" style:parent-style-name="Default" style:data-style-name="N0">
      <style:table-cell-properties style:vertical-align="top" fo:wrap-option="wrap"/>
      <style:text-properties fo:color="#000000" style:font-family-generic="swiss"/>
    </style:style>
    <style:style style:name="ce6"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style>
    <style:style style:name="ce7" style:family="table-cell" style:parent-style-name="Default" style:data-style-name="N0">
      <style:table-cell-properties fo:border-top="thin solid #000000" fo:border-bottom="none" fo:border-left="thin solid #000000" fo:border-right="thin solid #000000" style:vertical-align="top" fo:wrap-option="wrap"/>
    </style:style>
    <style:style style:name="ce8" style:family="table-cell" style:parent-style-name="Default" style:data-style-name="N0">
      <style:table-cell-properties fo:border-top="thin solid #000000" fo:border-bottom="none" fo:border-left="thin solid #000000" fo:border-right="thin solid #000000" style:vertical-align="top" fo:wrap-option="wrap"/>
      <style:text-properties fo:color="#4F81BD" style:font-family-generic="swiss"/>
    </style:style>
    <style:style style:name="ce9" style:family="table-cell" style:parent-style-name="Default" style:data-style-name="N0">
      <style:table-cell-properties fo:border="thin solid #000000" style:vertical-align="top" fo:wrap-option="wrap"/>
      <style:text-properties fo:color="#4F81BD" style:font-family-generic="swiss"/>
    </style:style>
    <style:style style:name="ce10" style:family="table-cell" style:parent-style-name="Default" style:data-style-name="N0">
      <style:table-cell-properties style:vertical-align="automatic" fo:wrap-option="wrap"/>
    </style:style>
    <style:style style:name="ce11" style:family="table-cell" style:parent-style-name="Default" style:data-style-name="N0">
      <style:table-cell-properties fo:border-top="thin solid #000000" fo:border-bottom="none" fo:border-left="none" fo:border-right="thin solid #000000" style:vertical-align="top" fo:wrap-option="wrap" style:repeat-content="false"/>
      <style:paragraph-properties fo:text-align="start" fo:margin-left="0cm"/>
    </style:style>
    <style:style style:name="ce12" style:family="table-cell" style:parent-style-name="Default" style:data-style-name="N0">
      <style:table-cell-properties fo:border-top="thin solid #000000" fo:border-bottom="none" fo:border-left="none" fo:border-right="thin solid #000000" style:vertical-align="top" fo:wrap-option="wrap"/>
      <style:text-properties fo:color="#4F81BD" style:font-family-generic="swiss"/>
    </style:style>
    <style:style style:name="ce13" style:family="table-cell" style:parent-style-name="Default" style:data-style-name="N0">
      <style:table-cell-properties fo:border-top="thin solid #000000" fo:border-bottom="none" fo:border-left="thin solid #000000" fo:border-right="thin solid #000000" style:vertical-align="top" fo:wrap-option="wrap"/>
      <style:text-properties fo:color="#000000" style:font-family-generic="swiss"/>
    </style:style>
    <style:style style:name="ce14" style:family="table-cell" style:parent-style-name="Default" style:data-style-name="N0">
      <style:table-cell-properties fo:border-top="none" fo:border-bottom="none" fo:border-left="thin solid #000000" fo:border-right="thin solid #000000" style:vertical-align="top" fo:wrap-option="wrap" style:repeat-content="false"/>
      <style:paragraph-properties fo:text-align="start" fo:margin-left="0cm"/>
    </style:style>
    <style:style style:name="ce15" style:family="table-cell" style:parent-style-name="Default" style:data-style-name="N0">
      <style:table-cell-properties fo:border-top="none" fo:border-bottom="none" fo:border-left="none" fo:border-right="thin solid #000000" style:vertical-align="top" fo:wrap-option="wrap" style:repeat-content="false"/>
      <style:paragraph-properties fo:text-align="start" fo:margin-left="0cm"/>
    </style:style>
    <style:style style:name="ce16" style:family="table-cell" style:parent-style-name="Default" style:data-style-name="N0">
      <style:table-cell-properties fo:border-top="none" fo:border-bottom="none" fo:border-left="none" fo:border-right="thin solid #000000" style:vertical-align="top" fo:wrap-option="wrap"/>
      <style:text-properties fo:color="#4F81BD" style:font-family-generic="swiss"/>
    </style:style>
    <style:style style:name="ce17" style:family="table-cell" style:parent-style-name="Default" style:data-style-name="N0">
      <style:table-cell-properties fo:border-top="none" fo:border-bottom="none" fo:border-left="thin solid #000000" fo:border-right="thin solid #000000" style:vertical-align="top" fo:wrap-option="wrap"/>
      <style:text-properties fo:color="#000000" style:font-family-generic="swiss"/>
    </style:style>
    <style:style style:name="ce18" style:family="table-cell" style:parent-style-name="Default" style:data-style-name="N0">
      <style:table-cell-properties fo:border-top="none" fo:border-bottom="thin solid #000000" fo:border-left="thin solid #000000" fo:border-right="thin solid #000000" style:vertical-align="top" fo:wrap-option="wrap"/>
      <style:text-properties fo:color="#000000" style:font-family-generic="swiss"/>
    </style:style>
    <style:style style:name="ce19" style:family="table-cell" style:parent-style-name="Default" style:data-style-name="N0">
      <style:table-cell-properties style:vertical-align="top" fo:wrap-option="wrap"/>
    </style:style>
    <style:style style:name="ce20" style:family="table-cell" style:parent-style-name="Default" style:data-style-name="N0">
      <style:table-cell-properties style:vertical-align="top" fo:wrap-option="wrap"/>
      <style:text-properties fo:color="#000000" fo:font-weight="bold" style:font-weight-asian="bold" style:font-weight-complex="bold" style:font-family-generic="swiss"/>
    </style:style>
    <style:style style:name="ce21" style:family="table-cell" style:parent-style-name="Default" style:data-style-name="N0">
      <style:table-cell-properties style:vertical-align="top" fo:wrap-option="wrap"/>
      <style:text-properties fo:color="#000000" style:font-family-generic="swiss"/>
    </style:style>
    <style:style style:name="ce22" style:family="table-cell" style:parent-style-name="Default" style:data-style-name="N0">
      <style:table-cell-properties style:vertical-align="top" fo:wrap-option="wrap" fo:background-color="#FFFFFF"/>
      <style:text-properties fo:color="#000000" style:font-family-generic="swiss"/>
    </style:style>
    <style:style style:name="ce23" style:family="table-cell" style:parent-style-name="Default" style:data-style-name="N0">
      <style:table-cell-properties fo:border-top="none" fo:border-bottom="thin solid #000000" fo:border-left="thin solid #000000" fo:border-right="thin solid #000000" style:vertical-align="top" fo:wrap-option="wrap" style:repeat-content="false"/>
      <style:paragraph-properties fo:text-align="start" fo:margin-left="0cm"/>
    </style:style>
    <style:style style:name="ce24" style:family="table-cell" style:parent-style-name="Default" style:data-style-name="N0">
      <style:table-cell-properties fo:border-top="none" fo:border-bottom="thin solid #000000" fo:border-left="none" fo:border-right="thin solid #000000" style:vertical-align="top" fo:wrap-option="wrap"/>
      <style:text-properties fo:color="#4F81BD" style:font-family-generic="swiss"/>
    </style:style>
    <style:style style:name="ce25" style:family="table-cell" style:parent-style-name="Default" style:data-style-name="N0">
      <style:table-cell-properties fo:border-top="none" fo:border-bottom="thin solid #000000" fo:border-left="none" fo:border-right="thin solid #000000" style:vertical-align="top" fo:wrap-option="wrap" style:repeat-content="false"/>
      <style:paragraph-properties fo:text-align="start" fo:margin-left="0cm"/>
    </style:style>
    <style:style style:name="ce26" style:family="table-cell" style:parent-style-name="Default" style:data-style-name="N0">
      <style:table-cell-properties fo:border="thin solid #000000" style:vertical-align="top" fo:wrap-option="wrap" style:repeat-content="false"/>
      <style:paragraph-properties fo:text-align="start" fo:margin-left="0cm"/>
    </style:style>
    <style:style style:name="ce27" style:family="table-cell" style:parent-style-name="Default" style:data-style-name="N0">
      <style:table-cell-properties fo:border="thin solid #000000" style:vertical-align="top" fo:wrap-option="wrap" style:repeat-content="false"/>
      <style:paragraph-properties fo:text-align="start" fo:margin-left="0cm"/>
      <style:text-properties fo:font-weight="bold" style:font-weight-asian="bold" style:font-weight-complex="bold" style:font-family-generic="swiss"/>
    </style:style>
    <style:style style:name="ce28" style:family="table-cell" style:parent-style-name="Default" style:data-style-name="N0">
      <style:table-cell-properties fo:border="thin solid #000000" style:vertical-align="top" fo:wrap-option="wrap"/>
      <style:text-properties fo:font-weight="bold" style:font-weight-asian="bold" style:font-weight-complex="bold" style:font-family-generic="swiss"/>
    </style:style>
    <style:style style:name="ce29" style:family="table-cell" style:parent-style-name="Default" style:data-style-name="N0">
      <style:table-cell-properties fo:border="thin solid #000000" style:vertical-align="top" fo:wrap-option="wrap" style:repeat-content="false"/>
      <style:paragraph-properties fo:text-align="start" fo:margin-left="0cm"/>
      <style:text-properties fo:color="#000000" style:font-family-generic="swiss"/>
    </style:style>
    <style:style style:name="ce30" style:family="table-cell" style:parent-style-name="Default" style:data-style-name="N0">
      <style:table-cell-properties fo:border="thin solid #000000" style:vertical-align="top" fo:wrap-option="wrap"/>
    </style:style>
    <style:style style:name="ce31" style:family="table-cell" style:parent-style-name="Default" style:data-style-name="N0">
      <style:table-cell-properties fo:border="thin solid #000000" style:vertical-align="top" fo:wrap-option="wrap" style:repeat-content="false"/>
      <style:paragraph-properties fo:text-align="start" fo:margin-left="0cm"/>
    </style:style>
    <style:style style:name="ce32" style:family="table-cell" style:parent-style-name="Default" style:data-style-name="N0">
      <style:table-cell-properties fo:border-top="none" fo:border-bottom="none" fo:border-left="thin solid #000000" fo:border-right="none" style:vertical-align="top" fo:wrap-option="wrap"/>
    </style:style>
    <style:style style:name="ce33" style:family="table-cell" style:parent-style-name="Default" style:data-style-name="N0">
      <style:table-cell-properties fo:border-top="thin solid #000000" fo:border-bottom="thin solid #000000" fo:border-left="thin solid #000000" fo:border-right="none" style:vertical-align="top" fo:wrap-option="wrap"/>
      <style:text-properties fo:color="#0000FF" style:font-family-generic="swiss"/>
    </style:style>
    <style:style style:name="ce34" style:family="table-cell" style:parent-style-name="Default" style:data-style-name="N0">
      <style:table-cell-properties fo:border="thin solid #000000" style:vertical-align="top" fo:wrap-option="wrap" fo:background-color="#FFFFFF"/>
    </style:style>
    <style:style style:name="ce35" style:family="table-cell" style:parent-style-name="Default" style:data-style-name="N0">
      <style:table-cell-properties fo:border-top="none" fo:border-bottom="none" fo:border-left="thin solid #000000" fo:border-right="none" style:vertical-align="top" fo:wrap-option="wrap"/>
    </style:style>
    <style:style style:name="ce36" style:family="table-cell" style:parent-style-name="Default" style:data-style-name="N0">
      <style:table-cell-properties style:vertical-align="top"/>
    </style:style>
    <style:style style:name="ce37" style:family="table-cell" style:parent-style-name="Default" style:data-style-name="N0">
      <style:table-cell-properties style:vertical-align="top" fo:wrap-option="wrap" style:repeat-content="false"/>
      <style:paragraph-properties fo:text-align="start" fo:margin-left="0cm"/>
      <style:text-properties fo:color="#000000" style:font-family-generic="swiss"/>
    </style:style>
    <style:style style:name="ce38" style:family="table-cell" style:parent-style-name="Default" style:data-style-name="N0">
      <style:table-cell-properties fo:border="thin solid #000000" style:vertical-align="top" fo:wrap-option="wrap"/>
      <style:text-properties fo:color="#4472C4" style:font-family-generic="swiss"/>
    </style:style>
    <style:style style:name="ce39" style:family="table-cell" style:parent-style-name="Default" style:data-style-name="N0">
      <style:table-cell-properties fo:border="thin solid #000000" style:vertical-align="top" fo:wrap-option="wrap" fo:background-color="#FFFFFF" style:repeat-content="false"/>
      <style:paragraph-properties fo:text-align="start" fo:margin-left="0cm"/>
    </style:style>
    <style:style style:name="ce40" style:family="table-cell" style:parent-style-name="Default" style:data-style-name="N0">
      <style:table-cell-properties style:vertical-align="top" fo:wrap-option="wrap" style:repeat-content="false"/>
      <style:paragraph-properties fo:text-align="start" fo:margin-left="0cm"/>
      <style:text-properties fo:color="#000000" fo:font-weight="bold" style:font-weight-asian="bold" style:font-weight-complex="bold" style:font-family-generic="swiss"/>
    </style:style>
    <style:style style:name="ce41" style:family="table-cell" style:parent-style-name="Default" style:data-style-name="N0">
      <style:table-cell-properties fo:border="thin solid #000000" style:vertical-align="top" fo:wrap-option="wrap"/>
    </style:style>
    <style:style style:name="ce42" style:family="table-cell" style:parent-style-name="Default" style:data-style-name="N0">
      <style:table-cell-properties style:vertical-align="top" fo:wrap-option="wrap" style:repeat-content="false"/>
      <style:paragraph-properties fo:text-align="start" fo:margin-left="0cm"/>
      <style:text-properties fo:color="#333333"/>
    </style:style>
    <style:style style:name="ce43" style:family="table-cell" style:parent-style-name="Default" style:data-style-name="N0">
      <style:table-cell-properties style:vertical-align="top" fo:wrap-option="wrap" fo:background-color="#FFFFFF" style:repeat-content="false"/>
      <style:paragraph-properties fo:text-align="start" fo:margin-left="0cm"/>
    </style:style>
    <style:style style:name="ce44" style:family="table-cell" style:parent-style-name="Default" style:data-style-name="N0">
      <style:table-cell-properties fo:border="thin solid #000000" style:vertical-align="automatic" fo:wrap-option="wrap" style:repeat-content="false"/>
      <style:paragraph-properties fo:text-align="start" fo:margin-left="0cm"/>
      <style:text-properties fo:color="#000000" style:font-family-generic="swiss"/>
    </style:style>
    <style:style style:name="ce45" style:family="table-cell" style:parent-style-name="Default" style:data-style-name="N0">
      <style:table-cell-properties fo:border="thin solid #000000" style:vertical-align="automatic" fo:wrap-option="wrap"/>
      <style:text-properties fo:color="#000000" style:font-family-generic="swiss"/>
    </style:style>
    <style:style style:name="ce46" style:family="table-cell" style:parent-style-name="Default" style:data-style-name="N0">
      <style:table-cell-properties style:vertical-align="automatic" fo:wrap-option="wrap"/>
      <style:text-properties fo:font-weight="bold" style:font-weight-asian="bold" style:font-weight-complex="bold" style:font-family-generic="swiss"/>
    </style:style>
    <style:style style:name="ce47" style:family="table-cell" style:parent-style-name="Default" style:data-style-name="N0">
      <style:table-cell-properties fo:border="thin solid #000000" style:vertical-align="automatic"/>
      <style:text-properties fo:color="#000000" fo:font-weight="bold" style:font-weight-asian="bold" style:font-weight-complex="bold" style:font-family-generic="swiss"/>
    </style:style>
    <style:style style:name="ce48" style:family="table-cell" style:parent-style-name="Default" style:data-style-name="N0">
      <style:table-cell-properties fo:border="thin solid #000000" style:vertical-align="automatic" fo:wrap-option="wrap"/>
      <style:text-properties fo:color="#000000" fo:font-weight="bold" style:font-weight-asian="bold" style:font-weight-complex="bold" style:font-family-generic="swiss"/>
    </style:style>
    <style:style style:name="ce49" style:family="table-cell" style:parent-style-name="Default" style:data-style-name="N0">
      <style:table-cell-properties fo:border-top="none" fo:border-bottom="none" fo:border-left="thin solid #000000" fo:border-right="thin solid #000000" style:vertical-align="automatic"/>
      <style:text-properties fo:color="#1E531D" fo:font-size="11pt" style:font-size-asian="11pt" style:font-size-complex="11pt" style:text-underline-style="solid" style:text-underline-type="single" style:font-family-generic="swiss"/>
    </style:style>
    <style:style style:name="ce50" style:family="table-cell" style:parent-style-name="Default" style:data-style-name="N0">
      <style:table-cell-properties fo:border-top="none" fo:border-bottom="none" fo:border-left="none" fo:border-right="thin solid #000000" style:vertical-align="automatic" fo:background-color="#FFFFFF"/>
      <style:text-properties style:font-name="Roboto" style:font-name-asian="Roboto" style:font-name-complex="Roboto"/>
    </style:style>
    <style:style style:name="ce51" style:family="table-cell" style:parent-style-name="Default" style:data-style-name="N0">
      <style:table-cell-properties fo:border-top="none" fo:border-bottom="none" fo:border-left="thin solid #000000" fo:border-right="thin solid #000000"/>
      <style:text-properties fo:color="#000000" style:font-family-generic="swiss"/>
    </style:style>
    <style:style style:name="ce52" style:family="table-cell" style:parent-style-name="Default" style:data-style-name="N0">
      <style:table-cell-properties style:vertical-align="automatic" fo:background-color="#4F81BD"/>
      <style:text-properties fo:color="#000000" style:font-family-generic="swiss"/>
    </style:style>
    <style:style style:name="ce53" style:family="table-cell" style:parent-style-name="Default" style:data-style-name="N0">
      <style:table-cell-properties fo:border-top="none" fo:border-bottom="none" fo:border-left="thin solid #000000" fo:border-right="thin solid #000000" style:vertical-align="automatic"/>
      <style:text-properties fo:color="#000000" style:font-family-generic="swiss"/>
    </style:style>
    <style:style style:name="ce54" style:family="table-cell" style:parent-style-name="Default" style:data-style-name="N0">
      <style:table-cell-properties style:vertical-align="automatic" fo:background-color="#FCE8B2"/>
      <style:text-properties fo:color="#000000" style:font-family-generic="swiss"/>
    </style:style>
    <style:style style:name="ce55" style:family="table-cell" style:parent-style-name="Default" style:data-style-name="N0">
      <style:table-cell-properties fo:border-top="none" fo:border-bottom="none" fo:border-left="thin solid #000000" fo:border-right="thin solid #000000" style:vertical-align="automatic" fo:background-color="#FCE8B2"/>
      <style:text-properties fo:color="#000000" style:font-family-generic="swiss"/>
    </style:style>
    <style:style style:name="ce56" style:family="table-cell" style:parent-style-name="Default" style:data-style-name="N0">
      <style:table-cell-properties fo:border-top="thin solid #000000" fo:border-bottom="none" fo:border-left="thin solid #000000" fo:border-right="thin solid #000000"/>
      <style:text-properties fo:color="#000000" style:font-family-generic="swiss"/>
    </style:style>
    <style:style style:name="ce57" style:family="table-cell" style:parent-style-name="Default" style:data-style-name="N0">
      <style:table-cell-properties fo:border-top="thin solid #000000" fo:border-bottom="none" fo:border-left="thin solid #000000" fo:border-right="thin solid #000000" style:vertical-align="automatic"/>
      <style:text-properties fo:color="#000000" style:font-family-generic="swiss"/>
    </style:style>
    <style:style style:name="ce58" style:family="table-cell" style:parent-style-name="Default" style:data-style-name="N0">
      <style:table-cell-properties style:vertical-align="automatic"/>
      <style:text-properties style:font-name="Roboto" style:font-name-asian="Roboto" style:font-name-complex="Roboto"/>
    </style:style>
    <style:style style:name="ce59" style:family="table-cell" style:parent-style-name="Default" style:data-style-name="N0">
      <style:table-cell-properties fo:border-top="none" fo:border-bottom="none" fo:border-left="none" fo:border-right="thin solid #000000" style:vertical-align="automatic" style:repeat-content="false"/>
      <style:paragraph-properties fo:text-align="center"/>
      <style:text-properties fo:color="#000000" style:font-family-generic="swiss"/>
    </style:style>
    <style:style style:name="ce60" style:family="table-cell" style:parent-style-name="Default" style:data-style-name="N0">
      <style:table-cell-properties style:vertical-align="automatic" fo:background-color="#FFFFFF"/>
      <style:text-properties style:font-name="Roboto" style:font-name-asian="Roboto" style:font-name-complex="Roboto"/>
    </style:style>
    <style:style style:name="ce61" style:family="table-cell" style:parent-style-name="Default" style:data-style-name="N0">
      <style:table-cell-properties fo:border-top="none" fo:border-bottom="thin solid #000000" fo:border-left="none" fo:border-right="thin solid #000000" style:vertical-align="automatic"/>
      <style:text-properties fo:color="#000000" style:font-family-generic="swiss"/>
    </style:style>
    <style:style style:name="ce62" style:family="table-cell" style:parent-style-name="Default" style:data-style-name="N0">
      <style:table-cell-properties fo:border-top="none" fo:border-bottom="none" fo:border-left="thin solid #000000" fo:border-right="thin solid #000000" style:vertical-align="automatic"/>
      <style:text-properties fo:color="#1E531D" fo:font-size="11pt" style:font-size-asian="11pt" style:font-size-complex="11pt" style:font-family-generic="swiss"/>
    </style:style>
    <style:style style:name="ce63" style:family="table-cell" style:parent-style-name="Default" style:data-style-name="N0">
      <style:table-cell-properties fo:border-top="none" fo:border-bottom="none" fo:border-left="none" fo:border-right="thin solid #000000" style:vertical-align="automatic"/>
      <style:text-properties fo:color="#000000" style:font-family-generic="swiss"/>
    </style:style>
    <style:style style:name="ce64" style:family="table-cell" style:parent-style-name="Default" style:data-style-name="N0">
      <style:table-cell-properties fo:border-top="none" fo:border-bottom="none" fo:border-left="thin solid #000000" fo:border-right="thin solid #000000" style:vertical-align="automatic"/>
      <style:text-properties fo:color="#1E531D" style:font-name="&quot;Open Sans&quot;" style:font-name-asian="&quot;Open Sans&quot;" style:font-name-complex="&quot;Open Sans&quot;" fo:font-size="11pt" style:font-size-asian="11pt" style:font-size-complex="11pt" style:text-underline-style="solid" style:text-underline-type="single"/>
    </style:style>
    <style:style style:name="ce65" style:family="table-cell" style:parent-style-name="Default" style:data-style-name="N0">
      <style:table-cell-properties fo:border-top="none" fo:border-bottom="none" fo:border-left="thin solid #000000" fo:border-right="thin solid #000000" style:vertical-align="automatic" fo:background-color="#FFFFFF"/>
      <style:text-properties fo:color="#1E531D" fo:font-size="11pt" style:font-size-asian="11pt" style:font-size-complex="11pt" style:font-family-generic="swiss"/>
    </style:style>
    <style:style style:name="ce66" style:family="table-cell" style:parent-style-name="Default" style:data-style-name="N0">
      <style:table-cell-properties fo:border-top="none" fo:border-bottom="thin solid #000000" fo:border-left="thin solid #000000" fo:border-right="thin solid #000000"/>
      <style:text-properties fo:color="#000000" style:font-family-generic="swiss"/>
    </style:style>
    <style:style style:name="ce67" style:family="table-cell" style:parent-style-name="Default" style:data-style-name="N0">
      <style:table-cell-properties fo:border-top="none" fo:border-bottom="thin solid #000000" fo:border-left="thin solid #000000" fo:border-right="thin solid #000000" style:vertical-align="automatic"/>
      <style:text-properties fo:color="#000000" style:font-family-generic="swiss"/>
    </style:style>
    <style:style style:name="ce68" style:family="table-cell" style:parent-style-name="Default" style:data-style-name="N0">
      <style:table-cell-properties fo:border-top="thin solid #000000" fo:border-bottom="none" fo:border-left="none" fo:border-right="none"/>
      <style:text-properties fo:color="#000000" style:font-family-generic="swiss"/>
    </style:style>
    <style:style style:name="ce69" style:family="table-cell" style:parent-style-name="Default" style:data-style-name="N0">
      <style:table-cell-properties fo:background-color="#FFFFFF"/>
      <style:text-properties style:font-name="Inconsolata" style:font-name-asian="Inconsolata" style:font-name-complex="Inconsolata" fo:font-size="11pt" style:font-size-asian="11pt" style:font-size-complex="11pt"/>
    </style:style>
    <style:style style:name="ce70" style:family="table-cell" style:parent-style-name="Default" style:data-style-name="N0">
      <style:table-cell-properties fo:border-top="thin solid #000000" fo:border-bottom="none" fo:border-left="none" fo:border-right="none" style:vertical-align="automatic"/>
      <style:text-properties fo:color="#000000" style:font-family-generic="swiss"/>
    </style:style>
    <style:style style:name="ce71" style:family="table-cell" style:parent-style-name="Default" style:data-style-name="N0">
      <style:table-cell-properties style:vertical-align="automatic"/>
      <style:text-properties fo:color="#000000" fo:font-weight="bold" style:font-weight-asian="bold" style:font-weight-complex="bold" style:font-family-generic="swiss"/>
    </style:style>
    <style:style style:name="ce72" style:family="table-cell" style:parent-style-name="Default" style:data-style-name="N0">
      <style:table-cell-properties style:vertical-align="top" fo:wrap-option="wrap"/>
      <style:text-properties fo:color="#000000" fo:font-style="italic" style:font-style-asian="italic" style:font-style-complex="italic" style:font-family-generic="swiss"/>
    </style:style>
    <style:style style:name="ce73" style:family="table-cell" style:parent-style-name="Default" style:data-style-name="N0">
      <style:table-cell-properties style:vertical-align="automatic"/>
      <style:text-properties fo:color="#000000" style:font-family-generic="swiss"/>
    </style:style>
    <style:style style:name="ce74" style:family="table-cell" style:parent-style-name="Default" style:data-style-name="N0">
      <style:table-cell-properties style:vertical-align="top" fo:wrap-option="wrap" style:repeat-content="false"/>
      <style:paragraph-properties fo:text-align="end" fo:margin-right="0cm"/>
      <style:text-properties fo:color="#000000" fo:font-style="italic" style:font-style-asian="italic" style:font-style-complex="italic" style:font-family-generic="swiss"/>
    </style:style>
    <style:style style:name="ce75" style:family="table-cell" style:parent-style-name="Default" style:data-style-name="N0">
      <style:table-cell-properties style:vertical-align="top" fo:wrap-option="wrap" style:repeat-content="false"/>
      <style:paragraph-properties fo:text-align="center"/>
      <style:text-properties fo:color="#000000" style:font-family-generic="swiss"/>
    </style:style>
    <style:style style:name="ce76" style:family="table-cell" style:parent-style-name="Default" style:data-style-name="N0">
      <style:table-cell-properties style:vertical-align="automatic"/>
      <style:text-properties fo:font-weight="bold" style:font-weight-asian="bold" style:font-weight-complex="bold" style:font-family-generic="swiss"/>
    </style:style>
    <style:style style:name="ce77" style:family="table-cell" style:parent-style-name="Default" style:data-style-name="N0">
      <style:table-cell-properties style:vertical-align="top"/>
      <style:text-properties fo:color="#000000" fo:font-weight="bold" style:font-weight-asian="bold" style:font-weight-complex="bold" style:font-family-generic="swiss"/>
    </style:style>
    <style:style style:name="ce78" style:family="table-cell" style:parent-style-name="Default" style:data-style-name="N0">
      <style:table-cell-properties style:vertical-align="top"/>
      <style:text-properties fo:font-weight="bold" style:font-weight-asian="bold" style:font-weight-complex="bold" style:font-family-generic="swiss"/>
    </style:style>
    <style:style style:name="ce79" style:family="table-cell" style:parent-style-name="Default" style:data-style-name="N0">
      <style:table-cell-properties style:vertical-align="automatic" fo:wrap-option="wrap"/>
    </style:style>
    <style:style style:name="ce80" style:family="table-cell" style:parent-style-name="Default" style:data-style-name="N0">
      <style:table-cell-properties style:vertical-align="top" fo:wrap-option="wrap"/>
      <style:text-properties fo:font-size="12pt" style:font-size-asian="12pt" style:font-size-complex="12pt" fo:font-weight="bold" style:font-weight-asian="bold" style:font-weight-complex="bold" style:font-family-generic="swiss"/>
    </style:style>
    <style:style style:name="ce81" style:family="table-cell" style:parent-style-name="Default" style:data-style-name="N0">
      <style:text-properties fo:font-size="12pt" style:font-size-asian="12pt" style:font-size-complex="12pt" style:font-family-generic="swiss"/>
    </style:style>
    <style:style style:name="ce82" style:family="table-cell" style:parent-style-name="Default" style:data-style-name="N0">
      <style:table-cell-properties style:vertical-align="top" fo:wrap-option="wrap"/>
      <style:text-properties fo:font-size="12pt" style:font-size-asian="12pt" style:font-size-complex="12pt" style:font-family-generic="swiss"/>
    </style:style>
    <style:style style:name="ce83" style:family="table-cell" style:parent-style-name="Default" style:data-style-name="N0">
      <style:table-cell-properties style:vertical-align="automatic" fo:wrap-option="wrap"/>
      <style:text-properties fo:color="#24292E" fo:font-size="12pt" style:font-size-asian="12pt" style:font-size-complex="12pt" style:font-family-generic="swiss"/>
    </style:style>
    <style:style style:name="ce84" style:family="table-cell" style:parent-style-name="Default" style:data-style-name="N0">
      <style:table-cell-properties style:vertical-align="top" fo:wrap-option="wrap"/>
      <style:text-properties style:font-name="-webkit-standard" style:font-name-asian="-webkit-standard" style:font-name-complex="-webkit-standard" fo:font-size="12pt" style:font-size-asian="12pt" style:font-size-complex="12pt"/>
    </style:style>
    <style:style style:name="ce85" style:family="table-cell" style:parent-style-name="Default" style:data-style-name="N0">
      <style:table-cell-properties style:vertical-align="top" fo:wrap-option="wrap"/>
      <style:text-properties fo:font-size="12pt" style:font-size-asian="12pt" style:font-size-complex="12pt" style:font-family-generic="swiss"/>
    </style:style>
    <style:style style:name="ce86" style:family="table-cell" style:parent-style-name="Default" style:data-style-name="N0">
      <style:table-cell-properties style:vertical-align="top" fo:wrap-option="wrap"/>
      <style:text-properties fo:color="#000000" fo:font-size="12pt" style:font-size-asian="12pt" style:font-size-complex="12pt" style:font-family-generic="swiss"/>
    </style:style>
    <style:style style:name="ce87" style:family="table-cell" style:parent-style-name="Default" style:data-style-name="N0">
      <style:table-cell-properties style:vertical-align="top" fo:wrap-option="wrap"/>
      <style:text-properties fo:color="#000000" fo:font-size="12pt" style:font-size-asian="12pt" style:font-size-complex="12pt" style:font-family-generic="swiss"/>
    </style:style>
    <style:style style:name="ce88" style:family="table-cell" style:parent-style-name="Default" style:data-style-name="N0">
      <style:text-properties fo:font-size="12pt" style:font-size-asian="12pt" style:font-size-complex="12pt" fo:font-weight="bold" style:font-weight-asian="bold" style:font-weight-complex="bold" style:font-family-generic="swiss"/>
    </style:style>
    <style:style style:name="ce89" style:family="table-cell" style:parent-style-name="Default" style:data-style-name="N0">
      <style:table-cell-properties style:vertical-align="middle" fo:wrap-option="wrap"/>
      <style:text-properties fo:font-size="12pt" style:font-size-asian="12pt" style:font-size-complex="12pt" style:font-family-generic="swiss"/>
    </style:style>
    <style:style style:name="ce90" style:family="table-cell" style:parent-style-name="Default" style:data-style-name="N0">
      <style:table-cell-properties style:vertical-align="automatic" fo:wrap-option="wrap"/>
      <style:text-properties fo:color="#000000" style:font-name="Helvetica" style:font-name-asian="Helvetica" style:font-name-complex="Helvetica" fo:font-size="12pt" style:font-size-asian="12pt" style:font-size-complex="12pt" style:font-family-generic="swiss"/>
    </style:style>
    <style:style style:name="ce91" style:family="table-cell" style:parent-style-name="Default" style:data-style-name="N0">
      <style:table-cell-properties style:vertical-align="automatic" fo:wrap-option="wrap"/>
      <style:text-properties fo:color="#000000" fo:font-size="12pt" style:font-size-asian="12pt" style:font-size-complex="12pt" style:font-family-generic="swiss"/>
    </style:style>
    <style:style style:name="ce92" style:family="table-cell" style:parent-style-name="Default" style:data-style-name="N0">
      <style:table-cell-properties style:vertical-align="middle" fo:wrap-option="wrap"/>
    </style:style>
    <style:style style:name="ce93" style:family="table-cell" style:parent-style-name="Default" style:data-style-name="N0">
      <style:text-properties fo:font-weight="bold" style:font-weight-asian="bold" style:font-weight-complex="bold" style:font-family-generic="swiss"/>
    </style:style>
    <style:style style:name="ce94" style:family="table-cell" style:parent-style-name="Default" style:data-style-name="N0">
      <style:table-cell-properties fo:border="thin solid #000000" style:vertical-align="automatic" style:repeat-content="false"/>
      <style:paragraph-properties fo:text-align="center"/>
      <style:text-properties fo:color="#000000" style:font-family-generic="swiss"/>
    </style:style>
    <style:style style:name="ce95" style:family="table-cell" style:parent-style-name="Default" style:data-style-name="N0">
      <style:table-cell-properties fo:border-top="thin solid #000000" fo:border-bottom="thin solid #000000" fo:border-left="none" fo:border-right="thin solid #000000" style:vertical-align="automatic" style:repeat-content="false"/>
      <style:paragraph-properties fo:text-align="center"/>
      <style:text-properties fo:color="#000000" style:font-family-generic="swiss"/>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font-charset="x-symbol"/>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font-charset="x-symbol"/>
    </style:style>
    <style:style style:name="co1" style:family="table-column">
      <style:table-column-properties fo:break-before="auto" style:column-width="23.3256666666667cm"/>
    </style:style>
    <style:style style:name="co2" style:family="table-column">
      <style:table-column-properties fo:break-before="auto" style:column-width="2.75166666666667cm"/>
    </style:style>
    <style:style style:name="co3" style:family="table-column">
      <style:table-column-properties fo:break-before="auto" style:column-width="1.67216666666667cm"/>
    </style:style>
    <style:style style:name="co4" style:family="table-column">
      <style:table-column-properties fo:break-before="auto" style:column-width="10.668cm"/>
    </style:style>
    <style:style style:name="co5" style:family="table-column">
      <style:table-column-properties fo:break-before="auto" style:column-width="10.922cm"/>
    </style:style>
    <style:style style:name="co6" style:family="table-column">
      <style:table-column-properties fo:break-before="auto" style:column-width="15.748cm"/>
    </style:style>
    <style:style style:name="co7" style:family="table-column">
      <style:table-column-properties fo:break-before="auto" style:column-width="0.719666666666667cm"/>
    </style:style>
    <style:style style:name="co8" style:family="table-column">
      <style:table-column-properties fo:break-before="auto" style:column-width="11.3665cm"/>
    </style:style>
    <style:style style:name="co9" style:family="table-column">
      <style:table-column-properties fo:break-before="auto" style:column-width="3.4925cm"/>
    </style:style>
    <style:style style:name="co10" style:family="table-column">
      <style:table-column-properties fo:break-before="auto" style:column-width="5.54566666666667cm"/>
    </style:style>
    <style:style style:name="co11" style:family="table-column">
      <style:table-column-properties fo:break-before="auto" style:column-width="3.32316666666667cm"/>
    </style:style>
    <style:style style:name="co12" style:family="table-column">
      <style:table-column-properties fo:break-before="auto" style:column-width="3.89466666666667cm"/>
    </style:style>
    <style:style style:name="co13" style:family="table-column">
      <style:table-column-properties fo:break-before="auto" style:column-width="4.27566666666667cm"/>
    </style:style>
    <style:style style:name="co14" style:family="table-column">
      <style:table-column-properties fo:break-before="auto" style:column-width="5.10116666666667cm"/>
    </style:style>
    <style:style style:name="co15" style:family="table-column">
      <style:table-column-properties fo:break-before="auto" style:column-width="3.13266666666667cm"/>
    </style:style>
    <style:style style:name="co16" style:family="table-column">
      <style:table-column-properties fo:break-before="auto" style:column-width="0.592666666666667cm"/>
    </style:style>
    <style:style style:name="co17" style:family="table-column">
      <style:table-column-properties fo:break-before="auto" style:column-width="7.32366666666667cm"/>
    </style:style>
    <style:style style:name="co18" style:family="table-column">
      <style:table-column-properties fo:break-before="auto" style:column-width="8.14916666666667cm"/>
    </style:style>
    <style:style style:name="co19" style:family="table-column">
      <style:table-column-properties fo:break-before="auto" style:column-width="6.477cm"/>
    </style:style>
    <style:style style:name="co20" style:family="table-column">
      <style:table-column-properties fo:break-before="auto" style:column-width="5.22816666666667cm"/>
    </style:style>
    <style:style style:name="co21" style:family="table-column">
      <style:table-column-properties fo:break-before="auto" style:column-width="3.3655cm"/>
    </style:style>
    <style:style style:name="co22" style:family="table-column">
      <style:table-column-properties fo:break-before="auto" style:column-width="11.7686666666667cm"/>
    </style:style>
    <style:style style:name="co23" style:family="table-column">
      <style:table-column-properties fo:break-before="auto" style:column-width="6.49816666666667cm"/>
    </style:style>
    <style:style style:name="co24" style:family="table-column">
      <style:table-column-properties fo:break-before="auto" style:column-width="3.25966666666667cm"/>
    </style:style>
    <style:style style:name="co25" style:family="table-column">
      <style:table-column-properties fo:break-before="auto" style:column-width="4.2545cm"/>
    </style:style>
    <style:style style:name="co26" style:family="table-column">
      <style:table-column-properties fo:break-before="auto" style:column-width="3.70416666666667cm"/>
    </style:style>
    <style:style style:name="co27" style:family="table-column">
      <style:table-column-properties fo:break-before="auto" style:column-width="8.128cm"/>
    </style:style>
    <style:style style:name="co28" style:family="table-column">
      <style:table-column-properties fo:break-before="auto" style:column-width="4.46616666666667cm"/>
    </style:style>
    <style:style style:name="co29" style:family="table-column">
      <style:table-column-properties fo:break-before="auto" style:column-width="1.98966666666667cm"/>
    </style:style>
    <style:style style:name="ro1" style:family="table-row">
      <style:table-row-properties style:row-height="15.75pt" style:use-optimal-row-height="false" fo:break-before="auto"/>
    </style:style>
    <style:style style:name="ro2" style:family="table-row">
      <style:table-row-properties style:row-height="76.05pt" style:use-optimal-row-height="false" fo:break-before="auto"/>
    </style:style>
    <style:style style:name="ro3" style:family="table-row">
      <style:table-row-properties style:row-height="30pt" style:use-optimal-row-height="true" fo:break-before="auto"/>
    </style:style>
    <style:style style:name="ro4" style:family="table-row">
      <style:table-row-properties style:row-height="60pt" style:use-optimal-row-height="true" fo:break-before="auto"/>
    </style:style>
    <style:style style:name="ro5" style:family="table-row">
      <style:table-row-properties style:row-height="15pt" style:use-optimal-row-height="true" fo:break-before="auto"/>
    </style:style>
    <style:style style:name="ro6" style:family="table-row">
      <style:table-row-properties style:row-height="45pt" style:use-optimal-row-height="true" fo:break-before="auto"/>
    </style:style>
    <style:style style:name="ro7" style:family="table-row">
      <style:table-row-properties style:row-height="15.6pt" style:use-optimal-row-height="true" fo:break-before="auto"/>
    </style:style>
    <style:style style:name="ro8" style:family="table-row">
      <style:table-row-properties style:row-height="135pt" style:use-optimal-row-height="true" fo:break-before="auto"/>
    </style:style>
    <style:style style:name="ro9" style:family="table-row">
      <style:table-row-properties style:row-height="13.2pt" style:use-optimal-row-height="true" fo:break-before="auto"/>
    </style:style>
    <style:style style:name="ro10" style:family="table-row">
      <style:table-row-properties style:row-height="132pt" style:use-optimal-row-height="true" fo:break-before="auto"/>
    </style:style>
    <style:style style:name="ro11" style:family="table-row">
      <style:table-row-properties style:row-height="224.4pt" style:use-optimal-row-height="true" fo:break-before="auto"/>
    </style:style>
    <style:style style:name="ro12" style:family="table-row">
      <style:table-row-properties style:row-height="52.8pt" style:use-optimal-row-height="true" fo:break-before="auto"/>
    </style:style>
    <style:style style:name="ro13" style:family="table-row">
      <style:table-row-properties style:row-height="105.6pt" style:use-optimal-row-height="true" fo:break-before="auto"/>
    </style:style>
    <style:style style:name="ro14" style:family="table-row">
      <style:table-row-properties style:row-height="92.4pt" style:use-optimal-row-height="true" fo:break-before="auto"/>
    </style:style>
    <style:style style:name="ro15" style:family="table-row">
      <style:table-row-properties style:row-height="66pt" style:use-optimal-row-height="true" fo:break-before="auto"/>
    </style:style>
    <style:style style:name="ro16" style:family="table-row">
      <style:table-row-properties style:row-height="26.4pt" style:use-optimal-row-height="true" fo:break-before="auto"/>
    </style:style>
    <style:style style:name="ro17" style:family="table-row">
      <style:table-row-properties style:row-height="39.6pt" style:use-optimal-row-height="true" fo:break-before="auto"/>
    </style:style>
    <style:style style:name="ro18" style:family="table-row">
      <style:table-row-properties style:row-height="79.2pt" style:use-optimal-row-height="true" fo:break-before="auto"/>
    </style:style>
    <style:style style:name="ro19" style:family="table-row">
      <style:table-row-properties style:row-height="158.4pt" style:use-optimal-row-height="true" fo:break-before="auto"/>
    </style:style>
    <style:style style:name="ro20" style:family="table-row">
      <style:table-row-properties style:row-height="325.95pt" style:use-optimal-row-height="false" fo:break-before="auto"/>
    </style:style>
    <style:style style:name="ro21" style:family="table-row">
      <style:table-row-properties style:row-height="109.95pt" style:use-optimal-row-height="false" fo:break-before="auto"/>
    </style:style>
    <style:style style:name="ro22" style:family="table-row">
      <style:table-row-properties style:row-height="264pt" style:use-optimal-row-height="true" fo:break-before="auto"/>
    </style:style>
    <style:style style:name="ro23" style:family="table-row">
      <style:table-row-properties style:row-height="184.8pt" style:use-optimal-row-height="true" fo:break-before="auto"/>
    </style:style>
    <style:style style:name="ro24" style:family="table-row">
      <style:table-row-properties style:row-height="171.6pt" style:use-optimal-row-height="true" fo:break-before="auto"/>
    </style:style>
    <style:style style:name="ro25" style:family="table-row">
      <style:table-row-properties style:row-height="265.05pt" style:use-optimal-row-height="false" fo:break-before="auto"/>
    </style:style>
    <style:style style:name="ro26" style:family="table-row">
      <style:table-row-properties style:row-height="303.6pt" style:use-optimal-row-height="true" fo:break-before="auto"/>
    </style:style>
    <style:style style:name="ro27" style:family="table-row">
      <style:table-row-properties style:row-height="250.8pt" style:use-optimal-row-height="true" fo:break-before="auto"/>
    </style:style>
    <style:style style:name="ro28" style:family="table-row">
      <style:table-row-properties style:row-height="118.8pt" style:use-optimal-row-height="true" fo:break-before="auto"/>
    </style:style>
    <style:style style:name="ro29" style:family="table-row">
      <style:table-row-properties style:row-height="145.2pt" style:use-optimal-row-height="true" fo:break-before="auto"/>
    </style:style>
    <style:style style:name="ro30" style:family="table-row">
      <style:table-row-properties style:row-height="13.8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96" style:family="table-cell" style:parent-style-name="Default" style:data-style-name="N0">
      <style:table-cell-properties fo:border-top="none" fo:border-bottom="none" fo:border-left="none" fo:border-right="thin solid #000000" style:vertical-align="automatic" fo:background-color="#FFFFFF"/>
      <style:text-properties style:font-name="Roboto" style:font-name-asian="Roboto" style:font-name-complex="Roboto"/>
      <style:map style:condition="of:is-true-formula(LEN(TRIM([.C3]))=0)" style:apply-style-name="cf1" style:base-cell-address="Example_Appendix_2_-_Unofficial.C3"/>
    </style:style>
    <style:style style:name="ce97" style:family="table-cell" style:parent-style-name="Default" style:data-style-name="N0">
      <style:table-cell-properties style:vertical-align="automatic"/>
      <style:text-properties style:font-name="Roboto" style:font-name-asian="Roboto" style:font-name-complex="Roboto"/>
      <style:map style:condition="of:is-true-formula(LEN(TRIM([.C3]))=0)" style:apply-style-name="cf1" style:base-cell-address="Example_Appendix_2_-_Unofficial.C3"/>
    </style:style>
    <style:style style:name="ce98" style:family="table-cell" style:parent-style-name="Default" style:data-style-name="N0">
      <style:table-cell-properties style:vertical-align="automatic" fo:background-color="#FFFFFF"/>
      <style:text-properties style:font-name="Roboto" style:font-name-asian="Roboto" style:font-name-complex="Roboto"/>
      <style:map style:condition="of:is-true-formula(LEN(TRIM([.C3]))=0)" style:apply-style-name="cf1" style:base-cell-address="Example_Appendix_2_-_Unofficial.C3"/>
    </style:style>
    <style:style style:name="ce99" style:family="table-cell" style:parent-style-name="Default" style:data-style-name="N0">
      <style:table-cell-properties fo:border-top="none" fo:border-bottom="none" fo:border-left="none" fo:border-right="thin solid #000000" style:vertical-align="automatic"/>
      <style:text-properties fo:color="#000000" style:font-family-generic="swiss"/>
      <style:map style:condition="of:is-true-formula(LEN(TRIM([.C3]))=0)" style:apply-style-name="cf1" style:base-cell-address="Example_Appendix_2_-_Unofficial.C3"/>
    </style:style>
    <style:style style:name="ce100" style:family="table-cell">
      <style:map style:condition="of:is-true-formula()" style:apply-style-name="cf2"/>
      <style:map style:condition="of:is-true-formula()" style:apply-style-name="cf1"/>
      <style:map style:condition="of:is-true-formula()" style:apply-style-name="cf1"/>
      <style:map style:condition="of:is-true-formula()" style:apply-style-name="cf1"/>
      <style:map style:condition="of:is-true-formula()" style:apply-style-name="cf3"/>
    </style:style>
    <style:style style:name="ce101" style:family="table-cell" style:parent-style-name="Default" style:data-style-name="N0">
      <style:table-cell-properties fo:border="thin solid #000000" style:vertical-align="automatic"/>
      <style:text-properties fo:color="#000000" fo:font-weight="bold" style:font-weight-asian="bold" style:font-weight-complex="bold" style:font-family-generic="swiss"/>
      <style:map style:condition="of:is-true-formula()" style:apply-style-name="cf2"/>
      <style:map style:condition="of:is-true-formula()" style:apply-style-name="cf1"/>
      <style:map style:condition="of:is-true-formula()" style:apply-style-name="cf1"/>
      <style:map style:condition="of:is-true-formula()" style:apply-style-name="cf1"/>
      <style:map style:condition="of:is-true-formula()" style:apply-style-name="cf3"/>
    </style:style>
    <style:style style:name="ce102" style:family="table-cell" style:parent-style-name="Default" style:data-style-name="N0">
      <style:table-cell-properties fo:border-top="none" fo:border-bottom="none" fo:border-left="thin solid #000000" fo:border-right="thin solid #000000"/>
      <style:text-properties fo:color="#000000" style:font-family-generic="swiss"/>
      <style:map style:condition="of:is-true-formula()" style:apply-style-name="cf2"/>
      <style:map style:condition="of:is-true-formula()" style:apply-style-name="cf1"/>
      <style:map style:condition="of:is-true-formula()" style:apply-style-name="cf1"/>
      <style:map style:condition="of:is-true-formula()" style:apply-style-name="cf1"/>
      <style:map style:condition="of:is-true-formula()" style:apply-style-name="cf3"/>
    </style:style>
    <style:style style:name="ce103" style:family="table-cell" style:parent-style-name="Default" style:data-style-name="N0">
      <style:table-cell-properties fo:border-top="none" fo:border-bottom="none" fo:border-left="thin solid #000000" fo:border-right="thin solid #000000" style:vertical-align="automatic"/>
      <style:text-properties fo:color="#000000" style:font-family-generic="swiss"/>
      <style:map style:condition="of:is-true-formula()" style:apply-style-name="cf2"/>
      <style:map style:condition="of:is-true-formula()" style:apply-style-name="cf1"/>
      <style:map style:condition="of:is-true-formula()" style:apply-style-name="cf1"/>
      <style:map style:condition="of:is-true-formula()" style:apply-style-name="cf1"/>
      <style:map style:condition="of:is-true-formula()" style:apply-style-name="cf3"/>
    </style:style>
    <style:style style:name="ce104" style:family="table-cell" style:parent-style-name="Default" style:data-style-name="N0">
      <style:table-cell-properties fo:border-top="none" fo:border-bottom="thin solid #000000" fo:border-left="thin solid #000000" fo:border-right="thin solid #000000"/>
      <style:text-properties fo:color="#000000" style:font-family-generic="swiss"/>
      <style:map style:condition="of:is-true-formula()" style:apply-style-name="cf2"/>
      <style:map style:condition="of:is-true-formula()" style:apply-style-name="cf1"/>
      <style:map style:condition="of:is-true-formula()" style:apply-style-name="cf1"/>
      <style:map style:condition="of:is-true-formula()" style:apply-style-name="cf1"/>
      <style:map style:condition="of:is-true-formula()" style:apply-style-name="cf3"/>
    </style:style>
    <style:style style:name="ce105" style:family="table-cell" style:parent-style-name="Default" style:data-style-name="N0">
      <style:table-cell-properties fo:background-color="#FFFFFF"/>
      <style:text-properties style:font-name="Inconsolata" style:font-name-asian="Inconsolata" style:font-name-complex="Inconsolata" fo:font-size="11pt" style:font-size-asian="11pt" style:font-size-complex="11pt"/>
      <style:map style:condition="of:is-true-formula()" style:apply-style-name="cf2"/>
      <style:map style:condition="of:is-true-formula()" style:apply-style-name="cf1"/>
      <style:map style:condition="of:is-true-formula()" style:apply-style-name="cf1"/>
      <style:map style:condition="of:is-true-formula()" style:apply-style-name="cf1"/>
      <style:map style:condition="of:is-true-formula()" style:apply-style-name="cf3"/>
    </style:style>
    <style:style style:family="graphic" style:name="a12">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Start_Here" table:style-name="ta1">
        <table:table-column table:style-name="co1" table:default-cell-style-name="ce81"/>
        <table:table-column table:style-name="co2" table:number-columns-repeated="1024" table:default-cell-style-name="ce81"/>
        <table:table-column table:style-name="co3" table:number-columns-repeated="15359" table:default-cell-style-name="ce81"/>
        <table:table-row table:style-name="ro1">
          <table:table-cell office:value-type="string" table:style-name="ce80">
            <text:p>The OpenChain Open Source Policy Template</text:p>
          </table:table-cell>
          <table:table-cell table:number-columns-repeated="25" table:style-name="ce2"/>
          <table:table-cell table:number-columns-repeated="16358"/>
        </table:table-row>
        <table:table-row table:style-name="ro2">
          <table:table-cell office:value-type="string" table:style-name="ce82">
            <text:p>The focus of this template is to help apply the key requirements for a quality open source compliance program. It provides sample policy text that helps organisations select, classify, incorporate and publish open source code with a focus on legal compliance of open source. Companies may need to consider others matters related to business requirements, engineering requirements and inter-organization / inter-project relationships when completing their own open source policy.</text:p>
          </table:table-cell>
          <table:table-cell table:number-columns-repeated="16383" table:style-name="ce81"/>
        </table:table-row>
        <table:table-row table:style-name="ro3">
          <table:table-cell office:value-type="string" table:style-name="ce83">
            <text:p>You can obtain these types of policy material from the TODO Group, a sister project to OpenChain at the Linux Foundation. Their reference and template material is here: https://github.com/todogroup/policies</text:p>
          </table:table-cell>
          <table:table-cell table:number-columns-repeated="16383" table:style-name="ce81"/>
        </table:table-row>
        <table:table-row table:style-name="ro1">
          <table:table-cell table:style-name="ce3"/>
          <table:table-cell table:number-columns-repeated="16383" table:style-name="ce81"/>
        </table:table-row>
        <table:table-row table:style-name="ro1">
          <table:table-cell office:value-type="string" table:style-name="ce80">
            <text:p>How the OpenChain Open Source Policy Template works</text:p>
          </table:table-cell>
          <table:table-cell table:number-columns-repeated="16383" table:style-name="ce81"/>
        </table:table-row>
        <table:table-row table:style-name="ro1">
          <table:table-cell table:style-name="ce82"/>
          <table:table-cell table:number-columns-repeated="16383" table:style-name="ce81"/>
        </table:table-row>
        <table:table-row table:style-name="ro1">
          <table:table-cell office:value-type="string" table:style-name="ce82">
            <text:p>All of the template policy text is contained in the spreadsheet tab named "The OpenChain Open Source Policy Template."</text:p>
            <text:p/>
            <text:p>Column A of the OpenChain Open Source Policy Template shows the specific section of the OpenChain Specification that content relates to.</text:p>
            <text:p/>
            <text:p>Column B of the OpenChain Open Source Policy Template contains the text of the OpenChain Specification requirement.</text:p>
            <text:p/>
            <text:p>Column C of the OpenChain Open Source Policy Template categorises the text in each row as follows:</text:p>
            <text:p>H = heading</text:p>
            <text:p>RQ = requirement</text:p>
            <text:p>RT= rationale</text:p>
            <text:p>VA = verification artefact</text:p>
            <text:p>TX= supporting policy text</text:p>
            <text:p/>
            <text:p>Column D of the OpenChain Open Source Policy Template is sample policy text which addresses the specific OpenChain Specification requirement.</text:p>
          </table:table-cell>
          <table:table-cell table:number-columns-repeated="16383" table:style-name="ce81"/>
        </table:table-row>
        <table:table-row table:style-name="ro1">
          <table:table-cell table:style-name="ce82"/>
          <table:table-cell table:number-columns-repeated="16383" table:style-name="ce81"/>
        </table:table-row>
        <table:table-row table:style-name="ro1">
          <table:table-cell office:value-type="string" table:style-name="ce80">
            <text:p>Appendix 1 – OpenChain Translation Note</text:p>
          </table:table-cell>
          <table:table-cell table:number-columns-repeated="16383" table:style-name="ce81"/>
        </table:table-row>
        <table:table-row table:style-name="ro1">
          <table:table-cell office:value-type="string" table:style-name="ce82">
            <text:p>Please read if this document is not in English, or if you wish to translate it into a language other than English.<text:s/></text:p>
          </table:table-cell>
          <table:table-cell table:number-columns-repeated="16383" table:style-name="ce81"/>
        </table:table-row>
        <table:table-row table:style-name="ro1">
          <table:table-cell table:style-name="ce82"/>
          <table:table-cell table:number-columns-repeated="16383" table:style-name="ce81"/>
        </table:table-row>
        <table:table-row table:style-name="ro1">
          <table:table-cell office:value-type="string" table:style-name="ce80">
            <text:p>Example Appendix 2 - Unofficial License Grid used by UK Entity</text:p>
          </table:table-cell>
          <table:table-cell table:number-columns-repeated="25" table:style-name="ce2"/>
          <table:table-cell table:number-columns-repeated="16358"/>
        </table:table-row>
        <table:table-row table:style-name="ro1">
          <table:table-cell table:style-name="ce80"/>
          <table:table-cell table:number-columns-repeated="16383" table:style-name="ce81"/>
        </table:table-row>
        <table:table-row table:style-name="ro4">
          <table:table-cell office:value-type="string" table:style-name="ce82">
            <text:p>This is a list of open source licences classified as to their requirements and effect. It uses SPDX identifiers and contains all OSI-approved licences and some others. This is just a sample and it is anticipated that each organisation will populate their own (and will likely add proprietary licences to the mix). This is a work in progress, as you can see there are some unpopulated areas, and copyleft for all licences has not yet been categorised into ‘weak’ and ’strong’.</text:p>
          </table:table-cell>
          <table:table-cell table:number-columns-repeated="16383" table:style-name="ce81"/>
        </table:table-row>
        <table:table-row table:style-name="ro3">
          <table:table-cell office:value-type="string" table:style-name="ce82">
            <text:p>This example language is not supported by the OpenChain Project. If you need assistance regarding this text please contact Moorcrofts or Orcro in the UK.</text:p>
          </table:table-cell>
          <table:table-cell table:number-columns-repeated="16383" table:style-name="ce81"/>
        </table:table-row>
        <table:table-row table:style-name="ro1">
          <table:table-cell table:style-name="ce82"/>
          <table:table-cell table:number-columns-repeated="16383" table:style-name="ce81"/>
        </table:table-row>
        <table:table-row table:style-name="ro1">
          <table:table-cell office:value-type="string" table:style-name="ce80">
            <text:p>Example Appendix 3 - Unofficial Source Acceptability Process used by UK Entity</text:p>
          </table:table-cell>
          <table:table-cell table:number-columns-repeated="25" table:style-name="ce2"/>
          <table:table-cell table:number-columns-repeated="16358"/>
        </table:table-row>
        <table:table-row table:style-name="ro1">
          <table:table-cell table:style-name="ce80"/>
          <table:table-cell table:number-columns-repeated="16383" table:style-name="ce81"/>
        </table:table-row>
        <table:table-row table:style-name="ro1">
          <table:table-cell office:value-type="string" table:style-name="ce82">
            <text:p>This is very much a sample and will likely be significantly amended for each individual organisation’s particular needs.</text:p>
          </table:table-cell>
          <table:table-cell table:number-columns-repeated="16383" table:style-name="ce81"/>
        </table:table-row>
        <table:table-row table:style-name="ro5">
          <table:table-cell office:value-type="string" table:style-name="ce82">
            <text:p>This is a set of criteria and processes for determining whether code should be incorporated, and how.</text:p>
          </table:table-cell>
          <table:table-cell table:number-columns-repeated="16383" table:style-name="ce81"/>
        </table:table-row>
        <table:table-row table:style-name="ro6">
          <table:table-cell office:value-type="string" table:style-name="ce82">
            <text:p>This covers a set of source acceptability steps, a taxonomy of use cases, a set of criteria for determining whether a given piece of code is acceptable within a given criterion based on non-licensing factors (code quality etc), and finally a set of criteria for code selection based on licensing.</text:p>
          </table:table-cell>
          <table:table-cell table:number-columns-repeated="16383" table:style-name="ce81"/>
        </table:table-row>
        <table:table-row table:style-name="ro3">
          <table:table-cell office:value-type="string" table:style-name="ce82">
            <text:p>This example language is not supported by the OpenChain Project. If you need assistance regarding this text please contact Moorcrofts or Orcro in the UK.</text:p>
          </table:table-cell>
          <table:table-cell table:number-columns-repeated="16383" table:style-name="ce81"/>
        </table:table-row>
        <table:table-row table:style-name="ro1">
          <table:table-cell table:style-name="ce82"/>
          <table:table-cell table:number-columns-repeated="16383" table:style-name="ce81"/>
        </table:table-row>
        <table:table-row table:style-name="ro1">
          <table:table-cell office:value-type="string" table:style-name="ce80">
            <text:p>Example Appendix 4 - Unofficial Incident Process used by UK Entity</text:p>
          </table:table-cell>
          <table:table-cell table:number-columns-repeated="25" table:style-name="ce2"/>
          <table:table-cell table:number-columns-repeated="16358"/>
        </table:table-row>
        <table:table-row table:style-name="ro1">
          <table:table-cell table:style-name="ce82"/>
          <table:table-cell table:number-columns-repeated="16383" table:style-name="ce81"/>
        </table:table-row>
        <table:table-row table:style-name="ro3">
          <table:table-cell office:value-type="string" table:style-name="ce82">
            <text:p>This is a set of incident process and severity criteria to assist organisations in triaging, assessing and prioritising response to negative compliance events.</text:p>
          </table:table-cell>
          <table:table-cell table:number-columns-repeated="16383" table:style-name="ce81"/>
        </table:table-row>
        <table:table-row table:style-name="ro3">
          <table:table-cell office:value-type="string" table:style-name="ce82">
            <text:p>This example language is not supported by the OpenChain Project. If you need assistance regarding this text please contact Moorcrofts or Orcro in the UK.</text:p>
          </table:table-cell>
          <table:table-cell table:number-columns-repeated="16383" table:style-name="ce81"/>
        </table:table-row>
        <table:table-row table:style-name="ro5">
          <table:table-cell table:style-name="ce84"/>
          <table:table-cell table:number-columns-repeated="16383" table:style-name="ce81"/>
        </table:table-row>
        <table:table-row table:style-name="ro7">
          <table:table-cell office:value-type="string" table:style-name="ce4">
            <text:p>Example Appendix 5 – Roles and Responsibilities</text:p>
          </table:table-cell>
          <table:table-cell table:number-columns-repeated="16383" table:style-name="ce81"/>
        </table:table-row>
        <table:table-row table:style-name="ro7">
          <table:table-cell table:style-name="ce4"/>
          <table:table-cell table:number-columns-repeated="16383" table:style-name="ce81"/>
        </table:table-row>
        <table:table-row table:style-name="ro3">
          <table:table-cell office:value-type="string" table:style-name="ce85">
            <text:p>This sets out an example of the roles and responsibilities of the individuals who are involved in managing and implementing the practices and procedures defined by the OpenChain specification.<text:s text:c="2"/></text:p>
          </table:table-cell>
          <table:table-cell table:number-columns-repeated="16383" table:style-name="ce81"/>
        </table:table-row>
        <table:table-row table:style-name="ro7">
          <table:table-cell table:style-name="ce4"/>
          <table:table-cell table:number-columns-repeated="16383" table:style-name="ce81"/>
        </table:table-row>
        <table:table-row table:style-name="ro7">
          <table:table-cell table:style-name="ce4"/>
          <table:table-cell table:number-columns-repeated="16383"/>
        </table:table-row>
        <table:table-row table:style-name="ro5">
          <table:table-cell office:value-type="string" table:style-name="ce86">
            <text:p>This is Release 2 of the Open Source Policy Template for OpenChain Specification 2.0</text:p>
          </table:table-cell>
          <table:table-cell table:number-columns-repeated="16383"/>
        </table:table-row>
        <table:table-row table:style-name="ro3">
          <table:table-cell office:value-type="string" table:style-name="ce87">
            <text:p>This document is released under CC-0, but acknowledgment of the OpenChain Project (openchainproject.org) and Orcro Limited (orcro.co.uk) are requested, but not required.<text:s/></text:p>
          </table:table-cell>
          <table:table-cell table:number-columns-repeated="16383"/>
        </table:table-row>
        <table:table-row table:style-name="ro5">
          <table:table-cell table:style-name="ce87"/>
          <table:table-cell table:number-columns-repeated="16383"/>
        </table:table-row>
        <table:table-row table:style-name="ro7">
          <table:table-cell office:value-type="string" table:style-name="ce88">
            <text:p>Licensing and Usage Information</text:p>
          </table:table-cell>
          <table:table-cell table:number-columns-repeated="16383"/>
        </table:table-row>
        <table:table-row table:style-name="ro5">
          <table:table-cell table:number-columns-repeated="16384"/>
        </table:table-row>
        <table:table-row table:style-name="ro8">
          <table:table-cell office:value-type="string" table:style-name="ce89">
            <text:p>The policy of OpenChain Project is to simplify content licensing and facilitate reuse as much as possible. For this reason, the default licence is CC0. Some materials, such as the OpenChain Specification are released under CC-BY-4.0. The OpenChain Project welcomes donations of external materials, and we thank the many people and organisations who have contributed. When contributing materials to the OpenChain Project, they must, wherever possible, be under a CC) licence. Sometimes, materials may make reference to or incorporate other materials under different licences (such as the OpenChain Specification itself which is under CC-BY.4.0). In that case, you must comply with the terms in those licences. To maintain the overarching goal of making reuse of the documentation materials as straightforward as possible, we do not accept materials which contain any licence more restrictive than CC-BY or equivalent (so licences with a non-commercial or sharealike/copyleft requirement, such as CC-BY-SA or CC-BY-NC, are not permitted.</text:p>
          </table:table-cell>
          <table:table-cell table:number-columns-repeated="16383"/>
        </table:table-row>
        <table:table-row table:style-name="ro5">
          <table:table-cell table:number-columns-repeated="16384"/>
        </table:table-row>
        <table:table-row table:style-name="ro6">
          <table:table-cell office:value-type="string" table:style-name="ce90">
            <text:p>You must not misrepresent the OpenChain Project when you use the materials provided here. From a copyright perspective, you are permitted, for example, to take the OpenChain Specification and change the requirements within it, but then it will no longer be the OpenChain Specification, and you must not represent it as such.  </text:p>
          </table:table-cell>
          <table:table-cell table:number-columns-repeated="16383"/>
        </table:table-row>
        <table:table-row table:style-name="ro5">
          <table:table-cell table:style-name="ce91"/>
          <table:table-cell table:number-columns-repeated="16383"/>
        </table:table-row>
        <table:table-row table:style-name="ro6">
          <table:table-cell office:value-type="string" table:style-name="ce90">
            <text:p>Finally, even CC0 materials will frequently contain an attribution notice. As a courtesy, we ask that you respect and retain that attribution notice (translating it, where applicable, into the language of the target document), but there is no requirement to do so under the CC0 licence. </text:p>
          </table:table-cell>
          <table:table-cell table:number-columns-repeated="16383"/>
        </table:table-row>
        <table:table-row table:number-rows-repeated="1048533" table:style-name="ro5">
          <table:table-cell table:number-columns-repeated="16384"/>
        </table:table-row>
      </table:table>
      <table:table table:name="The_OpenChain_Open_Source_Polic" table:style-name="ta1">
        <table:table-column table:style-name="co2" table:default-cell-style-name="ce1"/>
        <table:table-column table:style-name="co4" table:default-cell-style-name="ce1"/>
        <table:table-column table:style-name="co2" table:default-cell-style-name="ce1"/>
        <table:table-column table:style-name="co5" table:default-cell-style-name="ce1"/>
        <table:table-column table:style-name="co2" table:number-columns-repeated="1021" table:default-cell-style-name="ce1"/>
        <table:table-column table:style-name="co3" table:number-columns-repeated="15359" table:default-cell-style-name="ce1"/>
        <table:table-row table:style-name="ro9">
          <table:table-cell office:value-type="string" table:style-name="ce6">
            <text:p>OCS §</text:p>
          </table:table-cell>
          <table:table-cell table:style-name="ce7">
            <office:annotation draw:style-name="a0" svg:x="6.79166666666667in" svg:y="-0.00833333333333333in" svg:width="1.58333333333333in" svg:height="0.675in">
              <dc:creator>tc={3B427A2A-FC41-7F47-97B4-721E8EFBD7E1}</dc:creator>
              <text:p>[Threaded comment]</text:p>
              <text:p/>
              <text:p>Your version of Excel allows you to read this threaded comment; however, any edits to it will get removed if the file is opened in a newer version of Excel. Learn more: https://go.microsoft.com/fwlink/?linkid=870924</text:p>
              <text:p/>
              <text:p>Comment:</text:p>
              <text:p><text:s text:c="4"/>This column contains the text from the OpenChain Specification and the content is therefore under CC-BY-4</text:p>
            </office:annotation>
          </table:table-cell>
          <table:table-cell office:value-type="string" table:style-name="ce8">
            <office:annotation draw:style-name="a1" svg:x="8.125in" svg:y="0.333333333333333in" svg:width="9.45in" svg:height="24.575in">
              <dc:creator/>
              <text:p>H = heading</text:p>
              <text:p>RQ = requirement</text:p>
              <text:p>RT= rationale</text:p>
              <text:p>VA = verification artefact</text:p>
              <text:p>TX= supporting policy text</text:p>
              <text:p/>
            </office:annotation>
            <text:p>Category</text:p>
          </table:table-cell>
          <table:table-cell office:value-type="string" table:style-name="ce9">
            <text:p>Policy Text</text:p>
          </table:table-cell>
          <table:table-cell table:style-name="ce10"/>
          <table:table-cell table:number-columns-repeated="16379"/>
        </table:table-row>
        <table:table-row table:style-name="ro10">
          <table:table-cell table:style-name="ce6"/>
          <table:table-cell table:style-name="ce11"/>
          <table:table-cell office:value-type="string" table:style-name="ce12">
            <text:p>TX</text:p>
          </table:table-cell>
          <table:table-cell office:value-type="string" table:style-name="ce13">
            <text:p>(A) <text:s text:c="7"/>[COMPANY] understands that Open Source permits the use, study, improvement and sharing of software without seeking further permission. Open Source is a broadening and valuable resource:</text:p>
            <text:p>(A1) <text:s text:c="7"/>Providing quality software and software-based services;</text:p>
            <text:p>(A2) <text:s text:c="7"/>Reducing vendor lock-in;</text:p>
            <text:p>(A3) <text:s text:c="7"/>Reducing the likelihood of security issues;</text:p>
            <text:p>(A4) <text:s text:c="7"/>Reducing development time;</text:p>
            <text:p>(A5) <text:s text:c="7"/>Granting access to developer communities;</text:p>
            <text:p>(A6) <text:s text:c="7"/>Aiding the attraction and retention of quality staff.</text:p>
          </table:table-cell>
          <table:table-cell table:style-name="ce10"/>
          <table:table-cell table:number-columns-repeated="16379"/>
        </table:table-row>
        <table:table-row table:style-name="ro11">
          <table:table-cell table:style-name="ce14"/>
          <table:table-cell table:style-name="ce15"/>
          <table:table-cell table:style-name="ce16"/>
          <table:table-cell office:value-type="string" table:style-name="ce17">
            <text:p>(B) <text:s text:c="7"/>[COMPANY] also understands that using Open Source or proprietary software presents some risks and that:</text:p>
            <text:p>(B1) <text:s text:c="7"/>Open Source is not automatically high quality;</text:p>
            <text:p>(B2) <text:s text:c="7"/>Open Source licensing is complex, and compliance with the licensing terms needs careful consideration, documentation and following of processes;</text:p>
            <text:p>(B3) <text:s text:c="7"/>Other software which has some similar characteristics to Open Source (such as non-commercial or shared source) is not Open Source;</text:p>
            <text:p>(B4) <text:s text:c="7"/>Incorrect deployment and distribution of Open Source can lead to breaches of intellectual property rights, which, if they can be remedied at, may only be remediable by the release of our trade secrets, including source code;</text:p>
            <text:p>(B5) <text:s text:c="7"/>It can be difficult to find warranty cover for Open Source code and performance;</text:p>
            <text:p>(B6) <text:s text:c="7"/>Open Source can be misunderstood, and may be viewed suspiciously by customers and investors.</text:p>
          </table:table-cell>
          <table:table-cell table:style-name="ce10"/>
          <table:table-cell table:number-columns-repeated="16379"/>
        </table:table-row>
        <table:table-row table:style-name="ro9">
          <table:table-cell table:style-name="ce14"/>
          <table:table-cell table:style-name="ce15"/>
          <table:table-cell table:style-name="ce16"/>
          <table:table-cell table:style-name="ce17"/>
          <table:table-cell table:style-name="ce10"/>
          <table:table-cell table:number-columns-repeated="16379"/>
        </table:table-row>
        <table:table-row table:style-name="ro12">
          <table:table-cell table:style-name="ce14"/>
          <table:table-cell table:style-name="ce15"/>
          <table:table-cell table:style-name="ce16"/>
          <table:table-cell office:value-type="string" table:style-name="ce18">
            <text:p>(C) <text:s text:c="7"/>The purpose of this policy is to assist [COMPANY] in getting the best business value from Open Source while mitigating the risks. All Software Staff will be made aware of this Policy though, for example, training, internal wiki/knowledge base.<text:s/></text:p>
          </table:table-cell>
          <table:table-cell table:style-name="ce19"/>
          <table:table-cell table:number-columns-repeated="16379"/>
        </table:table-row>
        <table:table-row table:style-name="ro13">
          <table:table-cell table:style-name="ce14"/>
          <table:table-cell office:value-type="string" table:style-name="ce5">
            <text:p>"<text:span text:style-name="T2">Compliance Artifacts</text:span>" - a collection of artifacts which represent the output of the Open Source management program for a Supplied Software release. The collection may include (but are not limited to) one or more of the following: source code, attribution notices, copyright notices, copy of licenses, modification notifications, written offers, Open Source component bill of materials, SPDX documents and so forth.</text:p>
            <text:p/>
          </table:table-cell>
          <table:table-cell office:value-type="string" table:style-name="ce12">
            <text:p>TX</text:p>
          </table:table-cell>
          <table:table-cell office:value-type="string" table:style-name="ce5">
            <text:p>"<text:span text:style-name="T2">Compliance Artifact</text:span>" - each artifact which represents the output of the Open Source management program for each component of a Supplied Software release. This may include (but is not limited to) one or more of the following: source code, attribution notices, copyright notices, copy of licenses, modification notifications, written offers, Open Source component bill of materials, SPDX documents and so forth.</text:p>
            <text:p/>
          </table:table-cell>
          <table:table-cell table:style-name="ce19"/>
          <table:table-cell table:number-columns-repeated="16379"/>
        </table:table-row>
        <table:table-row table:style-name="ro14">
          <table:table-cell table:style-name="ce14"/>
          <table:table-cell table:style-name="ce5"/>
          <table:table-cell table:style-name="ce16"/>
          <table:table-cell office:value-type="string" table:style-name="ce20">
            <text:p>"Compliance Log Book" -<text:s/><text:span text:style-name="T1">the complete set of Compliance Articfacts which are made available to third parties to comply with the requirements of the licences applicable to Supplied Software for a specific release, in the appropriate form to ensure compliance (e.g. licence text may be required, as opposed to a link to the licence text)</text:span></text:p>
            <text:p><text:s/></text:p>
          </table:table-cell>
          <table:table-cell table:style-name="ce19"/>
          <table:table-cell table:number-columns-repeated="16379"/>
        </table:table-row>
        <table:table-row table:style-name="ro15">
          <table:table-cell table:style-name="ce14"/>
          <table:table-cell office:value-type="string" table:style-name="ce5">
            <text:p>“<text:span text:style-name="T2">Identified Licenses</text:span>” - a set of Open Source Software licenses identified as a result of following an</text:p>
            <text:p>appropriate method of identifying Open Source components from which the Supplied Software is</text:p>
            <text:p>comprised.</text:p>
          </table:table-cell>
          <table:table-cell table:style-name="ce16"/>
          <table:table-cell office:value-type="string" table:style-name="ce5">
            <text:p>“<text:span text:style-name="T2">Identified Licenses</text:span>” - a set of Open Source Software licenses identified as a result of following an</text:p>
            <text:p>appropriate method of identifying Open Source components from which the Supplied Software is</text:p>
            <text:p>comprised.</text:p>
          </table:table-cell>
          <table:table-cell table:style-name="ce19"/>
          <table:table-cell table:number-columns-repeated="16379"/>
        </table:table-row>
        <table:table-row table:style-name="ro16">
          <table:table-cell table:style-name="ce14"/>
          <table:table-cell office:value-type="string" table:style-name="ce5">
            <text:p>“<text:span text:style-name="T2">OpenChain Conformant</text:span>” - a Program that satisfies all the requirements of this specification</text:p>
          </table:table-cell>
          <table:table-cell table:style-name="ce16"/>
          <table:table-cell office:value-type="string" table:style-name="ce5">
            <text:p>“<text:span text:style-name="T2">OpenChain Conformant</text:span>” - a Program that satisfies all the requirements of this specification</text:p>
          </table:table-cell>
          <table:table-cell table:style-name="ce19"/>
          <table:table-cell table:number-columns-repeated="16379"/>
        </table:table-row>
        <table:table-row table:style-name="ro15">
          <table:table-cell table:style-name="ce14"/>
          <table:table-cell office:value-type="string" table:style-name="ce5">
            <text:p>"<text:span text:style-name="T2">Open Source</text:span>" - software subject to one or more licenses that meet the Open Source Definition published by the Open Source Initiative (OpenSource.org) or the Free Software Definition (published by the Free Software Foundation) or similar license.</text:p>
            <text:p/>
          </table:table-cell>
          <table:table-cell table:style-name="ce16"/>
          <table:table-cell office:value-type="string" table:style-name="ce5">
            <text:p>"<text:span text:style-name="T2">Open Source</text:span>" - software subject to one or more licenses that meet the Open Source Definition published by the Open Source Initiative (OpenSource.org) or the Free Software Definition (published by the Free Software Foundation) or similar license.</text:p>
            <text:p/>
          </table:table-cell>
          <table:table-cell table:style-name="ce19"/>
          <table:table-cell table:number-columns-repeated="16379"/>
        </table:table-row>
        <table:table-row table:style-name="ro17">
          <table:table-cell table:number-columns-repeated="3" table:style-name="ce1"/>
          <table:table-cell office:value-type="string" table:style-name="ce21">
            <text:p>"<text:span text:style-name="T2">Open Source Log</text:span>" - the record kept in [ticketing system] of determinations, queries and answers relating to COMPANY's use of Open Source.</text:p>
          </table:table-cell>
          <table:table-cell table:number-columns-repeated="16380" table:style-name="ce1"/>
        </table:table-row>
        <table:table-row table:style-name="ro17">
          <table:table-cell table:style-name="ce14"/>
          <table:table-cell office:value-type="string" table:style-name="ce22">
            <text:p>"<text:span text:style-name="T2">Program</text:span>" - the set of policies, processes and personnel that manage an organization’s Open Source license compliance activities.</text:p>
          </table:table-cell>
          <table:table-cell table:style-name="ce16"/>
          <table:table-cell office:value-type="string" table:style-name="ce22">
            <text:p>"<text:span text:style-name="T2">Program</text:span>" - the set of policies, processes and personnel that manage an organization’s Open Source license compliance activities.</text:p>
          </table:table-cell>
          <table:table-cell table:style-name="ce19"/>
          <table:table-cell table:number-columns-repeated="16379"/>
        </table:table-row>
        <table:table-row table:style-name="ro12">
          <table:table-cell table:style-name="ce14"/>
          <table:table-cell office:value-type="string" table:style-name="ce20">
            <text:p>"Identified License"<text:span text:style-name="T1"><text:s/>- a set of Open Source Software licenses identified as a result of following an appropriate method of identifying Open Source components from which the Supplied Software is comprised.</text:span></text:p>
          </table:table-cell>
          <table:table-cell table:style-name="ce16"/>
          <table:table-cell office:value-type="string" table:style-name="ce20">
            <text:p>"Identified License"<text:span text:style-name="T1"><text:s/>- a set of Open Source Software licenses identified as a result of following an appropriate method of identifying Open Source components from which the Supplied Software is comprised.</text:span></text:p>
          </table:table-cell>
          <table:table-cell table:style-name="ce19"/>
          <table:table-cell table:number-columns-repeated="16379"/>
        </table:table-row>
        <table:table-row table:style-name="ro15">
          <table:table-cell table:style-name="ce14"/>
          <table:table-cell office:value-type="string" table:style-name="ce5">
            <text:p>"<text:span text:style-name="T2">Software Staff" -<text:s/></text:span><text:span text:style-name="T3">any organization employee or contractor that defines, contributes to or has responsibility for preparing Supplied Software. Depending on the organization, that may include (but is not limited to) software developers, release engineers, quality engineers, product marketing and product management.</text:span></text:p>
          </table:table-cell>
          <table:table-cell table:style-name="ce16"/>
          <table:table-cell office:value-type="string" table:style-name="ce5">
            <text:p>"<text:span text:style-name="T2">Software Staff" -<text:s/></text:span><text:span text:style-name="T3">any organization employee or contractor that defines, contributes to or has responsibility for preparing Supplied Software. Depending on the organization, that may include (but is not limited to) software developers, release engineers, quality engineers, product marketing and product management.</text:span></text:p>
          </table:table-cell>
          <table:table-cell table:style-name="ce19"/>
          <table:table-cell table:number-columns-repeated="16379"/>
        </table:table-row>
        <table:table-row table:style-name="ro15">
          <table:table-cell table:style-name="ce14"/>
          <table:table-cell office:value-type="string" table:style-name="ce5">
            <text:p>“<text:span text:style-name="T2">SPDX</text:span>” - the format standard created by the Linux Foundation’s SPDX (Software Package Data Exchange) Working Group for exchanging license and copyright information for a given software package. A description of the SPDX specification can be found at www.spdx.org.</text:p>
          </table:table-cell>
          <table:table-cell table:style-name="ce16"/>
          <table:table-cell office:value-type="string" table:style-name="ce5">
            <text:p>“<text:span text:style-name="T2">SPDX</text:span>” - the format standard created by the Linux Foundation’s SPDX (Software Package Data Exchange) Working Group for exchanging license and copyright information for a given software package. A description of the SPDX specification can be found at www.spdx.org.</text:p>
          </table:table-cell>
          <table:table-cell table:style-name="ce19"/>
          <table:table-cell table:number-columns-repeated="16379"/>
        </table:table-row>
        <table:table-row table:style-name="ro16">
          <table:table-cell table:style-name="ce14"/>
          <table:table-cell office:value-type="string" table:style-name="ce20">
            <text:p>Supplied Software<text:span text:style-name="T1"><text:s/>- software that an organization distributes to third parties (e.g., other organizations or individuals).</text:span></text:p>
          </table:table-cell>
          <table:table-cell table:style-name="ce16"/>
          <table:table-cell office:value-type="string" table:style-name="ce20">
            <text:p>Supplied Software<text:span text:style-name="T1"><text:s/>- software that an organization distributes to third parties (e.g., other organizations or individuals).</text:span></text:p>
          </table:table-cell>
          <table:table-cell table:style-name="ce19"/>
          <table:table-cell table:number-columns-repeated="16379"/>
        </table:table-row>
        <table:table-row table:style-name="ro16">
          <table:table-cell table:style-name="ce23"/>
          <table:table-cell office:value-type="string" table:style-name="ce5">
            <text:p>“<text:span text:style-name="T2">Verification Materials</text:span>” - materials that demonstrate that a given requirement is satisfied.</text:p>
          </table:table-cell>
          <table:table-cell table:style-name="ce24"/>
          <table:table-cell office:value-type="string" table:style-name="ce5">
            <text:p>“<text:span text:style-name="T2">Verification Materials</text:span>” - materials that demonstrate that a given requirement is satisfied.</text:p>
          </table:table-cell>
          <table:table-cell table:style-name="ce19"/>
          <table:table-cell table:number-columns-repeated="16379"/>
        </table:table-row>
        <table:table-row table:style-name="ro9">
          <table:table-cell table:style-name="ce23"/>
          <table:table-cell table:style-name="ce25"/>
          <table:table-cell table:style-name="ce24"/>
          <table:table-cell table:style-name="ce5"/>
          <table:table-cell table:style-name="ce19"/>
          <table:table-cell table:number-columns-repeated="16379"/>
        </table:table-row>
        <table:table-row table:style-name="ro9">
          <table:table-cell table:style-name="ce14"/>
          <table:table-cell table:style-name="ce15"/>
          <table:table-cell table:style-name="ce16"/>
          <table:table-cell table:style-name="ce1"/>
          <table:table-cell table:style-name="ce19"/>
          <table:table-cell table:number-columns-repeated="16379"/>
        </table:table-row>
        <table:table-row table:style-name="ro9">
          <table:table-cell office:value-type="string" table:style-name="ce26">
            <text:p>1</text:p>
          </table:table-cell>
          <table:table-cell office:value-type="string" table:style-name="ce27">
            <text:p>Program Foundation</text:p>
          </table:table-cell>
          <table:table-cell office:value-type="string" table:style-name="ce9">
            <text:p>H</text:p>
          </table:table-cell>
          <table:table-cell table:style-name="ce28"/>
          <table:table-cell table:style-name="ce19"/>
          <table:table-cell table:number-columns-repeated="16379"/>
        </table:table-row>
        <table:table-row table:style-name="ro9">
          <table:table-cell office:value-type="float" office:value="1.1000000000000001" table:style-name="ce26">
            <text:p>1.1</text:p>
          </table:table-cell>
          <table:table-cell office:value-type="string" table:style-name="ce27">
            <text:p>Policy</text:p>
          </table:table-cell>
          <table:table-cell office:value-type="string" table:style-name="ce9">
            <text:p>H</text:p>
          </table:table-cell>
          <table:table-cell table:style-name="ce28"/>
          <table:table-cell table:style-name="ce19"/>
          <table:table-cell table:number-columns-repeated="16379"/>
        </table:table-row>
        <table:table-row table:style-name="ro12">
          <table:table-cell office:value-type="string" table:style-name="ce26">
            <text:p>1.1.0</text:p>
          </table:table-cell>
          <table:table-cell office:value-type="string" table:style-name="ce29">
            <text:p/>
            <text:p>A written Open Source policy exists that governs Open Source license compliance of the Supplied Software. The policy must be internally communicated.</text:p>
          </table:table-cell>
          <table:table-cell office:value-type="string" table:style-name="ce9">
            <text:p>RQ</text:p>
          </table:table-cell>
          <table:table-cell table:style-name="ce30"/>
          <table:table-cell table:style-name="ce19"/>
          <table:table-cell table:number-columns-repeated="16379"/>
        </table:table-row>
        <table:table-row table:style-name="ro16">
          <table:table-cell office:value-type="string" table:style-name="ce26">
            <text:p>1.1.1</text:p>
          </table:table-cell>
          <table:table-cell office:value-type="string" table:style-name="ce26">
            <text:p>A documented Open Source policy.</text:p>
          </table:table-cell>
          <table:table-cell office:value-type="string" table:style-name="ce9">
            <text:p>VA</text:p>
          </table:table-cell>
          <table:table-cell office:value-type="string" table:style-name="ce30">
            <text:p>Our Open Source policy can be found [on the COMPANY] intranet at [LINK]</text:p>
          </table:table-cell>
          <table:table-cell table:style-name="ce19"/>
          <table:table-cell table:number-columns-repeated="16379"/>
        </table:table-row>
        <table:table-row table:style-name="ro18">
          <table:table-cell office:value-type="string" table:style-name="ce26">
            <text:p>1.1.2</text:p>
          </table:table-cell>
          <table:table-cell office:value-type="string" table:style-name="ce29">
            <text:p>A documented procedure that makes Software Staff aware of the existence of the Open Source policy (e.g., via training, internal wiki, or other practical communication method).</text:p>
          </table:table-cell>
          <table:table-cell office:value-type="string" table:style-name="ce9">
            <text:p>VA</text:p>
          </table:table-cell>
          <table:table-cell office:value-type="string" table:style-name="ce30">
            <text:p>All joining Software Staff will be made aware of the Open Source policy, and associated training policy and its location during the induction process. This will be recorded on the [induction checklist | HR system].</text:p>
            <text:p/>
            <text:p/>
          </table:table-cell>
          <table:table-cell table:style-name="ce19"/>
          <table:table-cell table:number-columns-repeated="16379"/>
        </table:table-row>
        <table:table-row table:style-name="ro12">
          <table:table-cell office:value-type="string" table:style-name="ce26">
            <text:p>1.1.R</text:p>
          </table:table-cell>
          <table:table-cell office:value-type="string" table:style-name="ce31">
            <text:p>To ensure steps are taken to create, record and make Software Staff aware of the existence of an Open Source policy. Although no requirements are provided here on what should be included in the policy, other sections may impose requirements on the policy.</text:p>
          </table:table-cell>
          <table:table-cell office:value-type="string" table:style-name="ce9">
            <text:p>RT</text:p>
          </table:table-cell>
          <table:table-cell table:style-name="ce30"/>
          <table:table-cell table:style-name="ce19"/>
          <table:table-cell table:number-columns-repeated="16379"/>
        </table:table-row>
        <table:table-row table:style-name="ro9">
          <table:table-cell office:value-type="float" office:value="1.2" table:style-name="ce26">
            <text:p>1.2</text:p>
          </table:table-cell>
          <table:table-cell office:value-type="string" table:style-name="ce27">
            <text:p>Competence</text:p>
          </table:table-cell>
          <table:table-cell office:value-type="string" table:style-name="ce9">
            <text:p>H</text:p>
          </table:table-cell>
          <table:table-cell table:style-name="ce28"/>
          <table:table-cell table:style-name="ce19"/>
          <table:table-cell table:number-columns-repeated="16379"/>
        </table:table-row>
        <table:table-row table:style-name="ro19">
          <table:table-cell office:value-type="string" table:style-name="ce26">
            <text:p>1.2.0</text:p>
          </table:table-cell>
          <table:table-cell office:value-type="string" table:style-name="ce31">
            <text:p>The Organization shall:</text:p>
            <text:p>• <text:s text:c="5"/>Identify the roles and the corresponding responsibilities of those roles that affects the performance and effectiveness of the Program;<text:s/></text:p>
            <text:p>• <text:s text:c="5"/>Determine the necessary competence of person(s) fulfilling each role<text:s/></text:p>
            <text:p>• <text:s text:c="5"/>Ensure that these persons are competent on the basis of appropriate education, training, and/or experience;<text:s/></text:p>
            <text:p>• <text:s text:c="5"/>Where applicable, take actions to acquire the necessary competence; and<text:s/></text:p>
            <text:p>• <text:s text:c="6"/>Retain appropriate documented information as evidence of competence.</text:p>
          </table:table-cell>
          <table:table-cell office:value-type="string" table:style-name="ce9">
            <text:p>RQ</text:p>
          </table:table-cell>
          <table:table-cell table:style-name="ce19"/>
          <table:table-cell table:style-name="ce32"/>
          <table:table-cell table:number-columns-repeated="16379"/>
        </table:table-row>
        <table:table-row table:style-name="ro17">
          <table:table-cell office:value-type="string" table:style-name="ce26">
            <text:p>1.2.1</text:p>
          </table:table-cell>
          <table:table-cell office:value-type="string" table:style-name="ce26">
            <text:p>A documented list of roles with corresponding responsibilities for the different participants in the Program.</text:p>
          </table:table-cell>
          <table:table-cell office:value-type="string" table:style-name="ce9">
            <text:p>VA</text:p>
          </table:table-cell>
          <table:table-cell office:value-type="string" table:style-name="ce30">
            <text:p>You can find COMPANY's list of roles and corresponding responsibilities for the different participants in the Program [see Appendix 5 for sample].</text:p>
          </table:table-cell>
          <table:table-cell table:style-name="ce33"/>
          <table:table-cell table:number-columns-repeated="16379"/>
        </table:table-row>
        <table:table-row table:style-name="ro16">
          <table:table-cell office:value-type="string" table:style-name="ce26">
            <text:p>1.2.2</text:p>
          </table:table-cell>
          <table:table-cell office:value-type="string" table:style-name="ce29">
            <text:p>A document that identifies the competencies for each role.</text:p>
          </table:table-cell>
          <table:table-cell office:value-type="string" table:style-name="ce9">
            <text:p>VA</text:p>
          </table:table-cell>
          <table:table-cell office:value-type="string" table:style-name="ce30">
            <text:p>You can find COMPANY's list of competencies for each role in the Program [see Appendix 5 for sample].</text:p>
          </table:table-cell>
          <table:table-cell table:style-name="ce19"/>
          <table:table-cell table:number-columns-repeated="16379"/>
        </table:table-row>
        <table:table-row table:style-name="ro17">
          <table:table-cell office:value-type="string" table:style-name="ce26">
            <text:p>1.2.3</text:p>
          </table:table-cell>
          <table:table-cell office:value-type="string" table:style-name="ce29">
            <text:p>Documented evidence of assessed competence for each Program participant.</text:p>
          </table:table-cell>
          <table:table-cell office:value-type="string" table:style-name="ce9">
            <text:p>VA</text:p>
          </table:table-cell>
          <table:table-cell office:value-type="string" table:style-name="ce19">
            <text:p>Every participant in the Program will be assessed, and records of the assessment will be found [in the COMPANY learning management system]</text:p>
          </table:table-cell>
          <table:table-cell table:style-name="ce19"/>
          <table:table-cell table:number-columns-repeated="16379"/>
        </table:table-row>
        <table:table-row table:style-name="ro17">
          <table:table-cell office:value-type="string" table:style-name="ce26">
            <text:p>1.2.R</text:p>
          </table:table-cell>
          <table:table-cell office:value-type="string" table:style-name="ce26">
            <text:p>To ensure that the identified participants fulfilling Program roles have obtained a sufficient level of competence for their respective roles and responsibilities.</text:p>
          </table:table-cell>
          <table:table-cell office:value-type="string" table:style-name="ce9">
            <text:p>RT</text:p>
          </table:table-cell>
          <table:table-cell table:style-name="ce30"/>
          <table:table-cell table:style-name="ce19"/>
          <table:table-cell table:number-columns-repeated="16379"/>
        </table:table-row>
        <table:table-row table:style-name="ro20">
          <table:table-cell office:value-type="float" office:value="1.3" table:style-name="ce26">
            <text:p>1.3</text:p>
          </table:table-cell>
          <table:table-cell office:value-type="string" table:style-name="ce26">
            <text:p>Awareness:</text:p>
            <text:p>The organization shall ensure that Program participants are aware of:<text:s/></text:p>
            <text:p>a) The Open Source policy;<text:s/></text:p>
            <text:p>b) Relevant Open Source objectives;<text:s/></text:p>
            <text:p>c) Their contribution to the effectiveness of the Program; and<text:s/></text:p>
            <text:p>d) The implications of not following the Program’s requirements.</text:p>
          </table:table-cell>
          <table:table-cell office:value-type="string" table:style-name="ce9">
            <text:p>RQ</text:p>
          </table:table-cell>
          <table:table-cell office:value-type="string" table:style-name="ce34">
            <text:p>• <text:s text:c="3"/>A copy of our Open Source policy can be found [here].<text:s/></text:p>
            <text:p>• <text:s text:c="3"/>Our Open Source objectives are set out in the introduction to this policy.</text:p>
            <text:p>• <text:s text:c="3"/>You contribute to the effectiveness of the Program by understanding the rationale behind, and content of, this policy. This includes keeping yourself up-to date with our business practices, and also keeping up to date with current software development practices and developments. You can do this by following news sources like [insert sources], participating in [list forums, mailing lists], and undertaking training activities.If you have any questions relating to this policy, or to our practices and procedures relating to Open Source, please do not hesitate to contact [program lead - see Appendix 5])</text:p>
            <text:p>• <text:s text:c="3"/>It is important that COMPANY adheres to this policy. Failure to do so may lead to</text:p>
            <text:p><text:s text:c="5"/>• <text:s/>legal claims from the holders of copyright or other intellectual property rights in code we use;</text:p>
            <text:p><text:s text:c="5"/>• <text:s text:c="2"/>claims from our customers;</text:p>
            <text:p><text:span text:style-name="T4"><text:s text:c="5"/></text:span>• <text:s text:c="2"/>the inadvertent release of COMPANY proprietary code;</text:p>
            <text:p><text:s text:c="5"/>• <text:s text:c="2"/>breach of regulatory obligations by COMPANY potentially leading to fines;</text:p>
            <text:p><text:s text:c="5"/>• <text:s text:c="2"/>loss or reputation;</text:p>
            <text:p><text:s text:c="5"/>• <text:s text:c="2"/>loss of revenue;</text:p>
            <text:p><text:s text:c="5"/>• <text:s text:c="2"/>breach of contract with suppliers and customers.</text:p>
            <text:p>For this reason, we take breaches of the code seriously, and any individual breaching the code may find themselves subject to COMPANY's disciplinary procedure.</text:p>
          </table:table-cell>
          <table:table-cell table:style-name="ce19"/>
          <table:table-cell table:number-columns-repeated="16379"/>
        </table:table-row>
        <table:table-row table:style-name="ro15">
          <table:table-cell office:value-type="string" table:style-name="ce26">
            <text:p>1.3.1</text:p>
          </table:table-cell>
          <table:table-cell office:value-type="string" table:style-name="ce29">
            <text:p>Documented evidence of assessed awareness for each Program participant including the Program’s objectives, one's contribution within the Program, and implications of Program non-conformance.</text:p>
            <text:p/>
          </table:table-cell>
          <table:table-cell office:value-type="string" table:style-name="ce9">
            <text:p>VA</text:p>
          </table:table-cell>
          <table:table-cell office:value-type="string" table:style-name="ce35">
            <text:p>The COMPANY training and assessment program will cover the objectives of each Program in which you participate, your role within the Program, and implications to the Company and to individuals for non-conformance. Evidence of your assessment will be contained in the COMPANY learning management system</text:p>
          </table:table-cell>
          <table:table-cell table:style-name="ce19"/>
          <table:table-cell table:number-columns-repeated="16379"/>
        </table:table-row>
        <table:table-row table:style-name="ro17">
          <table:table-cell office:value-type="string" table:style-name="ce26">
            <text:p>1.3.R</text:p>
          </table:table-cell>
          <table:table-cell office:value-type="string" table:style-name="ce26">
            <text:p>To ensure Program personnel have obtained a sufficient level of awareness for their respective roles and responsibilities within the Program.</text:p>
          </table:table-cell>
          <table:table-cell office:value-type="string" table:style-name="ce9">
            <text:p>RT</text:p>
          </table:table-cell>
          <table:table-cell table:style-name="ce30"/>
          <table:table-cell table:style-name="ce19"/>
          <table:table-cell table:number-columns-repeated="16379"/>
        </table:table-row>
        <table:table-row table:style-name="ro15">
          <table:table-cell office:value-type="float" office:value="1.4" table:style-name="ce26">
            <text:p>1.4</text:p>
          </table:table-cell>
          <table:table-cell office:value-type="string" table:style-name="ce26">
            <text:p>Program Scope:</text:p>
            <text:p>Different Programs may be governed by different levels of scope. For example, a Program could govern a single product line, an entire department or an entire organization. The scope designation needs to be declared for each Program.</text:p>
          </table:table-cell>
          <table:table-cell office:value-type="string" table:style-name="ce9">
            <text:p>RQ</text:p>
          </table:table-cell>
          <table:table-cell table:style-name="ce36"/>
          <table:table-cell table:style-name="ce19"/>
          <table:table-cell table:number-columns-repeated="16379"/>
        </table:table-row>
        <table:table-row table:style-name="ro12">
          <table:table-cell office:value-type="string" table:style-name="ce26">
            <text:p>1.4.1</text:p>
          </table:table-cell>
          <table:table-cell office:value-type="string" table:style-name="ce37">
            <text:p>A written statement that clearly defines the scope and limits of the Program.</text:p>
          </table:table-cell>
          <table:table-cell office:value-type="string" table:style-name="ce9">
            <text:p>VA</text:p>
          </table:table-cell>
          <table:table-cell office:value-type="string" table:style-name="ce30">
            <text:p>This Open Source policy covers [all products which COMPANY makes available or distributes externally]. [In future, the COMPANY may determine that different products and projects are part of different Programs, and each Program may have a different scope].</text:p>
          </table:table-cell>
          <table:table-cell table:style-name="ce19"/>
          <table:table-cell table:number-columns-repeated="16379"/>
        </table:table-row>
        <table:table-row table:style-name="ro12">
          <table:table-cell office:value-type="string" table:style-name="ce26">
            <text:p>1.4 R</text:p>
          </table:table-cell>
          <table:table-cell office:value-type="string" table:style-name="ce26">
            <text:p>To ensure Program personnel have obtained a sufficient level of awareness for their respective roles and responsibilities within the Program.</text:p>
            <text:p/>
          </table:table-cell>
          <table:table-cell office:value-type="string" table:style-name="ce9">
            <text:p>RT</text:p>
          </table:table-cell>
          <table:table-cell table:style-name="ce30"/>
          <table:table-cell table:style-name="ce19"/>
          <table:table-cell table:number-columns-repeated="16379"/>
        </table:table-row>
        <table:table-row table:style-name="ro17">
          <table:table-cell office:value-type="float" office:value="1.5" table:style-name="ce26">
            <text:p>1.5</text:p>
          </table:table-cell>
          <table:table-cell office:value-type="string" table:style-name="ce29">
            <text:p>License Obligations:</text:p>
            <text:p>A process exists for reviewing the Identified Licenses to determine the obligations, restrictions and rights granted by each license.</text:p>
          </table:table-cell>
          <table:table-cell office:value-type="string" table:style-name="ce38">
            <text:p>RQ</text:p>
          </table:table-cell>
          <table:table-cell table:style-name="ce30"/>
          <table:table-cell table:style-name="ce19"/>
          <table:table-cell table:number-columns-repeated="16379"/>
        </table:table-row>
        <table:table-row table:style-name="ro21">
          <table:table-cell office:value-type="string" table:style-name="ce26">
            <text:p>1.5.1</text:p>
          </table:table-cell>
          <table:table-cell office:value-type="string" table:style-name="ce26">
            <text:p>A documented procedure to review and document the obligations, restrictions and rights granted by each Identified License.</text:p>
          </table:table-cell>
          <table:table-cell office:value-type="string" table:style-name="ce9">
            <text:p>VA</text:p>
          </table:table-cell>
          <table:table-cell office:value-type="string" table:style-name="ce30">
            <text:p>Our procedure for reviewing and documenting the obligations restrictions and rights granted by each Identified License is as follows:</text:p>
            <text:p><text:s text:c="5"/>• <text:s text:c="2"/>[Open Source Lead] makes a preliminary assessment of the licence based on the criteria set out in [Appendix 2]</text:p>
            <text:p><text:s text:c="5"/>• <text:s text:c="2"/>In case of any doubt, [Open Source Lead] refers the question to [External Legal Liaison][whose details are in Appendix 5]</text:p>
            <text:p><text:s text:c="5"/>• <text:s text:c="2"/>The outcome of any determination, and associated rationale (whether internal or external) is recorded in the Open Source Log</text:p>
          </table:table-cell>
          <table:table-cell table:style-name="ce19"/>
          <table:table-cell table:number-columns-repeated="16379"/>
        </table:table-row>
        <table:table-row table:style-name="ro12">
          <table:table-cell office:value-type="string" table:style-name="ce39">
            <text:p>1.5. R</text:p>
          </table:table-cell>
          <table:table-cell office:value-type="string" table:style-name="ce29">
            <text:p>To ensure a process exists for reviewing and identifying the license obligations for each Identified License for the various use cases an organization may encounter (as defined in requirement 3.2)</text:p>
          </table:table-cell>
          <table:table-cell office:value-type="string" table:style-name="ce9">
            <text:p>RT</text:p>
          </table:table-cell>
          <table:table-cell table:style-name="ce30"/>
          <table:table-cell table:style-name="ce19"/>
          <table:table-cell table:number-columns-repeated="16379"/>
        </table:table-row>
        <table:table-row table:style-name="ro9">
          <table:table-cell office:value-type="float" office:value="2" table:style-name="ce26">
            <text:p>2</text:p>
          </table:table-cell>
          <table:table-cell office:value-type="string" table:style-name="ce40">
            <text:p>Relevant Tasks Defined and Supported</text:p>
          </table:table-cell>
          <table:table-cell office:value-type="string" table:style-name="ce9">
            <text:p>H</text:p>
          </table:table-cell>
          <table:table-cell table:style-name="ce28"/>
          <table:table-cell table:style-name="ce19"/>
          <table:table-cell table:number-columns-repeated="16379"/>
        </table:table-row>
        <table:table-row table:style-name="ro12">
          <table:table-cell office:value-type="float" office:value="2.1" table:style-name="ce26">
            <text:p>2.1</text:p>
          </table:table-cell>
          <table:table-cell office:value-type="string" table:style-name="ce26">
            <text:p>Access:<text:s/></text:p>
            <text:p>Maintain a process to effectively respond to external Open Source inquiries. Publicly identify a means by which a third party can make an Open Source compliance inquiry.</text:p>
          </table:table-cell>
          <table:table-cell office:value-type="string" table:style-name="ce9">
            <text:p>RQ</text:p>
          </table:table-cell>
          <table:table-cell table:style-name="ce36"/>
          <table:table-cell table:style-name="ce19"/>
          <table:table-cell table:number-columns-repeated="16379"/>
        </table:table-row>
        <table:table-row table:style-name="ro12">
          <table:table-cell office:value-type="string" table:style-name="ce26">
            <text:p>2.1.1</text:p>
          </table:table-cell>
          <table:table-cell office:value-type="string" table:style-name="ce26">
            <text:p>Publicly visible method that allows any third party to make an Open Source license compliance inquiry (e.g., via a published contact email address, or the Linux Foundation's Open Compliance Directory).</text:p>
          </table:table-cell>
          <table:table-cell office:value-type="string" table:style-name="ce9">
            <text:p>VA</text:p>
          </table:table-cell>
          <table:table-cell office:value-type="string" table:style-name="ce30">
            <text:p>Details of our Open Source Liaison can be found at [link to externally facing website]. Further details of our Open Source Liaison can be found in [Appendix 5].</text:p>
          </table:table-cell>
          <table:table-cell table:style-name="ce36"/>
          <table:table-cell table:number-columns-repeated="16379"/>
        </table:table-row>
        <table:table-row table:style-name="ro14">
          <table:table-cell office:value-type="string" table:style-name="ce26">
            <text:p>2.1.2</text:p>
          </table:table-cell>
          <table:table-cell office:value-type="string" table:style-name="ce26">
            <text:p>An internal documented procedure for responding to third party Open Source license compliance inquiries.</text:p>
          </table:table-cell>
          <table:table-cell office:value-type="string" table:style-name="ce9">
            <text:p>VA</text:p>
          </table:table-cell>
          <table:table-cell office:value-type="string" table:style-name="ce30">
            <text:p>Anyone receiving a Open Source Compliance inquiry from outside the [COMPANY] shall refer it to Open Source Compliance Lead [whose details are in Appendix 5] who shall have overall responsibility for dealing with the enquiry, and, where appropriate, assigning <text:s/>the handling of all or part of it to suitable individuals within [COMPANY], or, where they determine appropriate, to external counsel whose details are [also in Appendix 5]</text:p>
          </table:table-cell>
          <table:table-cell table:style-name="ce36"/>
          <table:table-cell table:number-columns-repeated="16379"/>
        </table:table-row>
        <table:table-row table:style-name="ro17">
          <table:table-cell office:value-type="string" table:style-name="ce26">
            <text:p>2.1 R</text:p>
          </table:table-cell>
          <table:table-cell office:value-type="string" table:style-name="ce26">
            <text:p>To ensure there is a reasonable way for third parties to contact the organization with regard to Open Source compliance inquiries and that the organization is prepared to effectively respond.</text:p>
          </table:table-cell>
          <table:table-cell office:value-type="string" table:style-name="ce9">
            <text:p>RT</text:p>
          </table:table-cell>
          <table:table-cell table:style-name="ce30"/>
          <table:table-cell table:style-name="ce36"/>
          <table:table-cell table:number-columns-repeated="16379"/>
        </table:table-row>
        <table:table-row table:style-name="ro9">
          <table:table-cell office:value-type="float" office:value="2.2000000000000002" table:style-name="ce26">
            <text:p>2.2</text:p>
          </table:table-cell>
          <table:table-cell office:value-type="string" table:style-name="ce27">
            <text:p>Effectively Resourced</text:p>
          </table:table-cell>
          <table:table-cell office:value-type="string" table:style-name="ce9">
            <text:p>H</text:p>
          </table:table-cell>
          <table:table-cell table:style-name="ce30"/>
          <table:table-cell table:style-name="ce36"/>
          <table:table-cell table:number-columns-repeated="16379"/>
        </table:table-row>
        <table:table-row table:style-name="ro19">
          <table:table-cell table:style-name="ce26"/>
          <table:table-cell office:value-type="string" table:style-name="ce26">
            <text:p>Identify and Resource Program Task(s):<text:s/></text:p>
            <text:p>• <text:s text:c="3"/>Assign accountability to ensure the successful execution of Program tasks.</text:p>
            <text:p>• <text:s text:c="2"/>Program tasks are sufficiently resourced:</text:p>
            <text:p><text:s text:c="4"/>• <text:s/>Time to perform the tasks have been allocated; and</text:p>
            <text:p><text:s text:c="4"/>• <text:s/>Adequate funding has been allocated.</text:p>
            <text:p>• <text:s/>A process exists for reviewing and updating the policy and supporting tasks;<text:s/></text:p>
            <text:p>• <text:s/>Legal expertise pertaining to Open Source license compliance is accessible to those who may need such guidance; and<text:s/></text:p>
            <text:p>• <text:s/>A process exists for the resolution of Open Source license compliance issues.</text:p>
          </table:table-cell>
          <table:table-cell office:value-type="string" table:style-name="ce9">
            <text:p>RQ</text:p>
          </table:table-cell>
          <table:table-cell table:style-name="ce30"/>
          <table:table-cell table:style-name="ce36"/>
          <table:table-cell table:number-columns-repeated="16379"/>
        </table:table-row>
        <table:table-row table:style-name="ro12">
          <table:table-cell office:value-type="string" table:style-name="ce26">
            <text:p>2.2.1</text:p>
          </table:table-cell>
          <table:table-cell office:value-type="string" table:style-name="ce29">
            <text:p>Document with name of persons, group or function in Program role(s) identified.</text:p>
          </table:table-cell>
          <table:table-cell office:value-type="string" table:style-name="ce9">
            <text:p>VA</text:p>
          </table:table-cell>
          <table:table-cell office:value-type="string" table:style-name="ce41">
            <text:p>The Open Source Compliance Lead is primarily responsible for day-to-day internal Open Source compliance issues, supported by the [list persons, groups and their functions whose details are in Appendix 5]</text:p>
          </table:table-cell>
          <table:table-cell table:style-name="ce19"/>
          <table:table-cell table:number-columns-repeated="16379"/>
        </table:table-row>
        <table:table-row table:style-name="ro14">
          <table:table-cell office:value-type="string" table:style-name="ce26">
            <text:p>2.2.2</text:p>
          </table:table-cell>
          <table:table-cell office:value-type="string" table:style-name="ce29">
            <text:p>The identified Program roles have been properly staffed and adequate funding provided.</text:p>
          </table:table-cell>
          <table:table-cell office:value-type="string" table:style-name="ce9">
            <text:p>VA</text:p>
          </table:table-cell>
          <table:table-cell office:value-type="string" table:style-name="ce30">
            <text:p>COMPANY shall <text:s/>ensure that the identified Program roles are staffed, adequately funded and allocated with time to perform their duties. Any individual in an indentified Program role who believes that their role is inadequetely resourced and funded must take up the issue with the Open Source Lead, and failing effective resolution of the issue, shall take it up with the Board Director responsible for Open Source compliance as listed in Appendix 5.</text:p>
          </table:table-cell>
          <table:table-cell table:style-name="ce19"/>
          <table:table-cell table:number-columns-repeated="16379"/>
        </table:table-row>
        <table:table-row table:style-name="ro15">
          <table:table-cell office:value-type="string" table:style-name="ce26">
            <text:p>2.2.3</text:p>
          </table:table-cell>
          <table:table-cell office:value-type="string" table:style-name="ce26">
            <text:p>Identification of legal expertise available to address Open Source license compliance matters which could be internal or external.</text:p>
          </table:table-cell>
          <table:table-cell office:value-type="string" table:style-name="ce9">
            <text:p>VA</text:p>
          </table:table-cell>
          <table:table-cell office:value-type="string" table:style-name="ce30">
            <text:p>We use [Moorcrofts LLP, supported by their compliance partner Orcro Limited] to provide legal and associated advice. Any legal requests should be routed to [Open Source Compliance Officer] who will determine whether it's necessary to get our external advisers involved.</text:p>
          </table:table-cell>
          <table:table-cell table:style-name="ce19"/>
          <table:table-cell table:number-columns-repeated="16379"/>
        </table:table-row>
        <table:table-row table:style-name="ro22">
          <table:table-cell office:value-type="string" table:style-name="ce26">
            <text:p>2.2.4</text:p>
          </table:table-cell>
          <table:table-cell office:value-type="string" table:style-name="ce29">
            <text:p>A documented procedure that assigns internal responsibilities for Open Source compliance.</text:p>
          </table:table-cell>
          <table:table-cell office:value-type="string" table:style-name="ce9">
            <text:p>VA</text:p>
          </table:table-cell>
          <table:table-cell office:value-type="string" table:style-name="ce19">
            <text:p>The Open Source Compliance Lead [and list supporting persons, groups and their functions as set out in Appendix 5] shall be primarily responsible for the resolution of day-to-day internal compliance issues, as well as updating and reviewing this policy supported by:</text:p>
            <text:p>• <text:s text:c="3"/>The Open Source Compliance Lead shall be responsible for</text:p>
            <text:p><text:s text:c="5"/>• <text:s text:c="2"/>Reviewing, implementing and communicating this policy</text:p>
            <text:p><text:s text:c="5"/>• <text:s text:c="2"/>Reviewing and implementing training and assessment for Open Source compliance related issues (in conjunction with HR)</text:p>
            <text:p><text:s text:c="5"/>• <text:s text:c="2"/>Overseeing the activities of the Open Source Liaison</text:p>
            <text:p><text:s text:c="5"/>• <text:s text:c="2"/>Categorising Identified Licences</text:p>
            <text:p><text:s text:c="5"/>• <text:s text:c="2"/>Keeping themseves appraised of up-to-date issues around Open Source compliance, including involvement with appropriate forums, user groups and mailing lists, and keeping in regular contact with the external legal advisors as set out in Appendix 5<text:s/></text:p>
            <text:p><text:s text:c="5"/>• <text:s text:c="2"/>Keeping the Board, and in particular, the Board Member responsible for Open Source, up to date with activites affected by this Open Source Policy</text:p>
            <text:p>• <text:s text:c="3"/>[list any additional persons, groups and their responsibilities as further set out in Appendix 5]</text:p>
          </table:table-cell>
          <table:table-cell table:style-name="ce30"/>
          <table:table-cell table:number-columns-repeated="16379"/>
        </table:table-row>
        <table:table-row table:style-name="ro23">
          <table:table-cell office:value-type="string" table:style-name="ce26">
            <text:p>2.2.5</text:p>
          </table:table-cell>
          <table:table-cell office:value-type="string" table:style-name="ce31">
            <text:p>A documented procedure for handling the review and remediation of non-compliant cases.</text:p>
          </table:table-cell>
          <table:table-cell table:style-name="ce9"/>
          <table:table-cell office:value-type="string" table:style-name="ce30">
            <text:p>Should a non-compliance issue be raised, the Open Source Compliance Lead shall:</text:p>
            <text:p/>
            <text:p>1. Acknowledge receipt of the query and state a reasonable time for resolution;</text:p>
            <text:p>2. Determine whether the query discloses a genuine issue or not (and if not, respond to the querier accordingly);<text:s/></text:p>
            <text:p>3. If the issue is genuine, apply [Appendix 4: incident severity criteria] to prioritise.</text:p>
            <text:p>4. Determine the appropriate response according to [Appendix 4: incident response criteria]</text:p>
            <text:p>5. Carry out response in accordance with criteria, changing client terms of business etc. as appropriate.</text:p>
            <text:p>6. Document the above in the Open Source Log</text:p>
          </table:table-cell>
          <table:table-cell table:style-name="ce19"/>
          <table:table-cell table:number-columns-repeated="16379"/>
        </table:table-row>
        <table:table-row table:style-name="ro12">
          <table:table-cell office:value-type="string" table:style-name="ce26">
            <text:p>2.2.R</text:p>
          </table:table-cell>
          <table:table-cell office:value-type="string" table:style-name="ce26">
            <text:p>To ensure: i) Program responsibilities are effectively supported and resourced and ii) policies and supporting processes are regularly updated to accommodate changes in Open Source compliance best practices.</text:p>
          </table:table-cell>
          <table:table-cell office:value-type="string" table:style-name="ce9">
            <text:p>RT</text:p>
          </table:table-cell>
          <table:table-cell table:style-name="ce30"/>
          <table:table-cell table:style-name="ce19"/>
          <table:table-cell table:number-columns-repeated="16379"/>
        </table:table-row>
        <table:table-row table:style-name="ro9">
          <table:table-cell office:value-type="float" office:value="3" table:style-name="ce26">
            <text:p>3</text:p>
          </table:table-cell>
          <table:table-cell office:value-type="string" table:style-name="ce27">
            <text:p>Open Source Content Review and Approval</text:p>
          </table:table-cell>
          <table:table-cell office:value-type="string" table:style-name="ce9">
            <text:p>H</text:p>
          </table:table-cell>
          <table:table-cell table:style-name="ce30"/>
          <table:table-cell table:style-name="ce19"/>
          <table:table-cell table:number-columns-repeated="16379"/>
        </table:table-row>
        <table:table-row table:style-name="ro18">
          <table:table-cell office:value-type="float" office:value="3.1" table:style-name="ce26">
            <text:p>3.1</text:p>
          </table:table-cell>
          <table:table-cell office:value-type="string" table:style-name="ce31">
            <text:p>A process exists for creating and managing a bill of materials that includes each Open Source component (and its Identified Licenses) from which the Supplied Software is comprised.</text:p>
          </table:table-cell>
          <table:table-cell office:value-type="string" table:style-name="ce9">
            <text:p>RQ</text:p>
          </table:table-cell>
          <table:table-cell office:value-type="string" table:style-name="ce30">
            <text:p>We have a process for ensuring that only code meeting our quality, licensing, provenance and functional requirements is incorporated into our code base and Supplied Software. All code must be approved before incorporation, and all code use (and the decisions that led to its inclusion) must be properly documented in the Open Source Log.</text:p>
          </table:table-cell>
          <table:table-cell table:style-name="ce19"/>
          <table:table-cell table:number-columns-repeated="16379"/>
        </table:table-row>
        <table:table-row table:style-name="ro13">
          <table:table-cell office:value-type="string" table:style-name="ce26">
            <text:p>3.1.1</text:p>
          </table:table-cell>
          <table:table-cell office:value-type="string" table:style-name="ce26">
            <text:p>A documented procedure for identifying, tracking, reviewing, approving, and archiving information about the collection of Open Source components from which the Supplied Software is comprised.</text:p>
            <text:p/>
          </table:table-cell>
          <table:table-cell office:value-type="string" table:style-name="ce9">
            <text:p>VA</text:p>
          </table:table-cell>
          <table:table-cell office:value-type="string" table:style-name="ce39">
            <text:p>All decisions carried out under this policy shall be recorded in [Open Source <text:s/>Log], with details of the background, decision made, date, source of request, and name of the decision maker.</text:p>
            <text:p/>
            <text:p>The Open Source Log shall be reviewed annually, and any entries relating to code which is no longer currently used or distributed shall be flagged. All such entries shall be archived after [three years] of being flagged, and shall be anonymised after [six years].<text:s/></text:p>
          </table:table-cell>
          <table:table-cell table:style-name="ce19"/>
          <table:table-cell table:number-columns-repeated="16379"/>
        </table:table-row>
        <table:table-row table:style-name="ro15">
          <table:table-cell office:value-type="string" table:style-name="ce26">
            <text:p>3.1.2</text:p>
          </table:table-cell>
          <table:table-cell office:value-type="string" table:style-name="ce26">
            <text:p>Open Source component records for the Supplied Software that demonstrates the documented procedure was properly followed.</text:p>
          </table:table-cell>
          <table:table-cell office:value-type="string" table:style-name="ce9">
            <text:p>VA</text:p>
          </table:table-cell>
          <table:table-cell office:value-type="string" table:style-name="ce30">
            <text:p>The [Open Source Log] shall be maintained so as to ensure that each entry is cross referenced to the Supplied Software release or releases it referred to, to enable it to be sorted so that a subset of all log entries for a specific release can be produced, demonstrating that this procedure has been properly followed.<text:s/></text:p>
          </table:table-cell>
          <table:table-cell table:style-name="ce19"/>
          <table:table-cell table:number-columns-repeated="16379"/>
        </table:table-row>
        <table:table-row table:style-name="ro18">
          <table:table-cell office:value-type="string" table:style-name="ce26">
            <text:p>3.1.R</text:p>
          </table:table-cell>
          <table:table-cell office:value-type="string" table:style-name="ce31">
            <text:p>To ensure a process exists for creating and managing an Open Source component bill of materials used to construct the Supplied Software. A bill of materials is needed to support the systematic review and approval of each component’s license terms to understand the obligations and restrictions as it applies to the distribution of the Supplied Software.</text:p>
          </table:table-cell>
          <table:table-cell office:value-type="string" table:style-name="ce9">
            <text:p>RT</text:p>
          </table:table-cell>
          <table:table-cell table:style-name="ce30"/>
          <table:table-cell table:style-name="ce19"/>
          <table:table-cell table:number-columns-repeated="16379"/>
        </table:table-row>
        <table:table-row table:style-name="ro9">
          <table:table-cell office:value-type="float" office:value="3.2" table:style-name="ce26">
            <text:p>3.2</text:p>
          </table:table-cell>
          <table:table-cell office:value-type="string" table:style-name="ce27">
            <text:p>License Compliance</text:p>
          </table:table-cell>
          <table:table-cell office:value-type="string" table:style-name="ce9">
            <text:p>H</text:p>
          </table:table-cell>
          <table:table-cell table:style-name="ce30"/>
          <table:table-cell table:style-name="ce19"/>
          <table:table-cell table:number-columns-repeated="16379"/>
        </table:table-row>
        <table:table-row table:style-name="ro24">
          <table:table-cell office:value-type="string" table:style-name="ce26">
            <text:p>3.2.0</text:p>
          </table:table-cell>
          <table:table-cell office:value-type="string" table:style-name="ce31">
            <text:p>The Program must be capable of managing common Open Source license use cases encountered by Software Staff for Supplied Software, which may include the following use cases (note that the list is neither exhaustive, nor may all of the use cases apply):</text:p>
            <text:p>• <text:s text:c="3"/>distributed in binary form;</text:p>
            <text:p>• <text:s text:c="3"/>distributed in source form;</text:p>
            <text:p>• <text:s text:c="3"/>integrated with other Open Source such that it may trigger copyleft obligations;</text:p>
            <text:p>• <text:s text:c="3"/>contains modified Open Source;</text:p>
            <text:p>• <text:s text:c="3"/>contains Open Source or other software under an incompatible license interacting with other components within the Supplied Software; and/or</text:p>
            <text:p>• <text:s text:c="3"/>contains Open Source with attribution requirements.</text:p>
          </table:table-cell>
          <table:table-cell office:value-type="string" table:style-name="ce9">
            <text:p>RQ</text:p>
          </table:table-cell>
          <table:table-cell table:style-name="ce30"/>
          <table:table-cell table:style-name="ce19"/>
          <table:table-cell table:number-columns-repeated="16379"/>
        </table:table-row>
        <table:table-row table:style-name="ro10">
          <table:table-cell office:value-type="string" table:style-name="ce26">
            <text:p>3.2.1</text:p>
          </table:table-cell>
          <table:table-cell office:value-type="string" table:style-name="ce31">
            <text:p>A documented procedure for handling the common Open Source license use cases for the Open Source components of the Supplied Software.</text:p>
          </table:table-cell>
          <table:table-cell office:value-type="string" table:style-name="ce9">
            <text:p>VA</text:p>
          </table:table-cell>
          <table:table-cell office:value-type="string" table:style-name="ce30">
            <text:p>[Appendix 2: Open Source licences] database contains a list of the licences covering the code in each release of Supplied Software categorising how each licence deals with distribution in binary form, source form, strong or weak copyleft, provided on a SaaS basis, is modified or contains attribution requirements. Any code which is released under a licence not in the database shall be referred to review as set out in [reference].<text:s/></text:p>
            <text:p/>
            <text:p>The inclusion of any code into any release of Supplied Software shall follow [Appendix 3: Source Acceptability Criteria].</text:p>
          </table:table-cell>
          <table:table-cell table:style-name="ce19"/>
          <table:table-cell table:number-columns-repeated="16379"/>
        </table:table-row>
        <table:table-row table:style-name="ro12">
          <table:table-cell office:value-type="string" table:style-name="ce26">
            <text:p>3.2.R</text:p>
          </table:table-cell>
          <table:table-cell office:value-type="string" table:style-name="ce26">
            <text:p>To ensure the program is sufficiently robust to handle an organization’s common Open Source license use cases. That a procedure exists to support this activity and that the procedure is followed.</text:p>
          </table:table-cell>
          <table:table-cell office:value-type="string" table:style-name="ce9">
            <text:p>RT</text:p>
          </table:table-cell>
          <table:table-cell table:style-name="ce30"/>
          <table:table-cell table:style-name="ce19"/>
          <table:table-cell table:number-columns-repeated="16379"/>
        </table:table-row>
        <table:table-row table:style-name="ro9">
          <table:table-cell office:value-type="float" office:value="4" table:style-name="ce26">
            <text:p>4</text:p>
          </table:table-cell>
          <table:table-cell office:value-type="string" table:style-name="ce40">
            <text:p>Compliance Artifact Creation and Delivery</text:p>
          </table:table-cell>
          <table:table-cell office:value-type="string" table:style-name="ce9">
            <text:p>H</text:p>
          </table:table-cell>
          <table:table-cell table:style-name="ce28"/>
          <table:table-cell table:style-name="ce19"/>
          <table:table-cell table:number-columns-repeated="16379"/>
        </table:table-row>
        <table:table-row table:style-name="ro25">
          <table:table-cell office:value-type="float" office:value="4.0999999999999996" table:style-name="ce26">
            <text:p>4.1</text:p>
          </table:table-cell>
          <table:table-cell office:value-type="string" table:style-name="ce26">
            <text:p>Compliance Artifacts:</text:p>
            <text:p>A process exists for creating the set of Compliance Artifacts for the Supplied Software.<text:s/></text:p>
          </table:table-cell>
          <table:table-cell office:value-type="string" table:style-name="ce9">
            <text:p>RQ</text:p>
          </table:table-cell>
          <table:table-cell office:value-type="string" table:style-name="ce42">
            <text:p>Open Source licenses attach a variety of requirements to the distribution of source and/or binaries. Some require notices to be displayed by or with the running code, while others have requirements relating to the content and location of attribution, copyright statements, disclaimers and similar. Copyleft licenses also require copies of corresponding source to be made available to the recipient or to the general public. A failure to comply with any of these requirements would breach the license and is non-compliance with this policy with potentially serious consequences. For convenience, all these various materials are called "Compliance Artifacts", and the compilation of them into a specific release of Supplied Software is called the Compliance Log Book.</text:p>
          </table:table-cell>
          <table:table-cell table:style-name="ce10"/>
          <table:table-cell table:number-columns-repeated="16379"/>
        </table:table-row>
        <table:table-row table:style-name="ro24">
          <table:table-cell office:value-type="string" table:style-name="ce26">
            <text:p>4.1.1</text:p>
          </table:table-cell>
          <table:table-cell office:value-type="string" table:style-name="ce26">
            <text:p>A documented procedure that describes the process under which the Compliance Artifacts are prepared and distributed with the Supplied Software as required by the Identified Licenses.</text:p>
          </table:table-cell>
          <table:table-cell office:value-type="string" table:style-name="ce9">
            <text:p>VA</text:p>
          </table:table-cell>
          <table:table-cell office:value-type="string" table:style-name="ce26">
            <text:p>For each component which is incorporated into a Supplied Software release, the appropriate Compliance Artifacts shall be compiled into the Compliance Log Book for that release. The Compliance Log Book shall be compiled in such a format that it complies with the relevant licence terms (for example, it may be necessary to provide the specific text of a licence, rather than a link to the text). Where appropriate, and required by the mode of distribution of the release, the Compliance Log Book shall also be published online at [insert link]</text:p>
            <text:p/>
            <text:p>In general, we favour providing the whole of the text of the relevant licence in the Compliance Log Book, even if only providing part of the text (e.g. an attribution notice and disclaimer) is permissible.<text:s text:c="5"/></text:p>
          </table:table-cell>
          <table:table-cell table:style-name="ce19"/>
          <table:table-cell table:number-columns-repeated="16379"/>
        </table:table-row>
        <table:table-row table:style-name="ro14">
          <table:table-cell office:value-type="string" table:style-name="ce26">
            <text:p>4.1.2</text:p>
          </table:table-cell>
          <table:table-cell office:value-type="string" table:style-name="ce26">
            <text:p>A documented procedure for archiving copies of the Compliance Artifacts of the Supplied Software - where the archive is planned to exist for a reasonable period of time (determined by domain, legal jurisdiction and/or customer contracts) since the last offer of the Supplied Software; or as required by the Identified Licenses (whichever is longer). Records exist that demonstrate the procedure has been properly followed.</text:p>
          </table:table-cell>
          <table:table-cell office:value-type="string" table:style-name="ce9">
            <text:p>VA</text:p>
          </table:table-cell>
          <table:table-cell office:value-type="string" table:style-name="ce30">
            <text:p>The Compliance Artifacts for all previous releases of Supplied Software shall be retained [in the Open Source Compliance Log] and archived as set out above [insert reference]</text:p>
          </table:table-cell>
          <table:table-cell table:style-name="ce19"/>
          <table:table-cell table:number-columns-repeated="16379"/>
        </table:table-row>
        <table:table-row table:style-name="ro17">
          <table:table-cell office:value-type="string" table:style-name="ce26">
            <text:p>4.1.R</text:p>
          </table:table-cell>
          <table:table-cell office:value-type="string" table:style-name="ce29">
            <text:p>To ensure reasonable commercial efforts have been instituted in the preparation of the Compliance Artifacts that accompanies the Supplied Software, as required by the Identified Licenses.</text:p>
          </table:table-cell>
          <table:table-cell office:value-type="string" table:style-name="ce9">
            <text:p>RT</text:p>
          </table:table-cell>
          <table:table-cell table:style-name="ce30"/>
          <table:table-cell table:style-name="ce19"/>
          <table:table-cell table:number-columns-repeated="16379"/>
        </table:table-row>
        <table:table-row table:style-name="ro9">
          <table:table-cell office:value-type="float" office:value="5" table:style-name="ce26">
            <text:p>5</text:p>
          </table:table-cell>
          <table:table-cell office:value-type="string" table:style-name="ce40">
            <text:p>Understand Open Source Community Engagement</text:p>
          </table:table-cell>
          <table:table-cell office:value-type="string" table:style-name="ce9">
            <text:p>H</text:p>
          </table:table-cell>
          <table:table-cell table:style-name="ce28"/>
          <table:table-cell table:style-name="ce19"/>
          <table:table-cell table:number-columns-repeated="16379"/>
        </table:table-row>
        <table:table-row table:style-name="ro26">
          <table:table-cell office:value-type="float" office:value="5.0999999999999996" table:style-name="ce26">
            <text:p>5.1</text:p>
          </table:table-cell>
          <table:table-cell office:value-type="string" table:style-name="ce31">
            <text:p>Contributions:</text:p>
            <text:p>If an organization considers contributions to Open Source projects then:</text:p>
            <text:p>• <text:s text:c="3"/>a written policy exists that governs contributions to Open Source projects;</text:p>
            <text:p>• <text:s text:c="3"/>the policy must be internally communicated; and<text:s/></text:p>
            <text:p>• <text:s text:c="3"/>a process exists that implements the policy</text:p>
            <text:p/>
          </table:table-cell>
          <table:table-cell office:value-type="string" table:style-name="ce9">
            <text:p>RQ</text:p>
          </table:table-cell>
          <table:table-cell office:value-type="string" table:style-name="ce30">
            <text:p>[Our own Open Source projects have a vibrant community around them, and we encourage participation from people both inside and outside COMPANY. For more information, please see [OUR PROJECT AND COMMUNITY]]</text:p>
            <text:p/>
            <text:p>We recognise the benefits of becoming involved in Open Source projects, from personal satisfaction of our team, through to gaining in depth understanding of the project in question, being able to help influence the direction of movement of the project as a whole, and also ensuring that any bug fixes and enhancements we contribute are not kept to ourselves (which would, over time, mean we have forked the project, and creates a support headache) become part of the main supported release.   </text:p>
            <text:p/>
            <text:p/>
            <text:p>OR<text:s/></text:p>
            <text:p/>
            <text:p/>
            <text:p>We recognise the benefit of Open Source projects and are supportive of their goals. Where deemed appropriate by the Open Source Liaison we may contribute bug fixes or other material to projects of our choosing. Unapproved contributions may not be made by any staff of the company at any time.</text:p>
          </table:table-cell>
          <table:table-cell table:style-name="ce19"/>
          <table:table-cell table:number-columns-repeated="16379"/>
        </table:table-row>
        <table:table-row table:style-name="ro27">
          <table:table-cell office:value-type="string" table:style-name="ce26">
            <text:p>5.1.1</text:p>
          </table:table-cell>
          <table:table-cell office:value-type="string" table:style-name="ce26">
            <text:p>A documented Open Source contribution policy</text:p>
          </table:table-cell>
          <table:table-cell office:value-type="string" table:style-name="ce9">
            <text:p>VA</text:p>
          </table:table-cell>
          <table:table-cell office:value-type="string" table:style-name="ce43">
            <text:p>We encourage our team to get involved in Open Source (and similar) projects outside COMPANY. If you want to join a project, please see the Open Source Lead for more information. Aside from projects that COMPANY has involvement in, feel free to contribute to other projects in your own time. Note, however, your obligations to COMPANY relating to trade secrets and our intellectual property. For this reason, you must clear any participation with Open Source Lead before starting to contribute to projects which may have some connection with your work for COMPANY   </text:p>
            <text:p/>
            <text:p/>
            <text:p>OR<text:s/></text:p>
            <text:p/>
            <text:p/>
            <text:p>We do not generally encourage involvement in Open Source (and similar) projects outside COMPANY. If you wish to become involved in a project outside COMPANY please seek explicit permission from the Open Source Liaison. This is required given your obligations to COMPANY relating to trade secrets and our intellectual property.<text:s/></text:p>
          </table:table-cell>
          <table:table-cell table:style-name="ce19"/>
          <table:table-cell table:number-columns-repeated="16379"/>
        </table:table-row>
        <table:table-row table:style-name="ro28">
          <table:table-cell office:value-type="string" table:style-name="ce26">
            <text:p>5.1.2</text:p>
          </table:table-cell>
          <table:table-cell office:value-type="string" table:style-name="ce26">
            <text:p>A documented procedure that governs Open Source contributions</text:p>
          </table:table-cell>
          <table:table-cell office:value-type="string" table:style-name="ce9">
            <text:p>VA</text:p>
          </table:table-cell>
          <table:table-cell office:value-type="string" table:style-name="ce30">
            <text:p>In order to contribute to an approved Open Source project, you may be asked to sign a certificate of origin, a contributor licence agreement, or other document. It may be the case that we already have a signed blanket agreement in place, for example. Before contributing to any Open Source projects, you must check with Open Source Lead, and make sure that all requirements relating to documentation are fulfilled. You may use your COMPANY email address to register and identify yourself as the source of contributions once this clearance has been obtained.<text:s/></text:p>
          </table:table-cell>
          <table:table-cell table:style-name="ce19"/>
          <table:table-cell table:number-columns-repeated="16379"/>
        </table:table-row>
        <table:table-row table:style-name="ro15">
          <table:table-cell office:value-type="string" table:style-name="ce26">
            <text:p>5.1.3</text:p>
          </table:table-cell>
          <table:table-cell office:value-type="string" table:style-name="ce26">
            <text:p>A documented procedure that makes all Software Staff aware of the existence of the Open Source contribution policy (e.g., via training, internal wiki, or other practical communication method)</text:p>
          </table:table-cell>
          <table:table-cell office:value-type="string" table:style-name="ce9">
            <text:p>VA</text:p>
          </table:table-cell>
          <table:table-cell office:value-type="string" table:style-name="ce30">
            <text:p>More information about contributing to Open Source projects can be found [HERE] and the policy and training related to it is covered in the training referred to in [REF:TRAINING] above.<text:s/></text:p>
            <text:p/>
            <text:p/>
          </table:table-cell>
          <table:table-cell table:style-name="ce19"/>
          <table:table-cell table:number-columns-repeated="16379"/>
        </table:table-row>
        <table:table-row table:style-name="ro18">
          <table:table-cell office:value-type="string" table:style-name="ce26">
            <text:p>5.1.R</text:p>
          </table:table-cell>
          <table:table-cell office:value-type="string" table:style-name="ce31">
            <text:p>To ensure an organization has given reasonable consideration to developing a policy with respect to publicly contributing to open source. The open source contribution policy can be made a part of the overall open source policy of an organization or be its own separate policy. In the situation where contributions are limited or not permitted at all, a policy should exist making that position clear.<text:s/></text:p>
          </table:table-cell>
          <table:table-cell office:value-type="string" table:style-name="ce9">
            <text:p>RT</text:p>
          </table:table-cell>
          <table:table-cell table:style-name="ce30"/>
          <table:table-cell table:style-name="ce19"/>
          <table:table-cell table:number-columns-repeated="16379"/>
        </table:table-row>
        <table:table-row table:style-name="ro9">
          <table:table-cell office:value-type="float" office:value="6" table:style-name="ce26">
            <text:p>6</text:p>
          </table:table-cell>
          <table:table-cell office:value-type="string" table:style-name="ce40">
            <text:p>Adherence to the Specification Requirements</text:p>
          </table:table-cell>
          <table:table-cell office:value-type="string" table:style-name="ce9">
            <text:p>H</text:p>
          </table:table-cell>
          <table:table-cell table:style-name="ce28"/>
          <table:table-cell table:style-name="ce19"/>
          <table:table-cell table:number-columns-repeated="16379"/>
        </table:table-row>
        <table:table-row table:style-name="ro29">
          <table:table-cell office:value-type="float" office:value="6.1" table:style-name="ce26">
            <text:p>6.1</text:p>
          </table:table-cell>
          <table:table-cell office:value-type="string" table:style-name="ce26">
            <text:p>Conformance:</text:p>
            <text:p>In order for a Program to be deemed OpenChain Conformant, the organization must affirm that the program satisfies the requirements presented in this specification.</text:p>
          </table:table-cell>
          <table:table-cell office:value-type="string" table:style-name="ce9">
            <text:p>RQ</text:p>
          </table:table-cell>
          <table:table-cell office:value-type="string" table:style-name="ce30">
            <text:p>COMPANY supports the Linux Foundation's OpenChain project. This is a conformance programme designed to ensure that we know what code we have and are using; that it complies with the licensing obligations attached to it; that our team are trained in and understand issues around Open Source licensing and their use and deployment of code within COMPANY, and that COMPANY has both internally- and externally-facing Open Source Officers who are able to handle queries and support COMPANY's Open Source use and deployment. This policy has been carefully designed to be compliant with the OpenChain Specification 2.0. For more information about the OpenChain project, please see OpenChainProject.org</text:p>
          </table:table-cell>
          <table:table-cell table:style-name="ce19"/>
          <table:table-cell table:number-columns-repeated="16379"/>
        </table:table-row>
        <table:table-row table:style-name="ro15">
          <table:table-cell office:value-type="string" table:style-name="ce26">
            <text:p>6.1.1</text:p>
          </table:table-cell>
          <table:table-cell office:value-type="string" table:style-name="ce31">
            <text:p>A document affirming the Program specified in requirement 1.4 satisfies all the requirements of this specification.</text:p>
            <text:p/>
          </table:table-cell>
          <table:table-cell office:value-type="string" table:style-name="ce9">
            <text:p>VA</text:p>
          </table:table-cell>
          <table:table-cell office:value-type="string" table:style-name="ce39">
            <text:p>COMPANY affirms that as of<text:s/></text:p>
            <text:p><text:s text:c="5"/>• <text:s text:c="2"/>[insert date] and in respect of [describe Supplied Software A]</text:p>
            <text:p><text:s text:c="5"/>• <text:s text:c="2"/>[insert date] and in respect of [describe Supplied Software B]</text:p>
            <text:p><text:s/>it is in compliance with the OpenChain Specification version 2.0 [Our public declaration can be found here [insert link]].</text:p>
          </table:table-cell>
          <table:table-cell table:style-name="ce19"/>
          <table:table-cell table:number-columns-repeated="16379"/>
        </table:table-row>
        <table:table-row table:style-name="ro12">
          <table:table-cell office:value-type="string" table:style-name="ce26">
            <text:p>6.1.R</text:p>
          </table:table-cell>
          <table:table-cell office:value-type="string" table:style-name="ce31">
            <text:p>To ensure that if an organization declares that it has a program that is OpenChain Conforming, that such program has met all the requirements of this specification. The mere meeting of a subset of these requirements would not be considered sufficient.</text:p>
          </table:table-cell>
          <table:table-cell office:value-type="string" table:style-name="ce9">
            <text:p>RT</text:p>
          </table:table-cell>
          <table:table-cell table:style-name="ce30"/>
          <table:table-cell table:style-name="ce19"/>
          <table:table-cell table:number-columns-repeated="16379"/>
        </table:table-row>
        <table:table-row table:style-name="ro15">
          <table:table-cell office:value-type="float" office:value="6.2" table:style-name="ce26">
            <text:p>6.2</text:p>
          </table:table-cell>
          <table:table-cell office:value-type="string" table:style-name="ce26">
            <text:p>Duration:<text:s/></text:p>
            <text:p>A Program that is OpenChain Conformant with this version of the specification will last 18 months from the date conformance validation was obtained. The conformance validation registration procedure can be found on the OpenChain project’s website.</text:p>
          </table:table-cell>
          <table:table-cell office:value-type="string" table:style-name="ce9">
            <text:p>RQ</text:p>
          </table:table-cell>
          <table:table-cell table:style-name="ce30"/>
          <table:table-cell table:style-name="ce19"/>
          <table:table-cell table:number-columns-repeated="16379"/>
        </table:table-row>
        <table:table-row table:style-name="ro29">
          <table:table-cell office:value-type="string" table:style-name="ce26">
            <text:p>6.2.1</text:p>
          </table:table-cell>
          <table:table-cell office:value-type="string" table:style-name="ce31">
            <text:p>A document affirming the Program meets all the requirements of this version of the specification (version 2.0), within the past 18 months of obtaining conformance validation</text:p>
          </table:table-cell>
          <table:table-cell office:value-type="string" table:style-name="ce9">
            <text:p>VA</text:p>
          </table:table-cell>
          <table:table-cell office:value-type="string" table:style-name="ce30">
            <text:p>COMPANY affirms that within the past 18 months of obtaining conformance validation, the Program meets all the requirements of the OpenChain Specification version 2.0 [Our public declaration can be found here [insert link]].</text:p>
            <text:p/>
            <text:p>COMPANY's affirmation of conformance will be reviewed and renewed if appropriate at intervals of at least [12|18 months].</text:p>
            <text:p/>
            <text:p>The effectiveness and performance of this Open Source Policy will be reviewed at [the same time as affirmation], and changes will be made and communicated in line with this Policy where appropriate.<text:s/></text:p>
          </table:table-cell>
          <table:table-cell table:style-name="ce19"/>
          <table:table-cell table:number-columns-repeated="16379"/>
        </table:table-row>
        <table:table-row table:style-name="ro15">
          <table:table-cell office:value-type="string" table:style-name="ce26">
            <text:p>6.2.R</text:p>
          </table:table-cell>
          <table:table-cell office:value-type="string" table:style-name="ce31">
            <text:p>It is important for the organization to remain current with the specification if that organization wants to assert program conformance over time. This requirement ensures that the program’s supporting processes and controls do not erode if an organization continues to assert program conformance over time.</text:p>
          </table:table-cell>
          <table:table-cell office:value-type="string" table:style-name="ce9">
            <text:p>RT</text:p>
          </table:table-cell>
          <table:table-cell table:style-name="ce30"/>
          <table:table-cell table:style-name="ce19"/>
          <table:table-cell table:number-columns-repeated="16379"/>
        </table:table-row>
        <table:table-row table:style-name="ro24">
          <table:table-cell table:style-name="ce44"/>
          <table:table-cell table:style-name="ce45"/>
          <table:table-cell office:value-type="string" table:style-name="ce9">
            <text:p>TX</text:p>
          </table:table-cell>
          <table:table-cell office:value-type="string" table:style-name="ce30">
            <text:p>[add a recorded clickthrough acceptance mechanism or a signature block if done on paper]</text:p>
            <text:p/>
            <text:p>By [ticking/signing] and accepting this you confirm your understanding and acceptance of this Open Source policy and that you are aware of each Program personnel and the Program's objectives, your contribution within the Program, and the implications of Program non-conformance.<text:s text:c="2"/></text:p>
            <text:p/>
            <text:p>This policy shall not form part of your employment contract [COMPANY] and you hereby consent to the [COMPANY] varying this Open Source policy and the related Program from time to time, without your consent.</text:p>
          </table:table-cell>
          <table:table-cell table:number-columns-repeated="16380"/>
        </table:table-row>
        <table:table-row table:number-rows-repeated="1048495" table:style-name="ro9">
          <table:table-cell table:number-columns-repeated="16384"/>
        </table:table-row>
      </table:table>
      <table:table table:name="Appendix_1_-_Translations" table:style-name="ta1">
        <table:table-column table:style-name="co6" table:default-cell-style-name="ce1"/>
        <table:table-column table:style-name="co3" table:number-columns-repeated="16383" table:default-cell-style-name="ce1"/>
        <table:table-row table:style-name="ro9">
          <table:table-cell office:value-type="string" table:style-name="ce46">
            <text:p>Appendix I: Language Translations</text:p>
          </table:table-cell>
          <table:table-cell table:number-columns-repeated="16383"/>
        </table:table-row>
        <table:table-row table:style-name="ro18">
          <table:table-cell office:value-type="string" table:style-name="ce92">
            <text:p>To facilitate global adoption we welcome efforts to translate the specification into different languages. Because OpenChain functions as an Open Source project, translations are prepared by those willing to contribute their time and expertise to perform the translations. Translations are i) offered under the terms of the CC-0 license (or other applicable licence) and ii) consistent with the project’s translation policy. The details of the policy and available translations can be found on the OpenChain project’s wiki: https://wiki.linuxfoundation.org/openchain/spec-translations</text:p>
          </table:table-cell>
          <table:table-cell table:number-columns-repeated="16383"/>
        </table:table-row>
        <table:table-row table:style-name="ro9">
          <table:table-cell table:style-name="ce92"/>
          <table:table-cell table:number-columns-repeated="16383"/>
        </table:table-row>
        <table:table-row table:style-name="ro9">
          <table:table-cell office:value-type="string" table:style-name="ce93">
            <text:p>If you translate this document it is requested that you add the following notice</text:p>
          </table:table-cell>
          <table:table-cell table:number-columns-repeated="16383"/>
        </table:table-row>
        <table:table-row table:style-name="ro15">
          <table:table-cell office:value-type="string" table:style-name="ce79">
            <text:p>“This document was translated from the original English language version in accordance with the OpenChain Project’s translation’s policy, which can be found at https://www.openchainproject.org/translations. This document is, we believe, as faithful a translation from the original document as possible, but the English language version found at &lt;insert url&gt; is the definitive version."</text:p>
          </table:table-cell>
          <table:table-cell table:number-columns-repeated="16383"/>
        </table:table-row>
        <table:table-row table:number-rows-repeated="1048571" table:style-name="ro9">
          <table:table-cell table:number-columns-repeated="16384"/>
        </table:table-row>
      </table:table>
      <table:table table:name="Example_Appendix_2_-_Unofficial"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2" table:default-cell-style-name="ce1"/>
        <table:table-column table:style-name="co11" table:number-columns-repeated="2"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2" table:number-columns-repeated="1014" table:default-cell-style-name="ce1"/>
        <table:table-column table:style-name="co3" table:number-columns-repeated="15359" table:default-cell-style-name="ce1"/>
        <table:table-row table:style-name="ro9">
          <table:table-cell table:number-columns-repeated="3"/>
          <table:table-cell table:style-name="ce100"/>
          <table:table-cell table:number-columns-repeated="16380"/>
        </table:table-row>
        <table:table-row table:style-name="ro1">
          <table:table-cell/>
          <table:table-cell office:value-type="string" table:style-name="ce47">
            <office:annotation draw:style-name="a2" svg:x="4.88333333333333in" svg:y="0.475in" svg:width="5.95in" svg:height="0.375in">
              <dc:creator/>
              <text:p>This list was mainly generated by Orcro Limited, but also uses information from spdx.org, open source.org, choosealicense.com and dejacode.com.</text:p>
            </office:annotation>
            <text:p>Name</text:p>
          </table:table-cell>
          <table:table-cell office:value-type="string" table:style-name="ce47">
            <office:annotation draw:style-name="a3" svg:x="6.25833333333333in" svg:y="0.475in" svg:width="5.88333333333333in" svg:height="0.591666666666667in">
              <dc:creator/>
              <text:p>SPDX is an open standard for providing consistent identifiers for licences and other information relating to software code. See SPDX.org.<text:s/></text:p>
              <text:p/>
            </office:annotation>
            <text:p>SPDX Identifier</text:p>
          </table:table-cell>
          <table:table-cell office:value-type="string" table:style-name="ce101">
            <office:annotation draw:style-name="a4" svg:x="8.44166666666667in" svg:y="0.475in" svg:width="5.23333333333333in" svg:height="0.808333333333333in">
              <dc:creator/>
              <text:p>Permissive = minimal downstream obligations;<text:s/></text:p>
              <text:p>Copyleft = requirement to distribute under the same or a similar licence</text:p>
              <text:p>SaaS = access across a network may be equivalent to distribution</text:p>
            </office:annotation>
            <text:p>Type</text:p>
          </table:table-cell>
          <table:table-cell office:value-type="string" table:style-name="ce47">
            <office:annotation draw:style-name="a5" svg:x="9.525in" svg:y="0.475in" svg:width="5.83333333333333in" svg:height="1.025in">
              <dc:creator/>
              <text:p>No = permissive licence</text:p>
              <text:p>Weak = file scoped copyleft</text:p>
              <text:p>Strong = project scoped copyleft</text:p>
              <text:p/>
            </office:annotation>
            <text:p>Copyleft</text:p>
          </table:table-cell>
          <table:table-cell office:value-type="string" table:style-name="ce47">
            <office:annotation draw:style-name="a6" svg:x="10.8333333333333in" svg:y="0.475in" svg:width="6.53333333333333in" svg:height="0.375in">
              <dc:creator/>
              <text:p>If the functionality of the software is accessed over a network, even if no code is distirbuted, the copyleft effect may still apply</text:p>
            </office:annotation>
            <text:p>SaaS Deemed Distribution</text:p>
          </table:table-cell>
          <table:table-cell office:value-type="string" table:style-name="ce47">
            <office:annotation draw:style-name="a7" svg:x="12.1416666666667in" svg:y="0.475in" svg:width="6.45833333333333in" svg:height="0.808333333333333in">
              <dc:creator/>
              <text:p>No = no explicit patent clause</text:p>
              <text:p>Yes = explicit patent clause, which may cover licence and/or a retaliation clause</text:p>
              <text:p>Excludes = the licence explicitly does not license any patents (i.e. an implied patent licence is excluded)</text:p>
            </office:annotation>
            <text:p>Explicit Patent</text:p>
          </table:table-cell>
          <table:table-cell office:value-type="string" table:style-name="ce47">
            <office:annotation draw:style-name="a8" svg:x="13.675in" svg:y="0.391666666666667in" svg:width="6.00833333333333in" svg:height="0.541666666666667in">
              <dc:creator/>
              <text:p>A GPL-specific clause which requires the licensee to ensure that any special arrangements it has with any licensors are also made available to all licensees on the same terms failing which the licensee may not redistribute the software at all.<text:s/></text:p>
            </office:annotation>
            <text:p>Freedom or Death</text:p>
          </table:table-cell>
          <table:table-cell office:value-type="string" table:style-name="ce47">
            <text:p>Notice Requirements</text:p>
          </table:table-cell>
          <table:table-cell office:value-type="string" table:style-name="ce47">
            <text:p>Modification Requirements</text:p>
          </table:table-cell>
          <table:table-cell office:value-type="string" table:style-name="ce48">
            <office:annotation draw:style-name="a9" svg:x="18.6in" svg:y="0.475in" svg:width="4.33333333333333in" svg:height="0.375in">
              <dc:creator/>
              <text:p>Does the licence allow commercial use?<text:s/></text:p>
            </office:annotation>
            <text:p>Commercial Use Permitted</text:p>
          </table:table-cell>
          <table:table-cell office:value-type="string" table:style-name="ce48">
            <text:p>Provide Copy of licence<text:s/></text:p>
          </table:table-cell>
          <table:table-cell office:value-type="string" table:style-name="ce47">
            <text:p>Same licence</text:p>
          </table:table-cell>
          <table:table-cell office:value-type="string" table:style-name="ce47">
            <text:p>State Changes<text:s/></text:p>
          </table:table-cell>
          <table:table-cell office:value-type="string" table:style-name="ce48">
            <text:p>Provide Disclaimer<text:s/></text:p>
          </table:table-cell>
          <table:table-cell table:number-columns-repeated="16369" table:style-name="ce1"/>
        </table:table-row>
        <table:table-row table:style-name="ro1">
          <table:table-cell/>
          <table:table-cell office:value-type="string" office:string-value="2-clause BSD License" table:formula="of:=HYPERLINK(&quot;https://opensource.org/licenses/BSD-2-Clause&quot;;&quot;2-clause BSD License&quot;)" table:style-name="ce49">
            <text:p>2-clause BSD License</text:p>
          </table:table-cell>
          <table:table-cell office:value-type="string" table:style-name="ce96">
            <text:p>BSD-2-Clause</text:p>
          </table:table-cell>
          <table:table-cell office:value-type="string" office:string-value="permissive" table:formula="of:=IF([.F3]=&quot;yes&quot;;&quot;SaaS&quot;;IF([.E3]=&quot;no&quot;;&quot;permissive&quot;;IF([.E3]=&quot;yes&quot;;&quot;copyleft&quot;;[.E3])))"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6"/>
          <table:table-cell office:value-type="string" table:style-name="ce57">
            <text:p>yes</text:p>
          </table:table-cell>
          <table:table-cell table:number-columns-repeated="4" table:style-name="ce56"/>
          <table:table-cell table:number-columns-repeated="16369" table:style-name="ce1"/>
        </table:table-row>
        <table:table-row table:style-name="ro1">
          <table:table-cell/>
          <table:table-cell office:value-type="string" office:string-value="3-clause BSD License" table:formula="of:=HYPERLINK(&quot;https://opensource.org/licenses/BSD-3-Clause&quot;;&quot;3-clause BSD License&quot;)" table:style-name="ce49">
            <text:p>3-clause BSD License</text:p>
          </table:table-cell>
          <table:table-cell office:value-type="string" table:style-name="ce96">
            <text:p>BSD-3-Clause</text:p>
          </table:table-cell>
          <table:table-cell office:value-type="string" office:string-value="permissive" table:formula="of:=IF([.F4]=&quot;yes&quot;;&quot;SaaS&quot;;IF([.E4]=&quot;no&quot;;&quot;permissive&quot;;IF([.E4]=&quot;yes&quot;;&quot;copyleft&quot;;[.E4])))"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style-name="ce1"/>
        </table:table-row>
        <table:table-row table:style-name="ro1">
          <table:table-cell/>
          <table:table-cell office:value-type="string" office:string-value="Academic Free License 3.0" table:formula="of:=HYPERLINK(&quot;https://opensource.org/licenses/AFL-3.0&quot;;&quot;Academic Free License 3.0&quot;)" table:style-name="ce49">
            <text:p>Academic Free License 3.0</text:p>
          </table:table-cell>
          <table:table-cell office:value-type="string" table:style-name="ce96">
            <text:p>AFL-3.0</text:p>
          </table:table-cell>
          <table:table-cell office:value-type="string" office:string-value="SaaS" table:formula="of:=IF([.F5]=&quot;yes&quot;;&quot;SaaS&quot;;IF([.E5]=&quot;no&quot;;&quot;permissive&quot;;IF([.E5]=&quot;yes&quot;;&quot;copyleft&quot;;[.E5])))" table:style-name="ce102">
            <text:p>SaaS</text:p>
          </table:table-cell>
          <table:table-cell office:value-type="string" table:style-name="ce52">
            <text:p>no</text:p>
          </table:table-cell>
          <table:table-cell office:value-type="string" table:style-name="ce53">
            <text:p>yes</text:p>
          </table:table-cell>
          <table:table-cell office:value-type="string" table:style-name="ce54">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style-name="ce1"/>
        </table:table-row>
        <table:table-row table:style-name="ro1">
          <table:table-cell/>
          <table:table-cell office:value-type="string" office:string-value="Apache License 2.0" table:formula="of:=HYPERLINK(&quot;https://opensource.org/licenses/Apache-2.0&quot;;&quot;Apache License 2.0&quot;)" table:style-name="ce49">
            <text:p>Apache License 2.0</text:p>
          </table:table-cell>
          <table:table-cell office:value-type="string" table:style-name="ce96">
            <text:p>Apache-2.0</text:p>
          </table:table-cell>
          <table:table-cell office:value-type="string" office:string-value="permissive" table:formula="of:=IF([.F6]=&quot;yes&quot;;&quot;SaaS&quot;;IF([.E6]=&quot;no&quot;;&quot;permissive&quot;;[.E6]))"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4" table:style-name="ce1"/>
          <table:table-cell office:value-type="string" table:number-columns-spanned="1" table:number-rows-spanned="3" table:style-name="ce94">
            <text:p>Software Type</text:p>
          </table:table-cell>
          <table:table-cell office:value-type="string" table:number-columns-spanned="4" table:number-rows-spanned="1" table:style-name="ce94">
            <text:p>Licence Type</text:p>
          </table:table-cell>
          <table:covered-table-cell table:number-columns-repeated="3"/>
          <table:table-cell table:number-columns-repeated="16360"/>
        </table:table-row>
        <table:table-row table:style-name="ro1">
          <table:table-cell/>
          <table:table-cell office:value-type="string" office:string-value="Apple Public Source License" table:formula="of:=HYPERLINK(&quot;https://opensource.org/licenses/APSL-2.0&quot;;&quot;Apple Public Source License&quot;)" table:style-name="ce49">
            <text:p>Apple Public Source License</text:p>
          </table:table-cell>
          <table:table-cell office:value-type="string" table:style-name="ce97">
            <text:p>APSL-2.0</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4">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4" table:style-name="ce1"/>
          <table:covered-table-cell/>
          <table:table-cell office:value-type="string" table:style-name="ce59">
            <text:p>Permissive</text:p>
          </table:table-cell>
          <table:table-cell office:value-type="string" table:style-name="ce59">
            <text:p>Copyleft<text:s/></text:p>
          </table:table-cell>
          <table:table-cell office:value-type="string" table:style-name="ce59">
            <text:p>SAAS</text:p>
          </table:table-cell>
          <table:table-cell office:value-type="string" table:style-name="ce59">
            <text:p>Proprietary</text:p>
          </table:table-cell>
          <table:table-cell table:number-columns-repeated="16360"/>
        </table:table-row>
        <table:table-row table:style-name="ro1">
          <table:table-cell/>
          <table:table-cell office:value-type="string" office:string-value="Artistic License 2.0" table:formula="of:=HYPERLINK(&quot;https://opensource.org/licenses/Artistic-2.0&quot;;&quot;Artistic License 2.0&quot;)" table:style-name="ce49">
            <text:p>Artistic License 2.0</text:p>
          </table:table-cell>
          <table:table-cell office:value-type="string" table:style-name="ce98">
            <text:p>Artistic-2.0</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4">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4" table:style-name="ce1"/>
          <table:covered-table-cell/>
          <table:table-cell table:number-columns-repeated="4" table:style-name="ce61"/>
          <table:table-cell table:number-columns-repeated="16360"/>
        </table:table-row>
        <table:table-row table:style-name="ro1">
          <table:table-cell/>
          <table:table-cell office:value-type="string" office:string-value="Attribution Assurance License" table:formula="of:=HYPERLINK(&quot;https://opensource.org/licenses/AAL&quot;;&quot;Attribution Assurance License&quot;)" table:style-name="ce49">
            <text:p>Attribution Assurance License</text:p>
          </table:table-cell>
          <table:table-cell office:value-type="string" table:style-name="ce98">
            <text:p>AAL</text:p>
          </table:table-cell>
          <table:table-cell office:value-type="string" office:string-value="permissive" table:formula="of:=IF([.F9]=&quot;yes&quot;;&quot;SaaS&quot;;IF([.E9]=&quot;no&quot;;&quot;permissive&quot;;IF([.E9]=&quot;yes&quot;;&quot;copyleft&quot;;[.E9])))"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style-name="ce1"/>
        </table:table-row>
        <table:table-row table:style-name="ro1">
          <table:table-cell/>
          <table:table-cell office:value-type="string" office:string-value="Boost Software License" table:formula="of:=HYPERLINK(&quot;https://opensource.org/licenses/BSL-1.0&quot;;&quot;Boost Software License&quot;)" table:style-name="ce49">
            <text:p>Boost Software License</text:p>
          </table:table-cell>
          <table:table-cell office:value-type="string" table:style-name="ce98">
            <text:p>BSL-1.0</text:p>
          </table:table-cell>
          <table:table-cell office:value-type="string" office:string-value="permissive" table:formula="of:=IF([.F10]=&quot;yes&quot;;&quot;SaaS&quot;;IF([.E10]=&quot;no&quot;;&quot;permissive&quot;;IF([.E10]=&quot;yes&quot;;&quot;copyleft&quot;;[.E10])))"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style-name="ce1"/>
        </table:table-row>
        <table:table-row table:style-name="ro1">
          <table:table-cell/>
          <table:table-cell office:value-type="string" table:style-name="ce62">
            <text:p>BSD 2-Clause "Simplified License"</text:p>
          </table:table-cell>
          <table:table-cell office:value-type="string" table:style-name="ce96">
            <text:p>BSD-2-Clause</text:p>
          </table:table-cell>
          <table:table-cell office:value-type="string" table:style-name="ce103">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style-name="ce1"/>
        </table:table-row>
        <table:table-row table:style-name="ro1">
          <table:table-cell/>
          <table:table-cell office:value-type="string" table:style-name="ce62">
            <text:p>BSD 3-Clause "Clear License"</text:p>
          </table:table-cell>
          <table:table-cell office:value-type="string" table:style-name="ce96">
            <text:p>BSD-3-Clause-Clear</text:p>
          </table:table-cell>
          <table:table-cell office:value-type="string" table:style-name="ce103">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style-name="ce1"/>
        </table:table-row>
        <table:table-row table:style-name="ro1">
          <table:table-cell/>
          <table:table-cell office:value-type="string" table:style-name="ce62">
            <text:p>BSD 3-Clause "New" or "Revised" License<text:s/></text:p>
          </table:table-cell>
          <table:table-cell office:value-type="string" table:style-name="ce98">
            <text:p>BSD 3-Clause-Attribution</text:p>
          </table:table-cell>
          <table:table-cell office:value-type="string" table:style-name="ce103">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style-name="ce1"/>
        </table:table-row>
        <table:table-row table:style-name="ro1">
          <table:table-cell/>
          <table:table-cell office:value-type="string" office:string-value="BSD+Patent" table:formula="of:=HYPERLINK(&quot;https://opensource.org/licenses/BSDplusPatent&quot;;&quot;BSD+Patent&quot;)" table:style-name="ce49">
            <text:p>BSD+Patent</text:p>
          </table:table-cell>
          <table:table-cell office:value-type="string" table:style-name="ce98">
            <text:p>BSD-2-Clause-Patent</text:p>
          </table:table-cell>
          <table:table-cell office:value-type="string" office:string-value="permissive" table:formula="of:=IF([.F14]=&quot;yes&quot;;&quot;SaaS&quot;;IF([.E14]=&quot;no&quot;;&quot;permissive&quot;;IF([.E14]=&quot;yes&quot;;&quot;copyleft&quot;;[.E14])))"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style-name="ce1"/>
        </table:table-row>
        <table:table-row table:style-name="ro1">
          <table:table-cell/>
          <table:table-cell office:value-type="string" office:string-value="CeCILL License 2.1" table:formula="of:=HYPERLINK(&quot;https://opensource.org/licenses/CECILL-2.1&quot;;&quot;CeCILL License 2.1&quot;)" table:style-name="ce49">
            <text:p>CeCILL License 2.1</text:p>
          </table:table-cell>
          <table:table-cell office:value-type="string" table:style-name="ce98">
            <text:p>CECILL-2.1</text:p>
          </table:table-cell>
          <table:table-cell office:value-type="string" table:style-name="ce103">
            <text:p>copyleft</text:p>
          </table:table-cell>
          <table:table-cell office:value-type="string" table:style-name="ce54">
            <text:p>strong</text:p>
          </table:table-cell>
          <table:table-cell office:value-type="string" table:style-name="ce53">
            <text:p>no</text:p>
          </table:table-cell>
          <table:table-cell office:value-type="string" table:style-name="ce54">
            <text:p>no</text:p>
          </table:table-cell>
          <table:table-cell office:value-type="string" table:style-name="ce55">
            <text:p>yes</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style-name="ce1"/>
        </table:table-row>
        <table:table-row table:style-name="ro1">
          <table:table-cell/>
          <table:table-cell office:value-type="string" table:style-name="ce62">
            <text:p>Creative Commons Attribution 4.0 International<text:s/></text:p>
          </table:table-cell>
          <table:table-cell office:value-type="string" table:style-name="ce98">
            <text:p>CC-BY</text:p>
          </table:table-cell>
          <table:table-cell office:value-type="string" table:style-name="ce103">
            <text:p>permissive</text:p>
          </table:table-cell>
          <table:table-cell office:value-type="string" table:style-name="ce52">
            <text:p>no</text:p>
          </table:table-cell>
          <table:table-cell office:value-type="string" table:style-name="ce53">
            <text:p>no</text:p>
          </table:table-cell>
          <table:table-cell office:value-type="string" table:style-name="ce54">
            <text:p>exclud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style-name="ce1"/>
        </table:table-row>
        <table:table-row table:style-name="ro1">
          <table:table-cell/>
          <table:table-cell office:value-type="string" table:style-name="ce62">
            <text:p>Creative Commons Attribution Share Alike 4.0 International<text:s/></text:p>
          </table:table-cell>
          <table:table-cell office:value-type="string" table:style-name="ce98">
            <text:p>CC BY-SA</text:p>
          </table:table-cell>
          <table:table-cell office:value-type="string" table:style-name="ce103">
            <text:p>copyleft</text:p>
          </table:table-cell>
          <table:table-cell office:value-type="string" table:style-name="ce54">
            <text:p>yes</text:p>
          </table:table-cell>
          <table:table-cell office:value-type="string" table:style-name="ce53">
            <text:p>no</text:p>
          </table:table-cell>
          <table:table-cell office:value-type="string" table:style-name="ce54">
            <text:p>exclud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1">
          <table:table-cell/>
          <table:table-cell office:value-type="string" office:string-value="Creative Commons Non-commercial 4.0 International" table:formula="of:=HYPERLINK(&quot;https://spdx.org/licenses/CC-BY-NC-4.0.html&quot;;&quot;Creative Commons Non-commercial 4.0 International&quot;)" table:style-name="ce49">
            <text:p>Creative Commons Non-commercial 4.0 International</text:p>
          </table:table-cell>
          <table:table-cell office:value-type="string" table:style-name="ce98">
            <text:p>CC-BY-NC-4.0</text:p>
          </table:table-cell>
          <table:table-cell office:value-type="string" table:style-name="ce103">
            <text:p>permissive</text:p>
          </table:table-cell>
          <table:table-cell office:value-type="string" table:style-name="ce52">
            <text:p>no</text:p>
          </table:table-cell>
          <table:table-cell office:value-type="string" table:style-name="ce53">
            <text:p>no</text:p>
          </table:table-cell>
          <table:table-cell office:value-type="string" table:style-name="ce54">
            <text:p>excludes</text:p>
          </table:table-cell>
          <table:table-cell office:value-type="string" table:style-name="ce55">
            <text:p>no</text:p>
          </table:table-cell>
          <table:table-cell table:number-columns-repeated="2" table:style-name="ce51"/>
          <table:table-cell office:value-type="string" table:style-name="ce53">
            <text:p>no</text:p>
          </table:table-cell>
          <table:table-cell table:number-columns-repeated="4" table:style-name="ce51"/>
          <table:table-cell table:number-columns-repeated="16369"/>
        </table:table-row>
        <table:table-row table:style-name="ro1">
          <table:table-cell/>
          <table:table-cell office:value-type="string" office:string-value="Creative Commons Zero v 1.0 Universal " table:formula="of:=HYPERLINK(&quot;https://creativecommons.org/publicdomain/zero/1.0/&quot;;&quot;Creative Commons Zero v 1.0 Universal &quot;)" table:style-name="ce49">
            <text:p>Creative Commons Zero v 1.0 Universal<text:s/></text:p>
          </table:table-cell>
          <table:table-cell office:value-type="string" table:style-name="ce98">
            <text:p>CC0</text:p>
          </table:table-cell>
          <table:table-cell office:value-type="string" table:style-name="ce103">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1">
          <table:table-cell/>
          <table:table-cell office:value-type="string" office:string-value="Computer Associates Trusted Open Source License 1.1" table:formula="of:=HYPERLINK(&quot;https://opensource.org/licenses/CATOSL-1.1&quot;;&quot;Computer Associates Trusted Open Source License 1.1&quot;)" table:style-name="ce49">
            <text:p>Computer Associates Trusted Open Source License 1.1</text:p>
          </table:table-cell>
          <table:table-cell office:value-type="string" table:style-name="ce98">
            <text:p>CATOSL-1.1</text:p>
          </table:table-cell>
          <table:table-cell office:value-type="string" office:string-value="permissive" table:formula="of:=IF([.F20]=&quot;yes&quot;;&quot;SaaS&quot;;IF([.E20]=&quot;no&quot;;&quot;permissive&quot;;IF([.E20]=&quot;yes&quot;;&quot;copyleft&quot;;[.E20])))"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1">
          <table:table-cell/>
          <table:table-cell office:value-type="string" office:string-value="Common Development and Distribution License 1.0 " table:formula="of:=HYPERLINK(&quot;https://opensource.org/licenses/CDDL-1.0&quot;;&quot;Common Development and Distribution License 1.0 &quot;)" table:style-name="ce49">
            <text:p>Common Development and Distribution License 1.0<text:s/></text:p>
          </table:table-cell>
          <table:table-cell office:value-type="string" table:style-name="ce98">
            <text:p>CDDL-1.0</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4">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1">
          <table:table-cell/>
          <table:table-cell office:value-type="string" office:string-value="Common Public Attribution License 1.0 " table:formula="of:=HYPERLINK(&quot;https://opensource.org/licenses/CPAL-1.0&quot;;&quot;Common Public Attribution License 1.0 &quot;)" table:style-name="ce49">
            <text:p>Common Public Attribution License 1.0<text:s/></text:p>
          </table:table-cell>
          <table:table-cell office:value-type="string" table:style-name="ce98">
            <text:p>CPAL-1.0</text:p>
          </table:table-cell>
          <table:table-cell office:value-type="string" office:string-value="SaaS" table:formula="of:=IF([.F22]=&quot;yes&quot;;&quot;SaaS&quot;;IF([.E22]=&quot;no&quot;;&quot;permissive&quot;;IF([.E22]=&quot;yes&quot;;&quot;copyleft&quot;;[.E22])))" table:style-name="ce102">
            <text:p>SaaS</text:p>
          </table:table-cell>
          <table:table-cell office:value-type="string" table:style-name="ce54">
            <text:p>weak</text:p>
          </table:table-cell>
          <table:table-cell office:value-type="string" table:style-name="ce53">
            <text:p>yes</text:p>
          </table:table-cell>
          <table:table-cell office:value-type="string" table:style-name="ce54">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1">
          <table:table-cell/>
          <table:table-cell office:value-type="string" office:string-value="CUA Office Public License Version 1.0 " table:formula="of:=HYPERLINK(&quot;https://opensource.org/licenses/CUA-OPL-1.0&quot;;&quot;CUA Office Public License Version 1.0 &quot;)" table:style-name="ce49">
            <text:p>CUA Office Public License Version 1.0<text:s/></text:p>
          </table:table-cell>
          <table:table-cell office:value-type="string" table:style-name="ce98">
            <text:p>CUA-OPL-1.0</text:p>
          </table:table-cell>
          <table:table-cell office:value-type="string" office:string-value="copyleft" table:formula="of:=IF([.F23]=&quot;yes&quot;;&quot;SaaS&quot;;IF([.E23]=&quot;no&quot;;&quot;permissive&quot;;IF([.E23]=&quot;yes&quot;;&quot;copyleft&quot;;[.E23])))" table:style-name="ce102">
            <text:p>copyleft</text:p>
          </table:table-cell>
          <table:table-cell office:value-type="string" table:style-name="ce54">
            <text:p>yes</text:p>
          </table:table-cell>
          <table:table-cell office:value-type="string" table:style-name="ce53">
            <text:p>no</text:p>
          </table:table-cell>
          <table:table-cell office:value-type="string" table:style-name="ce54">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1">
          <table:table-cell/>
          <table:table-cell office:value-type="string" table:style-name="ce62">
            <text:p>Do what the F*ck You want to Public License</text:p>
          </table:table-cell>
          <table:table-cell office:value-type="string" table:style-name="ce98">
            <text:p>WTFPL</text:p>
          </table:table-cell>
          <table:table-cell office:value-type="string" office:string-value="permissive" table:formula="of:=IF([.F24]=&quot;yes&quot;;&quot;SaaS&quot;;IF([.E24]=&quot;no&quot;;&quot;permissive&quot;;IF([.E24]=&quot;yes&quot;;&quot;copyleft&quot;;[.E24])))"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1">
          <table:table-cell/>
          <table:table-cell office:value-type="string" office:string-value="EU DataGrid Software License " table:formula="of:=HYPERLINK(&quot;https://opensource.org/licenses/EUDatagrid&quot;;&quot;EU DataGrid Software License &quot;)" table:style-name="ce49">
            <text:p>EU DataGrid Software License<text:s/></text:p>
          </table:table-cell>
          <table:table-cell office:value-type="string" table:style-name="ce98">
            <text:p>EUDatagrid</text:p>
          </table:table-cell>
          <table:table-cell office:value-type="string" office:string-value="SaaS" table:formula="of:=IF([.F25]=&quot;yes&quot;;&quot;SaaS&quot;;IF([.E25]=&quot;no&quot;;&quot;permissive&quot;;IF([.E25]=&quot;yes&quot;;&quot;copyleft&quot;;[.E25])))" table:style-name="ce102">
            <text:p>SaaS</text:p>
          </table:table-cell>
          <table:table-cell office:value-type="string" table:style-name="ce54">
            <text:p>no</text:p>
          </table:table-cell>
          <table:table-cell office:value-type="string" table:style-name="ce53">
            <text:p>yes</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Eclipse Public License 1.0 " table:formula="of:=HYPERLINK(&quot;https://opensource.org/licenses/EPL-1.0&quot;;&quot;Eclipse Public License 1.0 &quot;)" table:style-name="ce49">
            <text:p>Eclipse Public License 1.0<text:s/></text:p>
          </table:table-cell>
          <table:table-cell office:value-type="string" table:style-name="ce98">
            <text:p>EPL-1.0</text:p>
          </table:table-cell>
          <table:table-cell office:value-type="string" table:style-name="ce103">
            <text:p>copyleft</text:p>
          </table:table-cell>
          <table:table-cell office:value-type="string" table:style-name="ce54">
            <text:p>yes</text:p>
          </table:table-cell>
          <table:table-cell office:value-type="string" table:style-name="ce53">
            <text:p>no</text:p>
          </table:table-cell>
          <table:table-cell office:value-type="string" table:style-name="ce54">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Eclipse Public License 2.0" table:formula="of:=HYPERLINK(&quot;https://opensource.org/licenses/EPL-2.0&quot;;&quot;Eclipse Public License 2.0&quot;)" table:style-name="ce49">
            <text:p>Eclipse Public License 2.0</text:p>
          </table:table-cell>
          <table:table-cell office:value-type="string" table:style-name="ce98">
            <text:p>EPL-2.0</text:p>
          </table:table-cell>
          <table:table-cell office:value-type="string" table:style-name="ce103">
            <text:p>copyleft</text:p>
          </table:table-cell>
          <table:table-cell office:value-type="string" table:style-name="ce54">
            <text:p>yes</text:p>
          </table:table-cell>
          <table:table-cell office:value-type="string" table:style-name="ce53">
            <text:p>no</text:p>
          </table:table-cell>
          <table:table-cell office:value-type="string" table:style-name="ce54">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eCos License version 2.0 (based on GNU v2)" table:formula="of:=HYPERLINK(&quot;https://opensource.org/licenses/eCos-2.0&quot;;&quot;eCos License version 2.0 (based on GNU v2)&quot;)" table:style-name="ce49">
            <text:p>eCos License version 2.0 (based on GNU v2)</text:p>
          </table:table-cell>
          <table:table-cell office:value-type="string" table:style-name="ce99">
            <text:p>eCos-2.0</text:p>
          </table:table-cell>
          <table:table-cell office:value-type="string" table:style-name="ce103">
            <text:p>copyleft</text:p>
          </table:table-cell>
          <table:table-cell office:value-type="string" table:style-name="ce54">
            <text:p>strong</text:p>
          </table:table-cell>
          <table:table-cell office:value-type="string" table:style-name="ce53">
            <text:p>no</text:p>
          </table:table-cell>
          <table:table-cell office:value-type="string" table:style-name="ce54">
            <text:p>no</text:p>
          </table:table-cell>
          <table:table-cell office:value-type="string" table:style-name="ce55">
            <text:p>yes</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Educational Community License, Version 2.0 " table:formula="of:=HYPERLINK(&quot;https://opensource.org/licenses/ECL-2.0&quot;;&quot;Educational Community License, Version 2.0 &quot;)" table:style-name="ce49">
            <text:p>Educational Community License, Version 2.0<text:s/></text:p>
          </table:table-cell>
          <table:table-cell office:value-type="string" table:style-name="ce98">
            <text:p>ECL-2.0</text:p>
          </table:table-cell>
          <table:table-cell office:value-type="string" office:string-value="permissive" table:formula="of:=IF([.F29]=&quot;yes&quot;;&quot;SaaS&quot;;IF([.E29]=&quot;no&quot;;&quot;permissive&quot;;IF([.E29]=&quot;yes&quot;;&quot;copyleft&quot;;[.E29])))" table:style-name="ce102">
            <text:p>permissive</text:p>
          </table:table-cell>
          <table:table-cell office:value-type="string" table:style-name="ce52">
            <text:p>no</text:p>
          </table:table-cell>
          <table:table-cell office:value-type="string" table:style-name="ce53">
            <text:p>no</text:p>
          </table:table-cell>
          <table:table-cell office:value-type="string" table:style-name="ce55">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Eiffel Forum License V2.0" table:formula="of:=HYPERLINK(&quot;https://opensource.org/licenses/EFL-2.0&quot;;&quot;Eiffel Forum License V2.0&quot;)" table:style-name="ce49">
            <text:p>Eiffel Forum License V2.0</text:p>
          </table:table-cell>
          <table:table-cell office:value-type="string" table:style-name="ce98">
            <text:p>EFL-2.0</text:p>
          </table:table-cell>
          <table:table-cell office:value-type="string" office:string-value="permissive" table:formula="of:=IF([.F30]=&quot;yes&quot;;&quot;SaaS&quot;;IF([.E30]=&quot;no&quot;;&quot;permissive&quot;;IF([.E30]=&quot;yes&quot;;&quot;copyleft&quot;;[.E30])))"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Entessa Public License" table:formula="of:=HYPERLINK(&quot;https://opensource.org/licenses/entessa.php&quot;;&quot;Entessa Public License&quot;)" table:style-name="ce49">
            <text:p>Entessa Public License</text:p>
          </table:table-cell>
          <table:table-cell office:value-type="string" table:style-name="ce98">
            <text:p>Entessa</text:p>
          </table:table-cell>
          <table:table-cell office:value-type="string" office:string-value="permissive" table:formula="of:=IF([.F31]=&quot;yes&quot;;&quot;SaaS&quot;;IF([.E31]=&quot;no&quot;;&quot;permissive&quot;;IF([.E31]=&quot;yes&quot;;&quot;copyleft&quot;;[.E31])))"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European Union Public License, Version 1.1" table:formula="of:=HYPERLINK(&quot;https://opensource.org/licenses/EUPL-1.1&quot;;&quot;European Union Public License, Version 1.1&quot;)" table:style-name="ce49">
            <text:p>European Union Public License, Version 1.1</text:p>
          </table:table-cell>
          <table:table-cell office:value-type="string" table:style-name="ce98">
            <text:p>EUPL-1.1</text:p>
          </table:table-cell>
          <table:table-cell office:value-type="string" table:style-name="ce103">
            <text:p>copyleft</text:p>
          </table:table-cell>
          <table:table-cell office:value-type="string" table:style-name="ce54">
            <text:p>yes</text:p>
          </table:table-cell>
          <table:table-cell office:value-type="string" table:style-name="ce53">
            <text:p>no</text:p>
          </table:table-cell>
          <table:table-cell office:value-type="string" table:style-name="ce55">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table:style-name="ce62">
            <text:p>European Union Public License, Version 1.2</text:p>
          </table:table-cell>
          <table:table-cell office:value-type="string" table:style-name="ce98">
            <text:p>EUPL-1.2</text:p>
          </table:table-cell>
          <table:table-cell office:value-type="string" table:style-name="ce103">
            <text:p>copyleft</text:p>
          </table:table-cell>
          <table:table-cell office:value-type="string" table:style-name="ce54">
            <text:p>yes</text:p>
          </table:table-cell>
          <table:table-cell office:value-type="string" table:style-name="ce53">
            <text:p>no</text:p>
          </table:table-cell>
          <table:table-cell office:value-type="string" table:style-name="ce54">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Fair License " table:formula="of:=HYPERLINK(&quot;https://opensource.org/licenses/Fair&quot;;&quot;Fair License &quot;)" table:style-name="ce49">
            <text:p>Fair License<text:s/></text:p>
          </table:table-cell>
          <table:table-cell office:value-type="string" table:style-name="ce98">
            <text:p>Fair</text:p>
          </table:table-cell>
          <table:table-cell office:value-type="string" office:string-value="permissive" table:formula="of:=IF([.F34]=&quot;yes&quot;;&quot;SaaS&quot;;IF([.E34]=&quot;no&quot;;&quot;permissive&quot;;IF([.E34]=&quot;yes&quot;;&quot;copyleft&quot;;[.E34])))"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Frameworx License" table:formula="of:=HYPERLINK(&quot;https://opensource.org/licenses/Frameworx-1.0&quot;;&quot;Frameworx License&quot;)" table:style-name="ce49">
            <text:p>Frameworx License</text:p>
          </table:table-cell>
          <table:table-cell office:value-type="string" table:style-name="ce98">
            <text:p>Frameworx-1.0</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Free Public License 1.0.0" table:formula="of:=HYPERLINK(&quot;https://opensource.org/licenses/FPL-1.0.0&quot;;&quot;Free Public License 1.0.0&quot;)" table:style-name="ce49">
            <text:p>Free Public License 1.0.0</text:p>
          </table:table-cell>
          <table:table-cell office:value-type="string" table:style-name="ce98">
            <text:p>0BSD</text:p>
          </table:table-cell>
          <table:table-cell office:value-type="string" office:string-value="permissive" table:formula="of:=IF([.F36]=&quot;yes&quot;;&quot;SaaS&quot;;IF([.E36]=&quot;no&quot;;&quot;permissive&quot;;IF([.E36]=&quot;yes&quot;;&quot;copyleft&quot;;[.E36])))"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GNU Affero General Public License version 3" table:formula="of:=HYPERLINK(&quot;https://opensource.org/licenses/AGPL-3.0&quot;;&quot;GNU Affero General Public License version 3&quot;)" table:style-name="ce49">
            <text:p>GNU Affero General Public License version 3</text:p>
          </table:table-cell>
          <table:table-cell office:value-type="string" table:style-name="ce98">
            <text:p>AGPL-3.0</text:p>
          </table:table-cell>
          <table:table-cell office:value-type="string" office:string-value="SaaS" table:formula="of:=IF([.F37]=&quot;yes&quot;;&quot;SaaS&quot;;IF([.E37]=&quot;no&quot;;&quot;permissive&quot;;IF([.E37]=&quot;yes&quot;;&quot;copyleft&quot;;[.E37])))" table:style-name="ce102">
            <text:p>SaaS</text:p>
          </table:table-cell>
          <table:table-cell office:value-type="string" table:style-name="ce54">
            <text:p>strong</text:p>
          </table:table-cell>
          <table:table-cell office:value-type="string" table:style-name="ce53">
            <text:p>yes</text:p>
          </table:table-cell>
          <table:table-cell office:value-type="string" table:style-name="ce54">
            <text:p>yes</text:p>
          </table:table-cell>
          <table:table-cell office:value-type="string" table:style-name="ce55">
            <text:p>yes</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GNU General Public License version 2" table:formula="of:=HYPERLINK(&quot;https://opensource.org/licenses/GPL-2.0&quot;;&quot;GNU General Public License version 2&quot;)" table:style-name="ce49">
            <text:p>GNU General Public License version 2</text:p>
          </table:table-cell>
          <table:table-cell office:value-type="string" table:style-name="ce98">
            <text:p>GPL-2.0</text:p>
          </table:table-cell>
          <table:table-cell office:value-type="string" table:style-name="ce103">
            <text:p>copyleft</text:p>
          </table:table-cell>
          <table:table-cell office:value-type="string" table:style-name="ce54">
            <text:p>strong</text:p>
          </table:table-cell>
          <table:table-cell office:value-type="string" table:style-name="ce53">
            <text:p>no</text:p>
          </table:table-cell>
          <table:table-cell office:value-type="string" table:style-name="ce54">
            <text:p>no</text:p>
          </table:table-cell>
          <table:table-cell office:value-type="string" table:style-name="ce55">
            <text:p>yes</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GNU General Public License version 3" table:formula="of:=HYPERLINK(&quot;https://opensource.org/licenses/GPL-3.0&quot;;&quot;GNU General Public License version 3&quot;)" table:style-name="ce49">
            <text:p>GNU General Public License version 3</text:p>
          </table:table-cell>
          <table:table-cell office:value-type="string" table:style-name="ce98">
            <text:p>GPL-3.0</text:p>
          </table:table-cell>
          <table:table-cell office:value-type="string" table:style-name="ce103">
            <text:p>copyleft</text:p>
          </table:table-cell>
          <table:table-cell office:value-type="string" table:style-name="ce54">
            <text:p>strong</text:p>
          </table:table-cell>
          <table:table-cell office:value-type="string" table:style-name="ce53">
            <text:p>no</text:p>
          </table:table-cell>
          <table:table-cell office:value-type="string" table:style-name="ce54">
            <text:p>yes</text:p>
          </table:table-cell>
          <table:table-cell office:value-type="string" table:style-name="ce55">
            <text:p>yes</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GNU Lesser General Public License version 2.1" table:formula="of:=HYPERLINK(&quot;https://opensource.org/licenses/LGPL-2.1&quot;;&quot;GNU Lesser General Public License version 2.1&quot;)" table:style-name="ce49">
            <text:p>GNU Lesser General Public License version 2.1</text:p>
          </table:table-cell>
          <table:table-cell office:value-type="string" table:style-name="ce98">
            <text:p>LGPL-2.1</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4">
            <text:p>no</text:p>
          </table:table-cell>
          <table:table-cell office:value-type="string" table:style-name="ce55">
            <text:p>yes</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GNU Lesser General Public License version 3" table:formula="of:=HYPERLINK(&quot;https://opensource.org/licenses/LGPL-3.0&quot;;&quot;GNU Lesser General Public License version 3&quot;)" table:style-name="ce49">
            <text:p>GNU Lesser General Public License version 3</text:p>
          </table:table-cell>
          <table:table-cell office:value-type="string" table:style-name="ce98">
            <text:p>LGPL-3.0</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4">
            <text:p>yes</text:p>
          </table:table-cell>
          <table:table-cell office:value-type="string" table:style-name="ce55">
            <text:p>yes</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Historical Permission Notice and Disclaimer" table:formula="of:=HYPERLINK(&quot;https://opensource.org/licenses/HPND&quot;;&quot;Historical Permission Notice and Disclaimer&quot;)" table:style-name="ce49">
            <text:p>Historical Permission Notice and Disclaimer</text:p>
          </table:table-cell>
          <table:table-cell office:value-type="string" table:style-name="ce98">
            <text:p>HPND</text:p>
          </table:table-cell>
          <table:table-cell office:value-type="string" office:string-value="permissive" table:formula="of:=IF([.F42]=&quot;yes&quot;;&quot;SaaS&quot;;IF([.E42]=&quot;no&quot;;&quot;permissive&quot;;IF([.E42]=&quot;yes&quot;;&quot;copyleft&quot;;[.E42])))"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IBM Public License 1.0 " table:formula="of:=HYPERLINK(&quot;https://opensource.org/licenses/IPL-1.0&quot;;&quot;IBM Public License 1.0 &quot;)" table:style-name="ce49">
            <text:p>IBM Public License 1.0<text:s/></text:p>
          </table:table-cell>
          <table:table-cell office:value-type="string" table:style-name="ce98">
            <text:p>IPL-1.0</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5">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IPA Font License " table:formula="of:=HYPERLINK(&quot;https://opensource.org/licenses/IPA&quot;;&quot;IPA Font License &quot;)" table:style-name="ce49">
            <text:p>IPA Font License<text:s/></text:p>
          </table:table-cell>
          <table:table-cell office:value-type="string" table:style-name="ce98">
            <text:p>IPA</text:p>
          </table:table-cell>
          <table:table-cell office:value-type="string" office:string-value="copyleft" table:formula="of:=IF([.F44]=&quot;yes&quot;;&quot;SaaS&quot;;IF([.E44]=&quot;no&quot;;&quot;permissive&quot;;IF([.E44]=&quot;yes&quot;;&quot;copyleft&quot;;[.E44])))" table:style-name="ce102">
            <text:p>copyleft</text:p>
          </table:table-cell>
          <table:table-cell office:value-type="string" table:style-name="ce54">
            <text:p>yes</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ISC License" table:formula="of:=HYPERLINK(&quot;https://opensource.org/licenses/ISC&quot;;&quot;ISC License&quot;)" table:style-name="ce49">
            <text:p>ISC License</text:p>
          </table:table-cell>
          <table:table-cell office:value-type="string" table:style-name="ce98">
            <text:p>ISC</text:p>
          </table:table-cell>
          <table:table-cell office:value-type="string" office:string-value="permissive" table:formula="of:=IF([.F45]=&quot;yes&quot;;&quot;SaaS&quot;;IF([.E45]=&quot;no&quot;;&quot;permissive&quot;;IF([.E45]=&quot;yes&quot;;&quot;copyleft&quot;;[.E45])))"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LaTeX Project Public License 1.3c" table:formula="of:=HYPERLINK(&quot;https://opensource.org/licenses/LPPL-1.3c&quot;;&quot;LaTeX Project Public License 1.3c&quot;)" table:style-name="ce49">
            <text:p>LaTeX Project Public License 1.3c</text:p>
          </table:table-cell>
          <table:table-cell office:value-type="string" table:style-name="ce99">
            <text:p>LPPL-1.3c</text:p>
          </table:table-cell>
          <table:table-cell office:value-type="string" office:string-value="copyleft" table:formula="of:=IF([.F46]=&quot;yes&quot;;&quot;SaaS&quot;;IF([.E46]=&quot;no&quot;;&quot;permissive&quot;;IF([.E46]=&quot;yes&quot;;&quot;copyleft&quot;;[.E46])))" table:style-name="ce102">
            <text:p>copyleft</text:p>
          </table:table-cell>
          <table:table-cell office:value-type="string" table:style-name="ce54">
            <text:p>yes</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Licence Libre du Québec – Permissive" table:formula="of:=HYPERLINK(&quot;https://opensource.org/licenses/LiLiQ-P-1.1&quot;;&quot;Licence Libre du Québec – Permissive&quot;)" table:style-name="ce49">
            <text:p>Licence Libre du Québec – Permissive</text:p>
          </table:table-cell>
          <table:table-cell office:value-type="string" table:style-name="ce98">
            <text:p>LiLiQ-P</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Licence Libre du Québec – Réciprocité " table:formula="of:=HYPERLINK(&quot;https://opensource.org/licenses/LiLiQ-R-1.1&quot;;&quot;Licence Libre du Québec – Réciprocité &quot;)" table:style-name="ce49">
            <text:p>Licence Libre du Québec – Réciprocité<text:s/></text:p>
          </table:table-cell>
          <table:table-cell office:value-type="string" table:style-name="ce98">
            <text:p>LiLiQ-R</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Licence Libre du Québec – Réciprocité forte" table:formula="of:=HYPERLINK(&quot;https://opensource.org/licenses/LiLiQ-Rplus-1.1&quot;;&quot;Licence Libre du Québec – Réciprocité forte&quot;)" table:style-name="ce49">
            <text:p>Licence Libre du Québec – Réciprocité forte</text:p>
          </table:table-cell>
          <table:table-cell office:value-type="string" table:style-name="ce98">
            <text:p>LiLiQ-R+</text:p>
          </table:table-cell>
          <table:table-cell office:value-type="string" table:style-name="ce103">
            <text:p>copyleft</text:p>
          </table:table-cell>
          <table:table-cell office:value-type="string" table:style-name="ce54">
            <text:p>yes</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Lucent Public License Version 1.02" table:formula="of:=HYPERLINK(&quot;https://opensource.org/licenses/LPL-1.02&quot;;&quot;Lucent Public License Version 1.02&quot;)" table:style-name="ce49">
            <text:p>Lucent Public License Version 1.02</text:p>
          </table:table-cell>
          <table:table-cell office:value-type="string" table:style-name="ce98">
            <text:p>LPL-1.02</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5">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MirOS Licence" table:formula="of:=HYPERLINK(&quot;https://opensource.org/licenses/MirOS&quot;;&quot;MirOS Licence&quot;)" table:style-name="ce49">
            <text:p>MirOS Licence</text:p>
          </table:table-cell>
          <table:table-cell office:value-type="string" table:style-name="ce98">
            <text:p>MirOS</text:p>
          </table:table-cell>
          <table:table-cell office:value-type="string" office:string-value="permissive" table:formula="of:=IF([.F51]=&quot;yes&quot;;&quot;SaaS&quot;;IF([.E51]=&quot;no&quot;;&quot;permissive&quot;;IF([.E51]=&quot;yes&quot;;&quot;copyleft&quot;;[.E51])))"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Microsoft Public License" table:formula="of:=HYPERLINK(&quot;https://opensource.org/licenses/MS-PL&quot;;&quot;Microsoft Public License&quot;)" table:style-name="ce49">
            <text:p>Microsoft Public License</text:p>
          </table:table-cell>
          <table:table-cell office:value-type="string" table:style-name="ce98">
            <text:p>MS-PL</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5">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Microsoft Reciprocal License " table:formula="of:=HYPERLINK(&quot;https://opensource.org/licenses/MS-RL&quot;;&quot;Microsoft Reciprocal License &quot;)" table:style-name="ce49">
            <text:p>Microsoft Reciprocal License<text:s/></text:p>
          </table:table-cell>
          <table:table-cell office:value-type="string" table:style-name="ce98">
            <text:p>MS-RL</text:p>
          </table:table-cell>
          <table:table-cell office:value-type="string" table:style-name="ce103">
            <text:p>copyleft</text:p>
          </table:table-cell>
          <table:table-cell office:value-type="string" table:style-name="ce54">
            <text:p>strong</text:p>
          </table:table-cell>
          <table:table-cell office:value-type="string" table:style-name="ce53">
            <text:p>no</text:p>
          </table:table-cell>
          <table:table-cell office:value-type="string" table:style-name="ce55">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MIT License " table:formula="of:=HYPERLINK(&quot;https://opensource.org/licenses/MIT&quot;;&quot;MIT License &quot;)" table:style-name="ce49">
            <text:p>MIT License<text:s/></text:p>
          </table:table-cell>
          <table:table-cell office:value-type="string" table:style-name="ce98">
            <text:p>MIT</text:p>
          </table:table-cell>
          <table:table-cell office:value-type="string" office:string-value="permissive" table:formula="of:=IF([.F54]=&quot;yes&quot;;&quot;SaaS&quot;;IF([.E54]=&quot;no&quot;;&quot;permissive&quot;;IF([.E54]=&quot;yes&quot;;&quot;copyleft&quot;;[.E54])))"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Motosoto License" table:formula="of:=HYPERLINK(&quot;https://opensource.org/licenses/Motosoto&quot;;&quot;Motosoto License&quot;)" table:style-name="ce49">
            <text:p>Motosoto License</text:p>
          </table:table-cell>
          <table:table-cell office:value-type="string" table:style-name="ce98">
            <text:p>Motosoto</text:p>
          </table:table-cell>
          <table:table-cell office:value-type="string" office:string-value="copyleft" table:formula="of:=IF([.F55]=&quot;yes&quot;;&quot;SaaS&quot;;IF([.E55]=&quot;no&quot;;&quot;permissive&quot;;IF([.E55]=&quot;yes&quot;;&quot;copyleft&quot;;[.E55])))" table:style-name="ce102">
            <text:p>copyleft</text:p>
          </table:table-cell>
          <table:table-cell office:value-type="string" table:style-name="ce54">
            <text:p>yes</text:p>
          </table:table-cell>
          <table:table-cell office:value-type="string" table:style-name="ce53">
            <text:p>no</text:p>
          </table:table-cell>
          <table:table-cell office:value-type="string" table:style-name="ce55">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Mozilla Public License 1.0 " table:formula="of:=HYPERLINK(&quot;https://opensource.org/licenses/MPL-1.0&quot;;&quot;Mozilla Public License 1.0 &quot;)" table:style-name="ce49">
            <text:p>Mozilla Public License 1.0<text:s/></text:p>
          </table:table-cell>
          <table:table-cell office:value-type="string" table:style-name="ce98">
            <text:p>MPL-1.0</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5">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Mozilla Public License 1.1" table:formula="of:=HYPERLINK(&quot;https://opensource.org/licenses/MPL-1.1&quot;;&quot;Mozilla Public License 1.1&quot;)" table:style-name="ce49">
            <text:p>Mozilla Public License 1.1</text:p>
          </table:table-cell>
          <table:table-cell office:value-type="string" table:style-name="ce98">
            <text:p>MPL-1.1</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5">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Mozilla Public License 2.0 " table:formula="of:=HYPERLINK(&quot;https://opensource.org/licenses/MPL-2.0&quot;;&quot;Mozilla Public License 2.0 &quot;)" table:style-name="ce49">
            <text:p>Mozilla Public License 2.0<text:s/></text:p>
          </table:table-cell>
          <table:table-cell office:value-type="string" table:style-name="ce98">
            <text:p>MPL-2.0</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4">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Multics License (Multics)" table:formula="of:=HYPERLINK(&quot;https://opensource.org/licenses/Multics&quot;;&quot;Multics License (Multics)&quot;)" table:style-name="ce49">
            <text:p>Multics License (Multics)</text:p>
          </table:table-cell>
          <table:table-cell office:value-type="string" table:style-name="ce98">
            <text:p>Multics</text:p>
          </table:table-cell>
          <table:table-cell office:value-type="string" office:string-value="permissive" table:formula="of:=IF([.F59]=&quot;yes&quot;;&quot;SaaS&quot;;IF([.E59]=&quot;no&quot;;&quot;permissive&quot;;IF([.E59]=&quot;yes&quot;;&quot;copyleft&quot;;[.E59])))"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NASA Open Source Agreement 1.3" table:formula="of:=HYPERLINK(&quot;https://opensource.org/licenses/NASA-1.3&quot;;&quot;NASA Open Source Agreement 1.3&quot;)" table:style-name="ce49">
            <text:p>NASA Open Source Agreement 1.3</text:p>
          </table:table-cell>
          <table:table-cell office:value-type="string" table:style-name="ce98">
            <text:p>NASA-1.3</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5">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NTP License" table:formula="of:=HYPERLINK(&quot;https://opensource.org/licenses/NTP&quot;;&quot;NTP License&quot;)" table:style-name="ce49">
            <text:p>NTP License</text:p>
          </table:table-cell>
          <table:table-cell office:value-type="string" table:style-name="ce98">
            <text:p>NTP</text:p>
          </table:table-cell>
          <table:table-cell office:value-type="string" office:string-value="permissive" table:formula="of:=IF([.F61]=&quot;yes&quot;;&quot;SaaS&quot;;IF([.E61]=&quot;no&quot;;&quot;permissive&quot;;IF([.E61]=&quot;yes&quot;;&quot;copyleft&quot;;[.E61])))"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Naumen Public License" table:formula="of:=HYPERLINK(&quot;https://opensource.org/licenses/Naumen&quot;;&quot;Naumen Public License&quot;)" table:style-name="ce49">
            <text:p>Naumen Public License</text:p>
          </table:table-cell>
          <table:table-cell office:value-type="string" table:style-name="ce98">
            <text:p>Naumen</text:p>
          </table:table-cell>
          <table:table-cell office:value-type="string" office:string-value="permissive" table:formula="of:=IF([.F62]=&quot;yes&quot;;&quot;SaaS&quot;;IF([.E62]=&quot;no&quot;;&quot;permissive&quot;;IF([.E62]=&quot;yes&quot;;&quot;copyleft&quot;;[.E62])))"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Nethack General Public License " table:formula="of:=HYPERLINK(&quot;https://opensource.org/licenses/NGPL&quot;;&quot;Nethack General Public License &quot;)" table:style-name="ce49">
            <text:p>Nethack General Public License<text:s/></text:p>
          </table:table-cell>
          <table:table-cell office:value-type="string" table:style-name="ce98">
            <text:p>NGPL</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Nokia Open Source License " table:formula="of:=HYPERLINK(&quot;https://opensource.org/licenses/nokia.php&quot;;&quot;Nokia Open Source License &quot;)" table:style-name="ce49">
            <text:p>Nokia Open Source License<text:s/></text:p>
          </table:table-cell>
          <table:table-cell office:value-type="string" table:style-name="ce98">
            <text:p>Nokia</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5">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Non-Profit Open Software License 3.0" table:formula="of:=HYPERLINK(&quot;https://opensource.org/licenses/NPOSL-3.0&quot;;&quot;Non-Profit Open Software License 3.0&quot;)" table:style-name="ce49">
            <text:p>Non-Profit Open Software License 3.0</text:p>
          </table:table-cell>
          <table:table-cell office:value-type="string" table:style-name="ce98">
            <text:p>NPOSL-3.0</text:p>
          </table:table-cell>
          <table:table-cell office:value-type="string" table:style-name="ce103">
            <text:p>copyleft</text:p>
          </table:table-cell>
          <table:table-cell office:value-type="string" table:style-name="ce54">
            <text:p>yes</text:p>
          </table:table-cell>
          <table:table-cell office:value-type="string" table:style-name="ce53">
            <text:p>no</text:p>
          </table:table-cell>
          <table:table-cell office:value-type="string" table:style-name="ce55">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OCLC Research Public License 2.0 " table:formula="of:=HYPERLINK(&quot;https://opensource.org/licenses/OCLC-2.0&quot;;&quot;OCLC Research Public License 2.0 &quot;)" table:style-name="ce49">
            <text:p>OCLC Research Public License 2.0<text:s/></text:p>
          </table:table-cell>
          <table:table-cell office:value-type="string" table:style-name="ce98">
            <text:p>OCLC-2.0</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Open Government Licence 3.0" table:formula="of:=HYPERLINK(&quot;http://www.nationalarchives.gov.uk/doc/open-government-licence/version/3/&quot;;&quot;Open Government Licence 3.0&quot;)" table:style-name="ce49">
            <text:p>Open Government Licence 3.0</text:p>
          </table:table-cell>
          <table:table-cell office:value-type="string" table:style-name="ce98">
            <text:p>OGL-UK-3.0</text:p>
          </table:table-cell>
          <table:table-cell office:value-type="string" table:style-name="ce103">
            <text:p>permissive</text:p>
          </table:table-cell>
          <table:table-cell office:value-type="string" table:style-name="ce52">
            <text:p>no</text:p>
          </table:table-cell>
          <table:table-cell office:value-type="string" table:style-name="ce53">
            <text:p>no</text:p>
          </table:table-cell>
          <table:table-cell office:value-type="string" table:style-name="ce54">
            <text:p>exclud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Open Group Test Suite License" table:formula="of:=HYPERLINK(&quot;https://opensource.org/licenses/OGTSL&quot;;&quot;Open Group Test Suite License&quot;)" table:style-name="ce49">
            <text:p>Open Group Test Suite License</text:p>
          </table:table-cell>
          <table:table-cell office:value-type="string" table:style-name="ce98">
            <text:p>OGTSL</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Open Software License 3.0" table:formula="of:=HYPERLINK(&quot;https://opensource.org/licenses/OSL-3.0&quot;;&quot;Open Software License 3.0&quot;)" table:style-name="ce49">
            <text:p>Open Software License 3.0</text:p>
          </table:table-cell>
          <table:table-cell office:value-type="string" table:style-name="ce98">
            <text:p>OSL-3.0</text:p>
          </table:table-cell>
          <table:table-cell office:value-type="string" office:string-value="SaaS" table:formula="of:=IF([.F69]=&quot;yes&quot;;&quot;SaaS&quot;;IF([.E69]=&quot;no&quot;;&quot;permissive&quot;;IF([.E69]=&quot;yes&quot;;&quot;copyleft&quot;;[.E69])))" table:style-name="ce102">
            <text:p>SaaS</text:p>
          </table:table-cell>
          <table:table-cell office:value-type="string" table:style-name="ce54">
            <text:p>strong</text:p>
          </table:table-cell>
          <table:table-cell office:value-type="string" table:style-name="ce53">
            <text:p>yes</text:p>
          </table:table-cell>
          <table:table-cell office:value-type="string" table:style-name="ce54">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table:style-name="ce64">
            <text:p><text:a xlink:href="https://opensource.org/licenses/OPL-2.1">OSET Public License version 2.1</text:a></text:p>
          </table:table-cell>
          <table:table-cell office:value-type="string" table:style-name="ce99">
            <text:p>OSET-PL-2.1</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5">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PHP License 3.0" table:formula="of:=HYPERLINK(&quot;https://opensource.org/licenses/PHP-3.0&quot;;&quot;PHP License 3.0&quot;)" table:style-name="ce49">
            <text:p>PHP License 3.0</text:p>
          </table:table-cell>
          <table:table-cell office:value-type="string" table:style-name="ce98">
            <text:p>PHP-3.0</text:p>
          </table:table-cell>
          <table:table-cell office:value-type="string" office:string-value="permissive" table:formula="of:=IF([.F71]=&quot;yes&quot;;&quot;SaaS&quot;;IF([.E71]=&quot;no&quot;;&quot;permissive&quot;;IF([.E71]=&quot;yes&quot;;&quot;copyleft&quot;;[.E71])))"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The PostgreSQL License " table:formula="of:=HYPERLINK(&quot;https://opensource.org/licenses/PostgreSQL&quot;;&quot;The PostgreSQL License &quot;)" table:style-name="ce49">
            <text:p>The PostgreSQL License<text:s/></text:p>
          </table:table-cell>
          <table:table-cell office:value-type="string" table:style-name="ce98">
            <text:p>PostgreSQL</text:p>
          </table:table-cell>
          <table:table-cell office:value-type="string" office:string-value="permissive" table:formula="of:=IF([.F72]=&quot;yes&quot;;&quot;SaaS&quot;;IF([.E72]=&quot;no&quot;;&quot;permissive&quot;;IF([.E72]=&quot;yes&quot;;&quot;copyleft&quot;;[.E72])))"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Python License (overall Python license)" table:formula="of:=HYPERLINK(&quot;https://opensource.org/licenses/Python-2.0&quot;;&quot;Python License (overall Python license)&quot;)" table:style-name="ce49">
            <text:p>Python License (overall Python license)</text:p>
          </table:table-cell>
          <table:table-cell office:value-type="string" table:style-name="ce98">
            <text:p>Python-2.0</text:p>
          </table:table-cell>
          <table:table-cell office:value-type="string" office:string-value="permissive" table:formula="of:=IF([.F73]=&quot;yes&quot;;&quot;SaaS&quot;;IF([.E73]=&quot;no&quot;;&quot;permissive&quot;;IF([.E73]=&quot;yes&quot;;&quot;copyleft&quot;;[.E73])))"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CNRI Python license (CNRI portion of Python License)" table:formula="of:=HYPERLINK(&quot;https://opensource.org/licenses/pythonpl.php&quot;;&quot;CNRI Python license (CNRI portion of Python License)&quot;)" table:style-name="ce49">
            <text:p>CNRI Python license (CNRI portion of Python License)</text:p>
          </table:table-cell>
          <table:table-cell office:value-type="string" table:style-name="ce98">
            <text:p>CNRI-Python</text:p>
          </table:table-cell>
          <table:table-cell office:value-type="string" office:string-value="permissive" table:formula="of:=IF([.F74]=&quot;yes&quot;;&quot;SaaS&quot;;IF([.E74]=&quot;no&quot;;&quot;permissive&quot;;IF([.E74]=&quot;yes&quot;;&quot;copyleft&quot;;[.E74])))"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Q Public License " table:formula="of:=HYPERLINK(&quot;https://opensource.org/licenses/QPL-1.0&quot;;&quot;Q Public License &quot;)" table:style-name="ce49">
            <text:p>Q Public License<text:s/></text:p>
          </table:table-cell>
          <table:table-cell office:value-type="string" table:style-name="ce98">
            <text:p>QPL-1.0</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RealNetworks Public Source License V1.0" table:formula="of:=HYPERLINK(&quot;https://opensource.org/licenses/RPSL-1.0&quot;;&quot;RealNetworks Public Source License V1.0&quot;)" table:style-name="ce49">
            <text:p>RealNetworks Public Source License V1.0</text:p>
          </table:table-cell>
          <table:table-cell office:value-type="string" table:style-name="ce98">
            <text:p>RPSL-1.0</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5">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Reciprocal Public License 1.5 " table:formula="of:=HYPERLINK(&quot;https://opensource.org/licenses/RPL-1.5&quot;;&quot;Reciprocal Public License 1.5 &quot;)" table:style-name="ce49">
            <text:p>Reciprocal Public License 1.5<text:s/></text:p>
          </table:table-cell>
          <table:table-cell office:value-type="string" table:style-name="ce98">
            <text:p>RPL-1.5</text:p>
          </table:table-cell>
          <table:table-cell office:value-type="string" table:style-name="ce103">
            <text:p>copyleft</text:p>
          </table:table-cell>
          <table:table-cell office:value-type="string" table:style-name="ce54">
            <text:p>strong</text:p>
          </table:table-cell>
          <table:table-cell office:value-type="string" table:style-name="ce53">
            <text:p>no</text:p>
          </table:table-cell>
          <table:table-cell office:value-type="string" table:style-name="ce55">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Ricoh Source Code Public License " table:formula="of:=HYPERLINK(&quot;https://opensource.org/licenses/RSCPL&quot;;&quot;Ricoh Source Code Public License &quot;)" table:style-name="ce49">
            <text:p>Ricoh Source Code Public License<text:s/></text:p>
          </table:table-cell>
          <table:table-cell office:value-type="string" table:style-name="ce98">
            <text:p>RSCPL</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5">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SIL Open Font License 1.1" table:formula="of:=HYPERLINK(&quot;https://opensource.org/licenses/OFL-1.1&quot;;&quot;SIL Open Font License 1.1&quot;)" table:style-name="ce49">
            <text:p>SIL Open Font License 1.1</text:p>
          </table:table-cell>
          <table:table-cell office:value-type="string" table:style-name="ce98">
            <text:p>OFL-1.1</text:p>
          </table:table-cell>
          <table:table-cell office:value-type="string" office:string-value="copyleft" table:formula="of:=IF([.F79]=&quot;yes&quot;;&quot;SaaS&quot;;IF([.E79]=&quot;no&quot;;&quot;permissive&quot;;IF([.E79]=&quot;yes&quot;;&quot;copyleft&quot;;[.E79])))" table:style-name="ce102">
            <text:p>copyleft</text:p>
          </table:table-cell>
          <table:table-cell office:value-type="string" table:style-name="ce54">
            <text:p>yes</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Simple Public License 2.0 " table:formula="of:=HYPERLINK(&quot;https://opensource.org/licenses/Simple-2.0&quot;;&quot;Simple Public License 2.0 &quot;)" table:style-name="ce49">
            <text:p>Simple Public License 2.0<text:s/></text:p>
          </table:table-cell>
          <table:table-cell office:value-type="string" table:style-name="ce98">
            <text:p>SimPL-2.0</text:p>
          </table:table-cell>
          <table:table-cell office:value-type="string" office:string-value="copyleft" table:formula="of:=IF([.F80]=&quot;yes&quot;;&quot;SaaS&quot;;IF([.E80]=&quot;no&quot;;&quot;permissive&quot;;IF([.E80]=&quot;yes&quot;;&quot;copyleft&quot;;[.E80])))" table:style-name="ce102">
            <text:p>copyleft</text:p>
          </table:table-cell>
          <table:table-cell office:value-type="string" table:style-name="ce54">
            <text:p>yes</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Sleepycat License " table:formula="of:=HYPERLINK(&quot;https://opensource.org/licenses/Sleepycat&quot;;&quot;Sleepycat License &quot;)" table:style-name="ce49">
            <text:p>Sleepycat License<text:s/></text:p>
          </table:table-cell>
          <table:table-cell office:value-type="string" table:style-name="ce98">
            <text:p>Sleepycat</text:p>
          </table:table-cell>
          <table:table-cell office:value-type="string" office:string-value="copyleft" table:formula="of:=IF([.F81]=&quot;yes&quot;;&quot;SaaS&quot;;IF([.E81]=&quot;no&quot;;&quot;permissive&quot;;IF([.E81]=&quot;yes&quot;;&quot;copyleft&quot;;[.E81])))" table:style-name="ce102">
            <text:p>copyleft</text:p>
          </table:table-cell>
          <table:table-cell office:value-type="string" table:style-name="ce54">
            <text:p>yes</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Sun Public License 1.0 " table:formula="of:=HYPERLINK(&quot;https://opensource.org/licenses/SPL-1.0&quot;;&quot;Sun Public License 1.0 &quot;)" table:style-name="ce49">
            <text:p>Sun Public License 1.0<text:s/></text:p>
          </table:table-cell>
          <table:table-cell office:value-type="string" table:style-name="ce98">
            <text:p>SPL-1.0</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5">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Sybase Open Watcom Public License 1.0 (Watcom-1.0)" table:formula="of:=HYPERLINK(&quot;https://opensource.org/licenses/Watcom-1.0&quot;;&quot;Sybase Open Watcom Public License 1.0 (Watcom-1.0)&quot;)" table:style-name="ce49">
            <text:p>Sybase Open Watcom Public License 1.0 (Watcom-1.0)</text:p>
          </table:table-cell>
          <table:table-cell office:value-type="string" table:style-name="ce98">
            <text:p>Watcom-1.0</text:p>
          </table:table-cell>
          <table:table-cell office:value-type="string" office:string-value="copyleft" table:formula="of:=IF([.F83]=&quot;yes&quot;;&quot;SaaS&quot;;IF([.E83]=&quot;no&quot;;&quot;permissive&quot;;IF([.E83]=&quot;yes&quot;;&quot;copyleft&quot;;[.E83])))" table:style-name="ce102">
            <text:p>copyleft</text:p>
          </table:table-cell>
          <table:table-cell office:value-type="string" table:style-name="ce54">
            <text:p>yes</text:p>
          </table:table-cell>
          <table:table-cell office:value-type="string" table:style-name="ce53">
            <text:p>no</text:p>
          </table:table-cell>
          <table:table-cell office:value-type="string" table:style-name="ce55">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table:style-name="ce65">
            <text:p>The Unlicense</text:p>
          </table:table-cell>
          <table:table-cell office:value-type="string" table:style-name="ce98">
            <text:p>Unlicense</text:p>
          </table:table-cell>
          <table:table-cell office:value-type="string" office:string-value="permissive" table:formula="of:=IF([.F84]=&quot;yes&quot;;&quot;SaaS&quot;;IF([.E84]=&quot;no&quot;;&quot;permissive&quot;;IF([.E84]=&quot;yes&quot;;&quot;copyleft&quot;;[.E84])))"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University of Illinois/NCSA Open Source License " table:formula="of:=HYPERLINK(&quot;https://opensource.org/licenses/NCSA&quot;;&quot;University of Illinois/NCSA Open Source License &quot;)" table:style-name="ce49">
            <text:p>University of Illinois/NCSA Open Source License<text:s/></text:p>
          </table:table-cell>
          <table:table-cell office:value-type="string" table:style-name="ce98">
            <text:p>NCSA</text:p>
          </table:table-cell>
          <table:table-cell office:value-type="string" office:string-value="permissive" table:formula="of:=IF([.F85]=&quot;yes&quot;;&quot;SaaS&quot;;IF([.E85]=&quot;no&quot;;&quot;permissive&quot;;IF([.E85]=&quot;yes&quot;;&quot;copyleft&quot;;[.E85])))"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Universal Permissive License " table:formula="of:=HYPERLINK(&quot;https://opensource.org/licenses/UPL&quot;;&quot;Universal Permissive License &quot;)" table:style-name="ce49">
            <text:p>Universal Permissive License<text:s/></text:p>
          </table:table-cell>
          <table:table-cell office:value-type="string" table:style-name="ce98">
            <text:p>UPL</text:p>
          </table:table-cell>
          <table:table-cell office:value-type="string" office:string-value="permissive" table:formula="of:=IF([.F86]=&quot;yes&quot;;&quot;SaaS&quot;;IF([.E86]=&quot;no&quot;;&quot;permissive&quot;;IF([.E86]=&quot;yes&quot;;&quot;copyleft&quot;;[.E86])))"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table:style-name="ce62">
            <text:p>Upstream Compatibility License v1.0</text:p>
          </table:table-cell>
          <table:table-cell office:value-type="string" table:style-name="ce99">
            <text:p>UCL-1.0</text:p>
          </table:table-cell>
          <table:table-cell office:value-type="string" office:string-value="copyleft" table:formula="of:=IF([.F87]=&quot;yes&quot;;&quot;SaaS&quot;;IF([.E87]=&quot;no&quot;;&quot;permissive&quot;;IF([.E87]=&quot;yes&quot;;&quot;copyleft&quot;;[.E87])))" table:style-name="ce102">
            <text:p>copyleft</text:p>
          </table:table-cell>
          <table:table-cell office:value-type="string" table:style-name="ce54">
            <text:p>yes</text:p>
          </table:table-cell>
          <table:table-cell office:value-type="string" table:style-name="ce53">
            <text:p>no</text:p>
          </table:table-cell>
          <table:table-cell office:value-type="string" table:style-name="ce55">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Vovida Software License v. 1.0" table:formula="of:=HYPERLINK(&quot;https://opensource.org/licenses/VSL-1.0&quot;;&quot;Vovida Software License v. 1.0&quot;)" table:style-name="ce49">
            <text:p>Vovida Software License v. 1.0</text:p>
          </table:table-cell>
          <table:table-cell office:value-type="string" table:style-name="ce98">
            <text:p>VSL-1.0</text:p>
          </table:table-cell>
          <table:table-cell office:value-type="string" office:string-value="permissive" table:formula="of:=IF([.F88]=&quot;yes&quot;;&quot;SaaS&quot;;IF([.E88]=&quot;no&quot;;&quot;permissive&quot;;IF([.E88]=&quot;yes&quot;;&quot;copyleft&quot;;[.E88])))"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W3C License" table:formula="of:=HYPERLINK(&quot;https://opensource.org/licenses/W3C&quot;;&quot;W3C License&quot;)" table:style-name="ce49">
            <text:p>W3C License</text:p>
          </table:table-cell>
          <table:table-cell office:value-type="string" table:style-name="ce98">
            <text:p>W3C</text:p>
          </table:table-cell>
          <table:table-cell office:value-type="string" office:string-value="permissive" table:formula="of:=IF([.F89]=&quot;yes&quot;;&quot;SaaS&quot;;IF([.E89]=&quot;no&quot;;&quot;permissive&quot;;IF([.E89]=&quot;yes&quot;;&quot;copyleft&quot;;[.E89])))"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wxWindows Library License " table:formula="of:=HYPERLINK(&quot;https://opensource.org/licenses/WXwindows&quot;;&quot;wxWindows Library License &quot;)" table:style-name="ce49">
            <text:p>wxWindows Library License<text:s/></text:p>
          </table:table-cell>
          <table:table-cell office:value-type="string" table:style-name="ce98">
            <text:p>WXwindows</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X.Net License " table:formula="of:=HYPERLINK(&quot;https://opensource.org/licenses/xnet.php&quot;;&quot;X.Net License &quot;)" table:style-name="ce49">
            <text:p>X.Net License<text:s/></text:p>
          </table:table-cell>
          <table:table-cell office:value-type="string" table:style-name="ce98">
            <text:p>Xnet</text:p>
          </table:table-cell>
          <table:table-cell office:value-type="string" table:style-name="ce103">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Zero Clause BSD License: see Free Public License 1.0.0" table:formula="of:=HYPERLINK(&quot;https://opensource.org/licenses/FPL-1.0.0&quot;;&quot;Zero Clause BSD License: see Free Public License 1.0.0&quot;)" table:style-name="ce49">
            <text:p>Zero Clause BSD License: see Free Public License 1.0.0</text:p>
          </table:table-cell>
          <table:table-cell office:value-type="string" table:style-name="ce98">
            <text:p>0BSD</text:p>
          </table:table-cell>
          <table:table-cell office:value-type="string" office:string-value="permissive" table:formula="of:=IF([.F92]=&quot;yes&quot;;&quot;SaaS&quot;;IF([.E92]=&quot;no&quot;;&quot;permissive&quot;;IF([.E92]=&quot;yes&quot;;&quot;copyleft&quot;;[.E92])))"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Zope Public License 2.0 " table:formula="of:=HYPERLINK(&quot;https://opensource.org/licenses/ZPL-2.0&quot;;&quot;Zope Public License 2.0 &quot;)" table:style-name="ce49">
            <text:p>Zope Public License 2.0<text:s/></text:p>
          </table:table-cell>
          <table:table-cell office:value-type="string" table:style-name="ce98">
            <text:p>ZPL-2.0</text:p>
          </table:table-cell>
          <table:table-cell office:value-type="string" office:string-value="permissive" table:formula="of:=IF([.F93]=&quot;yes&quot;;&quot;SaaS&quot;;IF([.E93]=&quot;no&quot;;&quot;permissive&quot;;IF([.E93]=&quot;yes&quot;;&quot;copyleft&quot;;[.E93])))"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zlib/libpng license " table:formula="of:=HYPERLINK(&quot;https://opensource.org/licenses/Zlib&quot;;&quot;zlib/libpng license &quot;)" table:style-name="ce49">
            <text:p>zlib/libpng license<text:s/></text:p>
          </table:table-cell>
          <table:table-cell office:value-type="string" table:style-name="ce98">
            <text:p>Zlib</text:p>
          </table:table-cell>
          <table:table-cell office:value-type="string" office:string-value="permissive" table:formula="of:=IF([.F94]=&quot;yes&quot;;&quot;SaaS&quot;;IF([.E94]=&quot;no&quot;;&quot;permissive&quot;;IF([.E94]=&quot;yes&quot;;&quot;copyleft&quot;;[.E94])))" table:style-name="ce104">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66"/>
          <table:table-cell office:value-type="string" table:style-name="ce67">
            <text:p>yes</text:p>
          </table:table-cell>
          <table:table-cell table:number-columns-repeated="4" table:style-name="ce66"/>
          <table:table-cell table:number-columns-repeated="16369"/>
        </table:table-row>
        <table:table-row table:style-name="ro30">
          <table:table-cell/>
          <table:table-cell table:style-name="ce1"/>
          <table:table-cell table:style-name="ce68"/>
          <table:table-cell table:style-name="ce105"/>
          <table:table-cell table:style-name="ce70"/>
          <table:table-cell table:style-name="ce68"/>
          <table:table-cell table:style-name="ce70"/>
          <table:table-cell table:style-name="ce68"/>
          <table:table-cell table:number-columns-repeated="16376" table:style-name="ce1"/>
        </table:table-row>
        <table:table-row table:style-name="ro9">
          <table:table-cell/>
          <table:table-cell table:number-columns-repeated="2" table:style-name="ce1"/>
          <table:table-cell table:style-name="ce100"/>
          <table:table-cell table:number-columns-repeated="16380" table:style-name="ce1"/>
        </table:table-row>
        <table:table-row table:number-rows-repeated="4" table:style-name="ro9">
          <table:table-cell/>
          <table:table-cell table:number-columns-repeated="2" table:style-name="ce1"/>
          <table:table-cell table:style-name="ce100"/>
          <table:table-cell table:number-columns-repeated="16380"/>
        </table:table-row>
        <table:table-row table:style-name="ro30">
          <table:table-cell/>
          <table:table-cell table:style-name="ce69"/>
          <table:table-cell/>
          <table:table-cell table:style-name="ce100"/>
          <table:table-cell table:number-columns-repeated="16380"/>
        </table:table-row>
        <table:table-row table:number-rows-repeated="909" table:style-name="ro9">
          <table:table-cell table:number-columns-repeated="3"/>
          <table:table-cell table:style-name="ce100"/>
          <table:table-cell table:number-columns-repeated="16380"/>
        </table:table-row>
        <table:table-row table:number-rows-repeated="1047566" table:style-name="ro9">
          <table:table-cell table:number-columns-repeated="16384"/>
        </table:table-row>
      </table:table>
      <table:table table:name="Example_Appendix_3_-_Unofficial" table:style-name="ta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 table:default-cell-style-name="ce1"/>
        <table:table-column table:style-name="co12" table:default-cell-style-name="ce1"/>
        <table:table-column table:style-name="co20" table:default-cell-style-name="ce1"/>
        <table:table-column table:style-name="co21" table:default-cell-style-name="ce1"/>
        <table:table-column table:style-name="co2" table:number-columns-repeated="1017" table:default-cell-style-name="ce1"/>
        <table:table-column table:style-name="co3" table:number-columns-repeated="15359" table:default-cell-style-name="ce1"/>
        <table:table-row table:style-name="ro9">
          <table:table-cell table:style-name="ce5"/>
          <table:table-cell office:value-type="string" table:style-name="ce20">
            <text:p>Source Acceptability Steps</text:p>
          </table:table-cell>
          <table:table-cell table:style-name="ce5"/>
          <table:table-cell table:style-name="ce20"/>
          <table:table-cell table:number-columns-repeated="22" table:style-name="ce5"/>
          <table:table-cell table:number-columns-repeated="16358"/>
        </table:table-row>
        <table:table-row table:style-name="ro9">
          <table:table-cell table:number-columns-repeated="26" table:style-name="ce5"/>
          <table:table-cell table:number-columns-repeated="16358"/>
        </table:table-row>
        <table:table-row table:style-name="ro9">
          <table:table-cell office:value-type="float" office:value="1" table:style-name="ce5">
            <text:p>1</text:p>
          </table:table-cell>
          <table:table-cell office:value-type="string" table:style-name="ce5">
            <text:p>Identify the use case for the code</text:p>
          </table:table-cell>
          <table:table-cell table:number-columns-repeated="24" table:style-name="ce5"/>
          <table:table-cell table:number-columns-repeated="16358"/>
        </table:table-row>
        <table:table-row table:style-name="ro9">
          <table:table-cell office:value-type="float" office:value="2" table:formula="of:=[.A3]+1" table:style-name="ce5">
            <text:p>2</text:p>
          </table:table-cell>
          <table:table-cell office:value-type="string" table:style-name="ce5">
            <text:p>Identify the source of the code</text:p>
          </table:table-cell>
          <table:table-cell table:number-columns-repeated="24" table:style-name="ce5"/>
          <table:table-cell table:number-columns-repeated="16358"/>
        </table:table-row>
        <table:table-row table:style-name="ro16">
          <table:table-cell office:value-type="float" office:value="3" table:formula="of:=[.A4]+1" table:style-name="ce5">
            <text:p>3</text:p>
          </table:table-cell>
          <table:table-cell office:value-type="string" table:style-name="ce5">
            <text:p>Identify the licence under which the code is used</text:p>
          </table:table-cell>
          <table:table-cell table:number-columns-repeated="24" table:style-name="ce5"/>
          <table:table-cell table:number-columns-repeated="16358"/>
        </table:table-row>
        <table:table-row table:style-name="ro9">
          <table:table-cell office:value-type="float" office:value="4" table:formula="of:=[.A5]+1" table:style-name="ce5">
            <text:p>4</text:p>
          </table:table-cell>
          <table:table-cell office:value-type="string" table:style-name="ce5">
            <text:p>Identify whether the code has been modified</text:p>
          </table:table-cell>
          <table:table-cell table:number-columns-repeated="24" table:style-name="ce5"/>
          <table:table-cell table:number-columns-repeated="16358"/>
        </table:table-row>
        <table:table-row table:style-name="ro9">
          <table:table-cell office:value-type="float" office:value="5" table:formula="of:=[.A6]+1" table:style-name="ce5">
            <text:p>5</text:p>
          </table:table-cell>
          <table:table-cell office:value-type="string" table:style-name="ce5">
            <text:p>Apply code selection filter</text:p>
          </table:table-cell>
          <table:table-cell table:number-columns-repeated="24" table:style-name="ce5"/>
          <table:table-cell table:number-columns-repeated="16358"/>
        </table:table-row>
        <table:table-row table:style-name="ro16">
          <table:table-cell office:value-type="float" office:value="6" table:formula="of:=[.A7]+1" table:style-name="ce5">
            <text:p>6</text:p>
          </table:table-cell>
          <table:table-cell office:value-type="string" table:style-name="ce5">
            <text:p>Document the choice made for that piece of code</text:p>
          </table:table-cell>
          <table:table-cell table:number-columns-repeated="24" table:style-name="ce5"/>
          <table:table-cell table:number-columns-repeated="16358"/>
        </table:table-row>
        <table:table-row table:style-name="ro16">
          <table:table-cell office:value-type="float" office:value="7" table:formula="of:=[.A8]+1" table:style-name="ce5">
            <text:p>7</text:p>
          </table:table-cell>
          <table:table-cell office:value-type="string" table:style-name="ce5">
            <text:p>Prepare the compliance materials necessary for that piece of code</text:p>
          </table:table-cell>
          <table:table-cell table:number-columns-repeated="24" table:style-name="ce5"/>
          <table:table-cell table:number-columns-repeated="16358"/>
        </table:table-row>
        <table:table-row table:style-name="ro9">
          <table:table-cell office:value-type="float" office:value="8" table:formula="of:=[.A9]+1" table:style-name="ce5">
            <text:p>8</text:p>
          </table:table-cell>
          <table:table-cell office:value-type="string" table:style-name="ce5">
            <text:p>Publish the compliance materials</text:p>
          </table:table-cell>
          <table:table-cell table:number-columns-repeated="24" table:style-name="ce5"/>
          <table:table-cell table:number-columns-repeated="16358"/>
        </table:table-row>
        <table:table-row table:style-name="ro9">
          <table:table-cell table:number-columns-repeated="26" table:style-name="ce5"/>
          <table:table-cell table:number-columns-repeated="16358"/>
        </table:table-row>
        <table:table-row table:style-name="ro9">
          <table:table-cell table:style-name="ce5"/>
          <table:table-cell office:value-type="string" table:style-name="ce71">
            <text:p>Use Cases</text:p>
          </table:table-cell>
          <table:table-cell table:number-columns-repeated="2" table:style-name="ce72"/>
          <table:table-cell table:number-columns-repeated="22" table:style-name="ce5"/>
          <table:table-cell table:number-columns-repeated="16358"/>
        </table:table-row>
        <table:table-row table:style-name="ro9">
          <table:table-cell office:value-type="float" office:value="1" table:style-name="ce5">
            <text:p>1</text:p>
          </table:table-cell>
          <table:table-cell office:value-type="string" table:style-name="ce1">
            <text:p>Internal</text:p>
          </table:table-cell>
          <table:table-cell table:number-columns-repeated="2" table:style-name="ce72"/>
          <table:table-cell table:number-columns-repeated="22" table:style-name="ce5"/>
          <table:table-cell table:number-columns-repeated="16358"/>
        </table:table-row>
        <table:table-row table:style-name="ro9">
          <table:table-cell office:value-type="float" office:value="2" table:style-name="ce5">
            <text:p>2</text:p>
          </table:table-cell>
          <table:table-cell office:value-type="string" table:style-name="ce1">
            <text:p>Testing and Limited Distribution</text:p>
          </table:table-cell>
          <table:table-cell table:number-columns-repeated="2" table:style-name="ce72"/>
          <table:table-cell table:number-columns-repeated="22" table:style-name="ce5"/>
          <table:table-cell table:number-columns-repeated="16358"/>
        </table:table-row>
        <table:table-row table:style-name="ro9">
          <table:table-cell office:value-type="float" office:value="3" table:style-name="ce5">
            <text:p>3</text:p>
          </table:table-cell>
          <table:table-cell office:value-type="string" table:style-name="ce73">
            <text:p>SAAS Deployment (server)</text:p>
          </table:table-cell>
          <table:table-cell table:number-columns-repeated="2" table:style-name="ce72"/>
          <table:table-cell table:number-columns-repeated="22" table:style-name="ce5"/>
          <table:table-cell table:number-columns-repeated="16358"/>
        </table:table-row>
        <table:table-row table:style-name="ro9">
          <table:table-cell office:value-type="float" office:value="4" table:style-name="ce5">
            <text:p>4</text:p>
          </table:table-cell>
          <table:table-cell office:value-type="string" table:style-name="ce73">
            <text:p>SAAS Deployment (client)</text:p>
          </table:table-cell>
          <table:table-cell table:number-columns-repeated="2" table:style-name="ce72"/>
          <table:table-cell table:number-columns-repeated="22" table:style-name="ce5"/>
          <table:table-cell table:number-columns-repeated="16358"/>
        </table:table-row>
        <table:table-row table:style-name="ro9">
          <table:table-cell office:value-type="float" office:value="5" table:style-name="ce5">
            <text:p>5</text:p>
          </table:table-cell>
          <table:table-cell office:value-type="string" table:style-name="ce1">
            <text:p>General Distribution</text:p>
          </table:table-cell>
          <table:table-cell table:number-columns-repeated="2" table:style-name="ce72"/>
          <table:table-cell table:number-columns-repeated="22" table:style-name="ce5"/>
          <table:table-cell table:number-columns-repeated="16358"/>
        </table:table-row>
        <table:table-row table:style-name="ro9">
          <table:table-cell office:value-type="float" office:value="6" table:style-name="ce5">
            <text:p>6</text:p>
          </table:table-cell>
          <table:table-cell office:value-type="string" table:style-name="ce73">
            <text:p>[COMPANY named project]</text:p>
          </table:table-cell>
          <table:table-cell table:number-columns-repeated="2" table:style-name="ce72"/>
          <table:table-cell table:number-columns-repeated="22" table:style-name="ce5"/>
          <table:table-cell table:number-columns-repeated="16358"/>
        </table:table-row>
        <table:table-row table:number-rows-repeated="2" table:style-name="ro9">
          <table:table-cell table:style-name="ce5"/>
          <table:table-cell table:style-name="ce20"/>
          <table:table-cell table:number-columns-repeated="2" table:style-name="ce72"/>
          <table:table-cell table:number-columns-repeated="22" table:style-name="ce5"/>
          <table:table-cell table:number-columns-repeated="16358"/>
        </table:table-row>
        <table:table-row table:style-name="ro9">
          <table:table-cell table:style-name="ce5"/>
          <table:table-cell office:value-type="string" table:style-name="ce20">
            <office:annotation draw:style-name="a10" svg:x="3.24166666666667in" svg:y="4.41666666666667in" svg:width="8.375in" svg:height="0.566666666666667in">
              <dc:creator/>
              <text:p>Criteria and weighting to be determined by each company, with an overall output of between 0 (bad) to 10 (perfect).</text:p>
              <text:p/>
            </office:annotation>
            <text:p>Source Acceptability Criteria</text:p>
          </table:table-cell>
          <table:table-cell office:value-type="string" table:style-name="ce72">
            <text:p>Example (bad)</text:p>
          </table:table-cell>
          <table:table-cell office:value-type="string" table:style-name="ce72">
            <text:p>Example (good)</text:p>
          </table:table-cell>
          <table:table-cell table:number-columns-repeated="22" table:style-name="ce5"/>
          <table:table-cell table:number-columns-repeated="16358"/>
        </table:table-row>
        <table:table-row table:style-name="ro9">
          <table:table-cell table:style-name="ce5"/>
          <table:table-cell office:value-type="string" table:style-name="ce74">
            <text:p>Score</text:p>
          </table:table-cell>
          <table:table-cell office:value-type="float" office:value="0" table:style-name="ce75">
            <text:p>0</text:p>
          </table:table-cell>
          <table:table-cell office:value-type="float" office:value="10" table:style-name="ce75">
            <text:p>10</text:p>
          </table:table-cell>
          <table:table-cell table:number-columns-repeated="22" table:style-name="ce5"/>
          <table:table-cell table:number-columns-repeated="16358"/>
        </table:table-row>
        <table:table-row table:style-name="ro9">
          <table:table-cell office:value-type="float" office:value="1" table:style-name="ce5">
            <text:p>1</text:p>
          </table:table-cell>
          <table:table-cell office:value-type="string" table:style-name="ce5">
            <text:p>Commercial Sponsor</text:p>
          </table:table-cell>
          <table:table-cell office:value-type="string" table:style-name="ce5">
            <text:p>no one</text:p>
          </table:table-cell>
          <table:table-cell office:value-type="string" table:style-name="ce5">
            <text:p>Intel/IBM/Microsoft/Red Hat</text:p>
          </table:table-cell>
          <table:table-cell table:number-columns-repeated="22" table:style-name="ce5"/>
          <table:table-cell table:number-columns-repeated="16358"/>
        </table:table-row>
        <table:table-row table:style-name="ro16">
          <table:table-cell office:value-type="float" office:value="2" table:formula="of:=[.A23]+1" table:style-name="ce5">
            <text:p>2</text:p>
          </table:table-cell>
          <table:table-cell office:value-type="string" table:style-name="ce5">
            <text:p>Foundation sponsor</text:p>
          </table:table-cell>
          <table:table-cell office:value-type="string" table:style-name="ce5">
            <text:p>none</text:p>
          </table:table-cell>
          <table:table-cell office:value-type="string" table:style-name="ce5">
            <text:p>Linux Foundation/Apache Foundation/Eclipse Foundation</text:p>
          </table:table-cell>
          <table:table-cell table:number-columns-repeated="22" table:style-name="ce5"/>
          <table:table-cell table:number-columns-repeated="16358"/>
        </table:table-row>
        <table:table-row table:style-name="ro9">
          <table:table-cell office:value-type="float" office:value="3" table:formula="of:=[.A24]+1" table:style-name="ce5">
            <text:p>3</text:p>
          </table:table-cell>
          <table:table-cell office:value-type="string" table:style-name="ce5">
            <text:p>Code maturity</text:p>
          </table:table-cell>
          <table:table-cell office:value-type="string" table:style-name="ce5">
            <text:p>new</text:p>
          </table:table-cell>
          <table:table-cell office:value-type="string" table:style-name="ce5">
            <text:p>long-established</text:p>
          </table:table-cell>
          <table:table-cell table:number-columns-repeated="22" table:style-name="ce5"/>
          <table:table-cell table:number-columns-repeated="16358"/>
        </table:table-row>
        <table:table-row table:style-name="ro9">
          <table:table-cell office:value-type="float" office:value="4" table:formula="of:=[.A25]+1" table:style-name="ce5">
            <text:p>4</text:p>
          </table:table-cell>
          <table:table-cell office:value-type="string" table:style-name="ce5">
            <text:p>Stability</text:p>
          </table:table-cell>
          <table:table-cell office:value-type="string" table:style-name="ce5">
            <text:p>project has forked multiple times</text:p>
          </table:table-cell>
          <table:table-cell office:value-type="string" table:style-name="ce5">
            <text:p>project has never forked</text:p>
          </table:table-cell>
          <table:table-cell table:number-columns-repeated="22" table:style-name="ce5"/>
          <table:table-cell table:number-columns-repeated="16358"/>
        </table:table-row>
        <table:table-row table:style-name="ro9">
          <table:table-cell office:value-type="float" office:value="5" table:formula="of:=[.A26]+1" table:style-name="ce5">
            <text:p>5</text:p>
          </table:table-cell>
          <table:table-cell office:value-type="string" table:style-name="ce5">
            <text:p>Activity</text:p>
          </table:table-cell>
          <table:table-cell office:value-type="string" table:style-name="ce5">
            <text:p>no commits for 5 years</text:p>
          </table:table-cell>
          <table:table-cell office:value-type="string" table:style-name="ce5">
            <text:p>daily substantive commits</text:p>
          </table:table-cell>
          <table:table-cell table:number-columns-repeated="22" table:style-name="ce5"/>
          <table:table-cell table:number-columns-repeated="16358"/>
        </table:table-row>
        <table:table-row table:style-name="ro9">
          <table:table-cell office:value-type="float" office:value="6" table:formula="of:=[.A27]+1" table:style-name="ce5">
            <text:p>6</text:p>
          </table:table-cell>
          <table:table-cell office:value-type="string" table:style-name="ce5">
            <text:p>Reputation</text:p>
          </table:table-cell>
          <table:table-cell office:value-type="string" table:style-name="ce5">
            <text:p>multiple enforcement actions</text:p>
          </table:table-cell>
          <table:table-cell office:value-type="string" table:style-name="ce5">
            <text:p>no enforcement action</text:p>
          </table:table-cell>
          <table:table-cell table:number-columns-repeated="22" table:style-name="ce5"/>
          <table:table-cell table:number-columns-repeated="16358"/>
        </table:table-row>
        <table:table-row table:style-name="ro9">
          <table:table-cell office:value-type="float" office:value="7" table:formula="of:=[.A28]+1" table:style-name="ce5">
            <text:p>7</text:p>
          </table:table-cell>
          <table:table-cell office:value-type="string" table:style-name="ce5">
            <text:p>Quality</text:p>
          </table:table-cell>
          <table:table-cell office:value-type="string" table:style-name="ce5">
            <text:p>Buggy</text:p>
          </table:table-cell>
          <table:table-cell office:value-type="string" table:style-name="ce5">
            <text:p>Stable</text:p>
          </table:table-cell>
          <table:table-cell table:number-columns-repeated="22" table:style-name="ce5"/>
          <table:table-cell table:number-columns-repeated="16358"/>
        </table:table-row>
        <table:table-row table:style-name="ro9">
          <table:table-cell office:value-type="float" office:value="8" table:formula="of:=[.A29]+1" table:style-name="ce5">
            <text:p>8</text:p>
          </table:table-cell>
          <table:table-cell office:value-type="string" table:style-name="ce5">
            <text:p>Security</text:p>
          </table:table-cell>
          <table:table-cell office:value-type="string" table:style-name="ce5">
            <text:p>Known multiple security issues</text:p>
          </table:table-cell>
          <table:table-cell office:value-type="string" table:style-name="ce5">
            <office:annotation draw:style-name="a11" svg:x="9in" svg:y="6.20833333333333in" svg:width="6in" svg:height="0.425in">
              <dc:creator/>
              <text:p>No software greater than 0 bytes in length falls into this category</text:p>
            </office:annotation>
            <text:p>No security issues exist</text:p>
          </table:table-cell>
          <table:table-cell table:number-columns-repeated="22" table:style-name="ce5"/>
          <table:table-cell table:number-columns-repeated="16358"/>
        </table:table-row>
        <table:table-row table:style-name="ro16">
          <table:table-cell office:value-type="float" office:value="9" table:formula="of:=[.A30]+1" table:style-name="ce5">
            <text:p>9</text:p>
          </table:table-cell>
          <table:table-cell office:value-type="string" table:style-name="ce5">
            <text:p>Community involvement</text:p>
          </table:table-cell>
          <table:table-cell office:value-type="string" table:style-name="ce5">
            <text:p>We are not and do not want to be involved in this community</text:p>
          </table:table-cell>
          <table:table-cell office:value-type="string" table:style-name="ce5">
            <text:p>We are or want to be heavily involved in the community</text:p>
          </table:table-cell>
          <table:table-cell table:number-columns-repeated="22" table:style-name="ce5"/>
          <table:table-cell table:number-columns-repeated="16358"/>
        </table:table-row>
        <table:table-row table:number-rows-repeated="2" table:style-name="ro9">
          <table:table-cell table:style-name="ce5"/>
          <table:table-cell table:style-name="ce20"/>
          <table:table-cell table:number-columns-repeated="24" table:style-name="ce5"/>
          <table:table-cell table:number-columns-repeated="16358"/>
        </table:table-row>
        <table:table-row table:style-name="ro16">
          <table:table-cell table:style-name="ce5"/>
          <table:table-cell office:value-type="string" table:style-name="ce20">
            <office:annotation draw:style-name="a12" svg:x="3.24166666666667in" svg:y="7.275in" svg:width="8.375in" svg:height="0.283333333333333in">
              <dc:creator/>
              <text:p>Company to determine its own filters</text:p>
            </office:annotation>
            <text:p>Code selection filter</text:p>
          </table:table-cell>
          <table:table-cell office:value-type="string" table:style-name="ce5">
            <text:p>(if combination is not specified, use is is subject to referral to Open Source Lead)</text:p>
          </table:table-cell>
          <table:table-cell table:number-columns-repeated="23" table:style-name="ce5"/>
          <table:table-cell table:number-columns-repeated="16358"/>
        </table:table-row>
        <table:table-row table:style-name="ro9">
          <table:table-cell table:style-name="ce5"/>
          <table:table-cell office:value-type="string" table:style-name="ce20">
            <text:p>Use case</text:p>
          </table:table-cell>
          <table:table-cell office:value-type="string" table:style-name="ce20">
            <text:p>Source Acceptability</text:p>
          </table:table-cell>
          <table:table-cell office:value-type="string" table:style-name="ce20">
            <text:p>Licence</text:p>
          </table:table-cell>
          <table:table-cell office:value-type="string" table:style-name="ce20">
            <text:p>Modified</text:p>
          </table:table-cell>
          <table:table-cell office:value-type="string" table:style-name="ce20">
            <text:p>Outcome</text:p>
          </table:table-cell>
          <table:table-cell office:value-type="string" table:style-name="ce20">
            <text:p>Notes</text:p>
          </table:table-cell>
          <table:table-cell table:number-columns-repeated="19" table:style-name="ce5"/>
          <table:table-cell table:number-columns-repeated="16358"/>
        </table:table-row>
        <table:table-row table:style-name="ro9">
          <table:table-cell table:style-name="ce5"/>
          <table:table-cell office:value-type="string" table:style-name="ce5">
            <text:p>Internal</text:p>
          </table:table-cell>
          <table:table-cell office:value-type="string" table:style-name="ce5">
            <text:p>&gt;2</text:p>
          </table:table-cell>
          <table:table-cell office:value-type="string" table:style-name="ce5">
            <text:p>Any</text:p>
          </table:table-cell>
          <table:table-cell office:value-type="string" table:style-name="ce5">
            <text:p>Any</text:p>
          </table:table-cell>
          <table:table-cell office:value-type="string" table:style-name="ce5">
            <text:p>Permitted</text:p>
          </table:table-cell>
          <table:table-cell table:number-columns-repeated="20" table:style-name="ce5"/>
          <table:table-cell table:number-columns-repeated="16358"/>
        </table:table-row>
        <table:table-row table:style-name="ro9">
          <table:table-cell table:style-name="ce5"/>
          <table:table-cell office:value-type="string" table:style-name="ce5">
            <text:p>Testing and limited distribution</text:p>
          </table:table-cell>
          <table:table-cell office:value-type="string" table:style-name="ce5">
            <text:p>&gt;4</text:p>
          </table:table-cell>
          <table:table-cell office:value-type="string" table:style-name="ce5">
            <text:p>Permissive</text:p>
          </table:table-cell>
          <table:table-cell office:value-type="string" table:style-name="ce5">
            <text:p>No</text:p>
          </table:table-cell>
          <table:table-cell office:value-type="string" table:style-name="ce5">
            <text:p>Permitted</text:p>
          </table:table-cell>
          <table:table-cell table:number-columns-repeated="20" table:style-name="ce5"/>
          <table:table-cell table:number-columns-repeated="16358"/>
        </table:table-row>
        <table:table-row table:style-name="ro16">
          <table:table-cell table:style-name="ce5"/>
          <table:table-cell office:value-type="string" table:style-name="ce5">
            <text:p>Testing and limited distribution</text:p>
          </table:table-cell>
          <table:table-cell office:value-type="string" table:style-name="ce5">
            <text:p>&gt;4</text:p>
          </table:table-cell>
          <table:table-cell office:value-type="string" table:style-name="ce5">
            <text:p>Permissive</text:p>
          </table:table-cell>
          <table:table-cell office:value-type="string" table:style-name="ce5">
            <text:p>Yes</text:p>
          </table:table-cell>
          <table:table-cell office:value-type="string" table:style-name="ce5">
            <text:p>Permitted</text:p>
          </table:table-cell>
          <table:table-cell office:value-type="string" table:style-name="ce5">
            <text:p>Ensure notices are supplied/updated</text:p>
          </table:table-cell>
          <table:table-cell table:number-columns-repeated="19" table:style-name="ce5"/>
          <table:table-cell table:number-columns-repeated="16358"/>
        </table:table-row>
        <table:table-row table:style-name="ro16">
          <table:table-cell table:style-name="ce5"/>
          <table:table-cell office:value-type="string" table:style-name="ce5">
            <text:p>Testing and limited distribution</text:p>
          </table:table-cell>
          <table:table-cell office:value-type="string" table:style-name="ce5">
            <text:p>&gt;4</text:p>
          </table:table-cell>
          <table:table-cell office:value-type="string" table:style-name="ce5">
            <text:p>SaaS Distribution</text:p>
          </table:table-cell>
          <table:table-cell office:value-type="string" table:style-name="ce5">
            <text:p>Yes</text:p>
          </table:table-cell>
          <table:table-cell office:value-type="string" table:style-name="ce5">
            <text:p>Permitted</text:p>
          </table:table-cell>
          <table:table-cell office:value-type="string" table:style-name="ce5">
            <text:p>Ensure contract with recipient covers permitted use cases</text:p>
          </table:table-cell>
          <table:table-cell table:number-columns-repeated="19" table:style-name="ce5"/>
          <table:table-cell table:number-columns-repeated="16358"/>
        </table:table-row>
        <table:table-row table:style-name="ro16">
          <table:table-cell table:style-name="ce5"/>
          <table:table-cell office:value-type="string" table:style-name="ce5">
            <text:p>SaaS Deployment (Client)</text:p>
          </table:table-cell>
          <table:table-cell office:value-type="string" table:style-name="ce5">
            <text:p>&gt;6</text:p>
          </table:table-cell>
          <table:table-cell office:value-type="string" table:style-name="ce5">
            <text:p>Permissive</text:p>
          </table:table-cell>
          <table:table-cell office:value-type="string" table:style-name="ce5">
            <text:p>Any</text:p>
          </table:table-cell>
          <table:table-cell office:value-type="string" table:style-name="ce5">
            <text:p>Permitted</text:p>
          </table:table-cell>
          <table:table-cell office:value-type="string" table:style-name="ce5">
            <text:p>Ensure notices are supplied/updated</text:p>
          </table:table-cell>
          <table:table-cell table:number-columns-repeated="19" table:style-name="ce5"/>
          <table:table-cell table:number-columns-repeated="16358"/>
        </table:table-row>
        <table:table-row table:style-name="ro9">
          <table:table-cell table:style-name="ce5"/>
          <table:table-cell office:value-type="string" table:style-name="ce5">
            <text:p>SaaS Deployment (Client)</text:p>
          </table:table-cell>
          <table:table-cell office:value-type="string" table:style-name="ce5">
            <text:p>&gt;6</text:p>
          </table:table-cell>
          <table:table-cell office:value-type="string" table:style-name="ce5">
            <text:p>Copyleft</text:p>
          </table:table-cell>
          <table:table-cell office:value-type="string" table:style-name="ce5">
            <text:p>Any</text:p>
          </table:table-cell>
          <table:table-cell office:value-type="string" table:style-name="ce5">
            <text:p>Prohibited</text:p>
          </table:table-cell>
          <table:table-cell table:number-columns-repeated="20" table:style-name="ce5"/>
          <table:table-cell table:number-columns-repeated="16358"/>
        </table:table-row>
        <table:table-row table:style-name="ro9">
          <table:table-cell table:style-name="ce5"/>
          <table:table-cell office:value-type="string" table:style-name="ce5">
            <text:p>SaaS Deployment (Client)</text:p>
          </table:table-cell>
          <table:table-cell office:value-type="string" table:style-name="ce5">
            <text:p>&gt;6</text:p>
          </table:table-cell>
          <table:table-cell office:value-type="string" table:style-name="ce5">
            <text:p>Copyleft</text:p>
          </table:table-cell>
          <table:table-cell office:value-type="string" table:style-name="ce5">
            <text:p>No</text:p>
          </table:table-cell>
          <table:table-cell office:value-type="string" table:style-name="ce5">
            <text:p>Permitted if compatible</text:p>
          </table:table-cell>
          <table:table-cell table:number-columns-repeated="20" table:style-name="ce5"/>
          <table:table-cell table:number-columns-repeated="16358"/>
        </table:table-row>
        <table:table-row table:style-name="ro9">
          <table:table-cell table:style-name="ce5"/>
          <table:table-cell office:value-type="string" table:style-name="ce5">
            <text:p>SaaS Deployment (Server)</text:p>
          </table:table-cell>
          <table:table-cell office:value-type="string" table:style-name="ce5">
            <text:p>&gt;6</text:p>
          </table:table-cell>
          <table:table-cell office:value-type="string" table:style-name="ce5">
            <text:p>SaaS Distribution</text:p>
          </table:table-cell>
          <table:table-cell office:value-type="string" table:style-name="ce5">
            <text:p>Any</text:p>
          </table:table-cell>
          <table:table-cell office:value-type="string" table:style-name="ce5">
            <text:p>Refer</text:p>
          </table:table-cell>
          <table:table-cell table:number-columns-repeated="20" table:style-name="ce5"/>
          <table:table-cell table:number-columns-repeated="16358"/>
        </table:table-row>
        <table:table-row table:style-name="ro9">
          <table:table-cell table:style-name="ce5"/>
          <table:table-cell office:value-type="string" table:style-name="ce5">
            <text:p>SaaS Deployment (Server)</text:p>
          </table:table-cell>
          <table:table-cell office:value-type="string" table:style-name="ce5">
            <text:p>&gt;6</text:p>
          </table:table-cell>
          <table:table-cell office:value-type="string" table:style-name="ce5">
            <text:p>Copyleft</text:p>
          </table:table-cell>
          <table:table-cell office:value-type="string" table:style-name="ce5">
            <text:p>Any</text:p>
          </table:table-cell>
          <table:table-cell office:value-type="string" table:style-name="ce5">
            <text:p>Permitted</text:p>
          </table:table-cell>
          <table:table-cell table:number-columns-repeated="20" table:style-name="ce5"/>
          <table:table-cell table:number-columns-repeated="16358"/>
        </table:table-row>
        <table:table-row table:style-name="ro9">
          <table:table-cell table:style-name="ce5"/>
          <table:table-cell office:value-type="string" table:style-name="ce5">
            <text:p>SaaS Deployment (Server)</text:p>
          </table:table-cell>
          <table:table-cell office:value-type="string" table:style-name="ce5">
            <text:p>&gt;6</text:p>
          </table:table-cell>
          <table:table-cell office:value-type="string" table:style-name="ce5">
            <text:p>Permissive</text:p>
          </table:table-cell>
          <table:table-cell office:value-type="string" table:style-name="ce5">
            <text:p>Any</text:p>
          </table:table-cell>
          <table:table-cell office:value-type="string" table:style-name="ce5">
            <text:p>Permitted</text:p>
          </table:table-cell>
          <table:table-cell table:number-columns-repeated="20" table:style-name="ce5"/>
          <table:table-cell table:number-columns-repeated="16358"/>
        </table:table-row>
        <table:table-row table:style-name="ro9">
          <table:table-cell table:style-name="ce5"/>
          <table:table-cell office:value-type="string" table:style-name="ce5">
            <text:p>General Distribution</text:p>
          </table:table-cell>
          <table:table-cell office:value-type="string" table:style-name="ce5">
            <text:p>&gt;8</text:p>
          </table:table-cell>
          <table:table-cell office:value-type="string" table:style-name="ce5">
            <text:p>SaaS Distribution</text:p>
          </table:table-cell>
          <table:table-cell office:value-type="string" table:style-name="ce5">
            <text:p>Yes</text:p>
          </table:table-cell>
          <table:table-cell office:value-type="string" table:style-name="ce5">
            <text:p>Prohibited</text:p>
          </table:table-cell>
          <table:table-cell table:number-columns-repeated="20" table:style-name="ce5"/>
          <table:table-cell table:number-columns-repeated="16358"/>
        </table:table-row>
        <table:table-row table:style-name="ro9">
          <table:table-cell table:style-name="ce5"/>
          <table:table-cell office:value-type="string" table:style-name="ce5">
            <text:p>General Distribution</text:p>
          </table:table-cell>
          <table:table-cell office:value-type="string" table:style-name="ce5">
            <text:p>&gt;8</text:p>
          </table:table-cell>
          <table:table-cell office:value-type="string" table:style-name="ce5">
            <text:p>Copyleft (strong)</text:p>
          </table:table-cell>
          <table:table-cell office:value-type="string" table:style-name="ce5">
            <text:p>Any</text:p>
          </table:table-cell>
          <table:table-cell office:value-type="string" table:style-name="ce5">
            <text:p>Prohibited</text:p>
          </table:table-cell>
          <table:table-cell table:number-columns-repeated="20" table:style-name="ce5"/>
          <table:table-cell table:number-columns-repeated="16358"/>
        </table:table-row>
        <table:table-row table:style-name="ro17">
          <table:table-cell table:style-name="ce5"/>
          <table:table-cell office:value-type="string" table:style-name="ce5">
            <text:p>General Distribution</text:p>
          </table:table-cell>
          <table:table-cell office:value-type="string" table:style-name="ce5">
            <text:p>&gt;8</text:p>
          </table:table-cell>
          <table:table-cell office:value-type="string" table:style-name="ce5">
            <text:p>Copyleft (weak)</text:p>
          </table:table-cell>
          <table:table-cell office:value-type="string" table:style-name="ce5">
            <text:p>No</text:p>
          </table:table-cell>
          <table:table-cell office:value-type="string" table:style-name="ce5">
            <text:p>Permitted</text:p>
          </table:table-cell>
          <table:table-cell office:value-type="string" table:style-name="ce5">
            <text:p>Ensure notices are supplied/updated. Take care with LGPL</text:p>
          </table:table-cell>
          <table:table-cell table:number-columns-repeated="19" table:style-name="ce5"/>
          <table:table-cell table:number-columns-repeated="16358"/>
        </table:table-row>
        <table:table-row table:style-name="ro16">
          <table:table-cell table:style-name="ce5"/>
          <table:table-cell office:value-type="string" table:style-name="ce73">
            <text:p>General Distribution</text:p>
          </table:table-cell>
          <table:table-cell office:value-type="string" table:style-name="ce73">
            <text:p>&gt;8</text:p>
          </table:table-cell>
          <table:table-cell office:value-type="string" table:style-name="ce73">
            <text:p>Permissive</text:p>
          </table:table-cell>
          <table:table-cell office:value-type="string" table:style-name="ce73">
            <text:p>Any</text:p>
          </table:table-cell>
          <table:table-cell office:value-type="string" table:style-name="ce73">
            <text:p>Permitted</text:p>
          </table:table-cell>
          <table:table-cell office:value-type="string" table:style-name="ce5">
            <text:p>Ensure notices are supplied/updated.</text:p>
          </table:table-cell>
          <table:table-cell table:number-columns-repeated="19" table:style-name="ce5"/>
          <table:table-cell table:number-columns-repeated="16358"/>
        </table:table-row>
        <table:table-row table:style-name="ro9">
          <table:table-cell table:style-name="ce5"/>
          <table:table-cell office:value-type="string" table:style-name="ce5">
            <text:p>Any</text:p>
          </table:table-cell>
          <table:table-cell office:value-type="string" table:style-name="ce5">
            <text:p>&lt;3</text:p>
          </table:table-cell>
          <table:table-cell office:value-type="string" table:style-name="ce5">
            <text:p>Any</text:p>
          </table:table-cell>
          <table:table-cell office:value-type="string" table:style-name="ce5">
            <text:p>Any</text:p>
          </table:table-cell>
          <table:table-cell office:value-type="string" table:style-name="ce5">
            <text:p>Prohibited</text:p>
          </table:table-cell>
          <table:table-cell table:number-columns-repeated="20" table:style-name="ce5"/>
          <table:table-cell table:number-columns-repeated="16358"/>
        </table:table-row>
        <table:table-row table:style-name="ro9">
          <table:table-cell table:style-name="ce5"/>
          <table:table-cell office:value-type="string" table:style-name="ce5">
            <text:p>Any</text:p>
          </table:table-cell>
          <table:table-cell office:value-type="string" table:style-name="ce5">
            <text:p>&gt;2</text:p>
          </table:table-cell>
          <table:table-cell office:value-type="string" table:style-name="ce5">
            <text:p>Proprietary</text:p>
          </table:table-cell>
          <table:table-cell office:value-type="string" table:style-name="ce5">
            <text:p>Any</text:p>
          </table:table-cell>
          <table:table-cell office:value-type="string" table:style-name="ce5">
            <text:p>Refer</text:p>
          </table:table-cell>
          <table:table-cell table:number-columns-repeated="20" table:style-name="ce5"/>
          <table:table-cell table:number-columns-repeated="16358"/>
        </table:table-row>
        <table:table-row table:number-rows-repeated="1048525" table:style-name="ro9">
          <table:table-cell table:number-columns-repeated="16384"/>
        </table:table-row>
      </table:table>
      <table:table table:name="Example_Appendix_4_-_Unofficial" table:style-name="ta1">
        <table:table-column table:style-name="co22" table:number-columns-repeated="26" table:default-cell-style-name="ce1"/>
        <table:table-column table:style-name="co2" table:number-columns-repeated="999" table:default-cell-style-name="ce1"/>
        <table:table-column table:style-name="co3" table:number-columns-repeated="15359" table:default-cell-style-name="ce1"/>
        <table:table-row table:style-name="ro1">
          <table:table-cell office:value-type="string" table:style-name="ce20">
            <text:p>Incident Severity Criteria</text:p>
          </table:table-cell>
          <table:table-cell table:number-columns-repeated="25" table:style-name="ce5"/>
          <table:table-cell table:number-columns-repeated="16358"/>
        </table:table-row>
        <table:table-row table:style-name="ro16">
          <table:table-cell office:value-type="string" table:style-name="ce72">
            <text:p>Factors to be taken in to account when determining the potential severity of a open source Noncompliance</text:p>
          </table:table-cell>
          <table:table-cell table:number-columns-repeated="25" table:style-name="ce5"/>
          <table:table-cell table:number-columns-repeated="16358"/>
        </table:table-row>
        <table:table-row table:style-name="ro9">
          <table:table-cell table:number-columns-repeated="26" table:style-name="ce5"/>
          <table:table-cell table:number-columns-repeated="16358"/>
        </table:table-row>
        <table:table-row table:style-name="ro1">
          <table:table-cell office:value-type="string" table:style-name="ce5">
            <text:p>Reputational risk (customers, investors and affected OSS projects)</text:p>
          </table:table-cell>
          <table:table-cell table:number-columns-repeated="25" table:style-name="ce5"/>
          <table:table-cell table:number-columns-repeated="16358"/>
        </table:table-row>
        <table:table-row table:style-name="ro1">
          <table:table-cell office:value-type="string" table:style-name="ce5">
            <text:p>Availability of compliant component</text:p>
          </table:table-cell>
          <table:table-cell table:number-columns-repeated="25" table:style-name="ce5"/>
          <table:table-cell table:number-columns-repeated="16358"/>
        </table:table-row>
        <table:table-row table:style-name="ro1">
          <table:table-cell office:value-type="string" table:style-name="ce5">
            <text:p>Cost/ease of re-working, or implementing workaround</text:p>
          </table:table-cell>
          <table:table-cell table:number-columns-repeated="25" table:style-name="ce5"/>
          <table:table-cell table:number-columns-repeated="16358"/>
        </table:table-row>
        <table:table-row table:style-name="ro1">
          <table:table-cell office:value-type="string" table:style-name="ce5">
            <text:p>Non-compliant code deployed internally, externally or on a SaaS basis?</text:p>
          </table:table-cell>
          <table:table-cell table:number-columns-repeated="25" table:style-name="ce5"/>
          <table:table-cell table:number-columns-repeated="16358"/>
        </table:table-row>
        <table:table-row table:style-name="ro1">
          <table:table-cell office:value-type="string" table:style-name="ce5">
            <text:p>Danger of injunctive relief</text:p>
          </table:table-cell>
          <table:table-cell table:number-columns-repeated="25" table:style-name="ce5"/>
          <table:table-cell table:number-columns-repeated="16358"/>
        </table:table-row>
        <table:table-row table:style-name="ro1">
          <table:table-cell office:value-type="string" table:style-name="ce5">
            <text:p>Danger of damages</text:p>
          </table:table-cell>
          <table:table-cell table:number-columns-repeated="25" table:style-name="ce5"/>
          <table:table-cell table:number-columns-repeated="16358"/>
        </table:table-row>
        <table:table-row table:style-name="ro1">
          <table:table-cell office:value-type="string" table:style-name="ce5">
            <text:p>Concerns about releasing proprietary code</text:p>
          </table:table-cell>
          <table:table-cell table:number-columns-repeated="25" table:style-name="ce5"/>
          <table:table-cell table:number-columns-repeated="16358"/>
        </table:table-row>
        <table:table-row table:style-name="ro1">
          <table:table-cell office:value-type="string" table:style-name="ce5">
            <text:p>Danger of claims from customers</text:p>
          </table:table-cell>
          <table:table-cell table:number-columns-repeated="25" table:style-name="ce5"/>
          <table:table-cell table:number-columns-repeated="16358"/>
        </table:table-row>
        <table:table-row table:style-name="ro1">
          <table:table-cell office:value-type="string" table:style-name="ce5">
            <text:p>Relevant open source enforcement code</text:p>
          </table:table-cell>
          <table:table-cell table:number-columns-repeated="25" table:style-name="ce5"/>
          <table:table-cell table:number-columns-repeated="16358"/>
        </table:table-row>
        <table:table-row table:style-name="ro1">
          <table:table-cell table:number-columns-repeated="26" table:style-name="ce5"/>
          <table:table-cell table:number-columns-repeated="16358"/>
        </table:table-row>
        <table:table-row table:style-name="ro1">
          <table:table-cell office:value-type="string" table:style-name="ce20">
            <text:p>Incident response criteria</text:p>
          </table:table-cell>
          <table:table-cell table:number-columns-repeated="25" table:style-name="ce5"/>
          <table:table-cell table:number-columns-repeated="16358"/>
        </table:table-row>
        <table:table-row table:style-name="ro1">
          <table:table-cell office:value-type="string" table:style-name="ce5">
            <text:p>Update and publish non-compliant notices</text:p>
          </table:table-cell>
          <table:table-cell table:number-columns-repeated="25" table:style-name="ce5"/>
          <table:table-cell table:number-columns-repeated="16358"/>
        </table:table-row>
        <table:table-row table:style-name="ro1">
          <table:table-cell office:value-type="string" table:style-name="ce5">
            <text:p>Select equivalent and compliant component</text:p>
          </table:table-cell>
          <table:table-cell table:number-columns-repeated="25" table:style-name="ce5"/>
          <table:table-cell table:number-columns-repeated="16358"/>
        </table:table-row>
        <table:table-row table:style-name="ro1">
          <table:table-cell office:value-type="string" table:style-name="ce5">
            <text:p>Rework code to include compliant components</text:p>
          </table:table-cell>
          <table:table-cell table:number-columns-repeated="25" table:style-name="ce5"/>
          <table:table-cell table:number-columns-repeated="16358"/>
        </table:table-row>
        <table:table-row table:style-name="ro1">
          <table:table-cell office:value-type="string" table:style-name="ce5">
            <text:p>Change mode of distribution to bring component into compliance</text:p>
          </table:table-cell>
          <table:table-cell table:number-columns-repeated="25" table:style-name="ce5"/>
          <table:table-cell table:number-columns-repeated="16358"/>
        </table:table-row>
        <table:table-row table:style-name="ro1">
          <table:table-cell office:value-type="string" table:style-name="ce5">
            <text:p>Seek alternative licence to bring code into compliance</text:p>
          </table:table-cell>
          <table:table-cell table:number-columns-repeated="25" table:style-name="ce5"/>
          <table:table-cell table:number-columns-repeated="16358"/>
        </table:table-row>
        <table:table-row table:number-rows-repeated="1048557" table:style-name="ro9">
          <table:table-cell table:number-columns-repeated="16384"/>
        </table:table-row>
      </table:table>
      <table:table table:name="Example_Appendix_5_-_Roles" table:style-name="ta2">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1" table:default-cell-style-name="ce1"/>
        <table:table-column table:style-name="co27" table:default-cell-style-name="ce10"/>
        <table:table-column table:style-name="co28" table:default-cell-style-name="ce10"/>
        <table:table-column table:style-name="co29" table:number-columns-repeated="1018" table:default-cell-style-name="ce1"/>
        <table:table-column table:style-name="co3" table:number-columns-repeated="15359" table:default-cell-style-name="ce1"/>
        <table:table-row table:style-name="ro9">
          <table:table-cell office:value-type="string" table:style-name="ce76">
            <text:p>Roles and Responsibilities</text:p>
          </table:table-cell>
          <table:table-cell table:number-columns-repeated="4" table:style-name="ce1"/>
          <table:table-cell table:number-columns-repeated="2" table:style-name="ce10"/>
          <table:table-cell table:number-columns-repeated="16377"/>
        </table:table-row>
        <table:table-row table:number-rows-repeated="2" table:style-name="ro9">
          <table:table-cell table:style-name="ce76"/>
          <table:table-cell table:number-columns-repeated="4" table:style-name="ce1"/>
          <table:table-cell table:number-columns-repeated="2" table:style-name="ce10"/>
          <table:table-cell table:number-columns-repeated="16377"/>
        </table:table-row>
        <table:table-row table:style-name="ro9">
          <table:table-cell table:style-name="ce76"/>
          <table:table-cell office:value-type="string" table:style-name="ce76">
            <text:p>Name</text:p>
          </table:table-cell>
          <table:table-cell office:value-type="string" table:style-name="ce76">
            <text:p>Date of Appointment</text:p>
          </table:table-cell>
          <table:table-cell office:value-type="string" table:style-name="ce76">
            <text:p>Email address</text:p>
          </table:table-cell>
          <table:table-cell office:value-type="string" table:style-name="ce76">
            <text:p>Phone Number</text:p>
          </table:table-cell>
          <table:table-cell office:value-type="string" table:style-name="ce46">
            <text:p>Description of Role</text:p>
          </table:table-cell>
          <table:table-cell office:value-type="string" table:style-name="ce46">
            <text:p>Time Requirement</text:p>
          </table:table-cell>
          <table:table-cell table:number-columns-repeated="16377"/>
        </table:table-row>
        <table:table-row table:style-name="ro18">
          <table:table-cell office:value-type="string" table:style-name="ce77">
            <text:p>Open Source Compliance Boardmember</text:p>
          </table:table-cell>
          <table:table-cell office:value-type="string" table:style-name="ce36">
            <text:p>[insert name]</text:p>
          </table:table-cell>
          <table:table-cell office:value-type="string" table:style-name="ce36">
            <text:p>[insert date]</text:p>
          </table:table-cell>
          <table:table-cell office:value-type="string" table:style-name="ce36">
            <text:p>[insert email address]</text:p>
          </table:table-cell>
          <table:table-cell office:value-type="string" table:style-name="ce36">
            <text:p>[insert phone number]</text:p>
          </table:table-cell>
          <table:table-cell office:value-type="string" table:style-name="ce19">
            <text:p>Boardmember with overall responsibility for Open Source compliance and strategy. The Open Source Compliance lead is a direct report. Issues are excalated to the Open Source Compliance Boardmember from the Open Source Compliance Lead</text:p>
          </table:table-cell>
          <table:table-cell office:value-type="string" table:style-name="ce19">
            <text:p>May be combined with other roles (e.g. CTO)</text:p>
          </table:table-cell>
          <table:table-cell table:number-columns-repeated="16377" table:style-name="ce36"/>
        </table:table-row>
        <table:table-row table:style-name="ro12">
          <table:table-cell office:value-type="string" table:style-name="ce77">
            <text:p>Open Source Compliance Lead</text:p>
          </table:table-cell>
          <table:table-cell office:value-type="string" table:style-name="ce36">
            <text:p>[insert name]</text:p>
          </table:table-cell>
          <table:table-cell office:value-type="string" table:style-name="ce36">
            <text:p>[insert date]</text:p>
          </table:table-cell>
          <table:table-cell office:value-type="string" table:style-name="ce36">
            <text:p>[insert email address]</text:p>
          </table:table-cell>
          <table:table-cell office:value-type="string" table:style-name="ce36">
            <text:p>[insert phone number]</text:p>
          </table:table-cell>
          <table:table-cell office:value-type="string" table:style-name="ce19">
            <text:p>Senior manager with day-to-day exeutive responsibility for open source compliance with COMPANY. Reports to the Open Source Compliance boardmember</text:p>
          </table:table-cell>
          <table:table-cell office:value-type="string" table:style-name="ce19">
            <text:p>Full time</text:p>
          </table:table-cell>
          <table:table-cell table:number-columns-repeated="16377" table:style-name="ce36"/>
        </table:table-row>
        <table:table-row table:style-name="ro14">
          <table:table-cell office:value-type="string" table:style-name="ce77">
            <text:p>Open Source Liaison</text:p>
          </table:table-cell>
          <table:table-cell office:value-type="string" table:style-name="ce36">
            <text:p>[insert name]</text:p>
          </table:table-cell>
          <table:table-cell office:value-type="string" table:style-name="ce36">
            <text:p>[insert date]</text:p>
          </table:table-cell>
          <table:table-cell office:value-type="string" table:style-name="ce36">
            <text:p>[insert email address]</text:p>
          </table:table-cell>
          <table:table-cell office:value-type="string" table:style-name="ce36">
            <text:p>[insert phone number]</text:p>
          </table:table-cell>
          <table:table-cell office:value-type="string" table:style-name="ce19">
            <text:p>Manager, reporting to the Open Source Compliance Lead, with out reach responsibilities for Open Source, including community liaison, project community management and fielding gneral queries about COMPANY's open source strategy, Reports to Open Source Compliance Lead.</text:p>
          </table:table-cell>
          <table:table-cell office:value-type="string" table:style-name="ce19">
            <text:p>May be combined with other roles (e.g. developer)</text:p>
          </table:table-cell>
          <table:table-cell table:number-columns-repeated="16377" table:style-name="ce36"/>
        </table:table-row>
        <table:table-row table:style-name="ro18">
          <table:table-cell office:value-type="string" table:style-name="ce78">
            <text:p>External Legal Counsel</text:p>
          </table:table-cell>
          <table:table-cell office:value-type="string" table:style-name="ce36">
            <text:p>[insert name]</text:p>
          </table:table-cell>
          <table:table-cell office:value-type="string" table:style-name="ce36">
            <text:p>[insert date]</text:p>
          </table:table-cell>
          <table:table-cell office:value-type="string" table:style-name="ce36">
            <text:p>[insert email address]</text:p>
          </table:table-cell>
          <table:table-cell office:value-type="string" table:style-name="ce36">
            <text:p>[insert phone number]</text:p>
          </table:table-cell>
          <table:table-cell office:value-type="string" table:style-name="ce19">
            <text:p>Provides legal advice on compliance and process for open source licensing. Receives instructions from Open Source Compliance Lead. May suggest third party lawyers with appropriate skills in other jurisdictions, for example, where appropriate.<text:s/></text:p>
          </table:table-cell>
          <table:table-cell office:value-type="string" table:style-name="ce19">
            <text:p>n/a</text:p>
          </table:table-cell>
          <table:table-cell table:number-columns-repeated="16377" table:style-name="ce36"/>
        </table:table-row>
        <table:table-row table:number-rows-repeated="1048568" table:style-name="ro9">
          <table:table-cell table:number-columns-repeated="16384"/>
        </table:table-row>
      </table:table>
      <table:database-ranges>
        <table:database-range table:target-range-address="The_OpenChain_Open_Source_Polic.A1:The_OpenChain_Open_Source_Polic.D80"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pple-system" svg:font-family="-apple-system"/>
    <style:font-face style:name="Roboto" svg:font-family="Roboto"/>
    <style:font-face style:name="&quot;Open Sans&quot;" svg:font-family="&quot;&quot;Open Sans&quot;&quot;"/>
    <style:font-face style:name="Inconsolata" svg:font-family="Inconsolata"/>
    <style:font-face style:name="Helvetica" svg:font-family="Helvetica"/>
    <style:font-face style:name="-webkit-standard" svg:font-family="-webkit-standard"/>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cf1" style:family="table-cell">
      <style:table-cell-properties fo:background-color="#FCE8B2"/>
    </style:style>
    <style:style style:name="cf2" style:family="table-cell">
      <style:table-cell-properties fo:background-color="#F4C7C3"/>
    </style:style>
    <style:style style:name="cf3" style:family="table-cell">
      <style:table-cell-properties fo:background-color="#B7E1C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11805555555555in" fo:margin-bottom="0.511805555555555in" fo:margin-left="0.7in" fo:margin-right="0.7in" style:print-orientation="portrait" style:print-page-order="ttb" style:first-page-number="continue" style:scale-to="100%" style:table-centering="none" style:print="objects charts drawings"/>
      <style:header-style>
        <style:header-footer-properties fo:min-height="0.238194444444445in" fo:margin-left="0.7in" fo:margin-right="0.7in" fo:margin-bottom="0in"/>
      </style:header-style>
      <style:footer-style>
        <style:header-footer-properties fo:min-height="0.238194444444445in" fo:margin-left="0.7in" fo:margin-right="0.7in" fo:margin-top="0in"/>
      </style:footer-style>
    </style:page-layout>
    <style:page-layout style:name="pm2">
      <style:page-layout-properties fo:margin-top="0.511805555555555in" fo:margin-bottom="0.511805555555555in" fo:margin-left="0.75in" fo:margin-right="0.75in" style:print-orientation="portrait" style:print-page-order="ttb" style:first-page-number="continue" style:scale-to="100%" style:table-centering="none" style:print="objects charts drawings"/>
      <style:header-style>
        <style:header-footer-properties fo:min-height="0.488194444444445in" fo:margin-left="0.75in" fo:margin-right="0.75in" fo:margin-bottom="0in"/>
      </style:header-style>
      <style:footer-style>
        <style:header-footer-properties fo:min-height="0.48819444444444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126</meta:generator>
    <dc:title/>
    <dc:description/>
    <dc:subject/>
    <meta:initial-creator>Sven Cornelssen</meta:initial-creator>
    <dc:creator>Zavras, Alexios</dc:creator>
    <meta:creation-date>2019-05-03T11:10:14Z</meta:creation-date>
    <dc:date>2019-08-05T13:21:22Z</dc:date>
    <meta:template xlink:href="" xlink:type="simple"/>
    <meta:editing-cycles>1</meta:editing-cycles>
    <meta:editing-duration>PT0S</meta:editing-duration>
    <meta:user-defined meta:name="AppVersion">14.03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